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3">
      <style:table-cell-properties fo:border="thin solid #000000"/>
    </style:style>
    <style:style style:name="ce5" style:family="table-cell" style:parent-style-name="Default" style:data-style-name="N14">
      <style:table-cell-properties fo:border="thin solid #000000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3">
      <style:table-cell-properties fo:border="thin solid #000000" fo:background-color="transparen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27402777777778cm" style:use-optimal-column-width="true"/>
    </style:style>
    <style:style style:name="co3" style:family="table-column">
      <style:table-column-properties fo:break-before="auto" style:column-width="5.27402777777778cm"/>
    </style:style>
    <style:style style:name="co4" style:family="table-column">
      <style:table-column-properties fo:break-before="auto" style:column-width="3.35138888888889cm" style:use-optimal-column-width="true"/>
    </style:style>
    <style:style style:name="co5" style:family="table-column">
      <style:table-column-properties fo:break-before="auto" style:column-width="4.02166666666667cm" style:use-optimal-column-width="true"/>
    </style:style>
    <style:style style:name="co6" style:family="table-column">
      <style:table-column-properties fo:break-before="auto" style:column-width="4.40972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Worksheet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1" table:number-columns-repeated="16368" table:default-cell-style-name="ce1"/>
        <table:table-row table:style-name="ro1">
          <table:table-cell office:value-type="string" table:number-columns-spanned="5" table:number-rows-spanned="1" table:style-name="ce6">
            <text:p>旅館名稱</text:p>
          </table:table-cell>
          <table:covered-table-cell table:number-columns-repeated="4"/>
          <table:table-cell office:value-type="string" table:style-name="ce2">
            <text:p>Hotel</text:p>
          </table:table-cell>
          <table:table-cell office:value-type="string" table:style-name="ce2">
            <text:p>Area</text:p>
          </table:table-cell>
          <table:table-cell office:value-type="string" table:style-name="ce3">
            <text:p>Room</text:p>
          </table:table-cell>
          <table:table-cell office:value-type="string" table:number-columns-spanned="2" table:number-rows-spanned="1" table:style-name="ce6">
            <text:p>Demand</text:p>
          </table:table-cell>
          <table:covered-table-cell/>
          <table:table-cell office:value-type="string" table:style-name="ce3">
            <text:p>Occupancy</text:p>
          </table:table-cell>
          <table:table-cell office:value-type="string" table:number-columns-spanned="2" table:number-rows-spanned="1" table:style-name="ce6">
            <text:p>ADR</text:p>
          </table:table-cell>
          <table:covered-table-cell/>
          <table:table-cell office:value-type="string" table:style-name="ce3">
            <text:p>Room_Revenue</text:p>
          </table:table-cell>
          <table:table-cell office:value-type="string" table:style-name="ce3">
            <text:p>F&amp;B_Revenue</text:p>
          </table:table-cell>
          <table:table-cell office:value-type="string" table:style-name="ce3">
            <text:p>Total_Revenue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圓山大飯店</text:p>
          </table:table-cell>
          <table:covered-table-cell table:number-columns-repeated="4"/>
          <table:table-cell office:value-type="string" office:string-value="圓山大飯店" table:formula="of:=SUBSTITUTE([.A2];&quot;*&quot;;&quot;&quot;)" table:style-name="ce2">
            <text:p>圓山大飯店</text:p>
          </table:table-cell>
          <table:table-cell office:value-type="string" table:style-name="ce2">
            <text:p>Taipei</text:p>
          </table:table-cell>
          <table:table-cell office:value-type="float" office:value="473" table:style-name="ce4">
            <text:p>473</text:p>
          </table:table-cell>
          <table:table-cell office:value-type="float" office:value="9381" table:number-columns-spanned="2" table:number-rows-spanned="1" table:style-name="ce7">
            <text:p>9,381</text:p>
          </table:table-cell>
          <table:covered-table-cell/>
          <table:table-cell office:value-type="percentage" office:value="0.66109936575052852" table:style-name="ce5">
            <text:p>66.11%</text:p>
          </table:table-cell>
          <table:table-cell office:value-type="float" office:value="2509.2411256795649" table:number-columns-spanned="2" table:number-rows-spanned="1" table:style-name="ce7">
            <text:p>2,509</text:p>
          </table:table-cell>
          <table:covered-table-cell/>
          <table:table-cell office:value-type="float" office:value="23539191" table:style-name="ce4">
            <text:p>23,539,191</text:p>
          </table:table-cell>
          <table:table-cell office:value-type="float" office:value="57725822" table:style-name="ce4">
            <text:p>57,725,822</text:p>
          </table:table-cell>
          <table:table-cell office:value-type="float" office:value="93165949" table:style-name="ce4">
            <text:p>93,165,94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賓大飯店</text:p>
          </table:table-cell>
          <table:covered-table-cell table:number-columns-repeated="4"/>
          <table:table-cell office:value-type="string" office:string-value="國賓大飯店" table:formula="of:=SUBSTITUTE([.A3];&quot;*&quot;;&quot;&quot;)" table:style-name="ce2">
            <text:p>國賓大飯店</text:p>
          </table:table-cell>
          <table:table-cell office:value-type="string" table:style-name="ce2">
            <text:p>Taipei</text:p>
          </table:table-cell>
          <table:table-cell office:value-type="float" office:value="422" table:style-name="ce4">
            <text:p>422</text:p>
          </table:table-cell>
          <table:table-cell office:value-type="float" office:value="2549" table:number-columns-spanned="2" table:number-rows-spanned="1" table:style-name="ce7">
            <text:p>2,549</text:p>
          </table:table-cell>
          <table:covered-table-cell/>
          <table:table-cell office:value-type="percentage" office:value="0.20134281200631909" table:style-name="ce5">
            <text:p>20.13%</text:p>
          </table:table-cell>
          <table:table-cell office:value-type="float" office:value="1926.773244409572" table:number-columns-spanned="2" table:number-rows-spanned="1" table:style-name="ce7">
            <text:p>1,927</text:p>
          </table:table-cell>
          <table:covered-table-cell/>
          <table:table-cell office:value-type="float" office:value="4911345" table:style-name="ce4">
            <text:p>4,911,345</text:p>
          </table:table-cell>
          <table:table-cell office:value-type="float" office:value="94600578" table:style-name="ce4">
            <text:p>94,600,578</text:p>
          </table:table-cell>
          <table:table-cell office:value-type="float" office:value="104518182" table:style-name="ce4">
            <text:p>104,518,18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華國大飯店</text:p>
          </table:table-cell>
          <table:covered-table-cell table:number-columns-repeated="4"/>
          <table:table-cell office:value-type="string" office:string-value="台北華國大飯店" table:formula="of:=SUBSTITUTE([.A4];&quot;*&quot;;&quot;&quot;)" table:style-name="ce2">
            <text:p>台北華國大飯店</text:p>
          </table:table-cell>
          <table:table-cell office:value-type="string" table:style-name="ce2">
            <text:p>Taipei</text:p>
          </table:table-cell>
          <table:table-cell office:value-type="float" office:value="326" table:style-name="ce4">
            <text:p>326</text:p>
          </table:table-cell>
          <table:table-cell office:value-type="float" office:value="6149" table:number-columns-spanned="2" table:number-rows-spanned="1" table:style-name="ce7">
            <text:p>6,149</text:p>
          </table:table-cell>
          <table:covered-table-cell/>
          <table:table-cell office:value-type="percentage" office:value="0.6287321063394683" table:style-name="ce5">
            <text:p>62.87%</text:p>
          </table:table-cell>
          <table:table-cell office:value-type="float" office:value="2801.471784029924" table:number-columns-spanned="2" table:number-rows-spanned="1" table:style-name="ce7">
            <text:p>2,801</text:p>
          </table:table-cell>
          <table:covered-table-cell/>
          <table:table-cell office:value-type="float" office:value="17226250" table:style-name="ce4">
            <text:p>17,226,250</text:p>
          </table:table-cell>
          <table:table-cell office:value-type="float" office:value="9700694" table:style-name="ce4">
            <text:p>9,700,694</text:p>
          </table:table-cell>
          <table:table-cell office:value-type="float" office:value="27546556" table:style-name="ce4">
            <text:p>27,546,55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泰王子大飯店</text:p>
          </table:table-cell>
          <table:covered-table-cell table:number-columns-repeated="4"/>
          <table:table-cell office:value-type="string" office:string-value="華泰王子大飯店" table:formula="of:=SUBSTITUTE([.A5];&quot;*&quot;;&quot;&quot;)" table:style-name="ce2">
            <text:p>華泰王子大飯店</text:p>
          </table:table-cell>
          <table:table-cell office:value-type="string" table:style-name="ce2">
            <text:p>Taipei</text:p>
          </table:table-cell>
          <table:table-cell office:value-type="float" office:value="220" table:style-name="ce4">
            <text:p>220</text:p>
          </table:table-cell>
          <table:table-cell office:value-type="float" office:value="1197" table:number-columns-spanned="2" table:number-rows-spanned="1" table:style-name="ce7">
            <text:p>1,197</text:p>
          </table:table-cell>
          <table:covered-table-cell/>
          <table:table-cell office:value-type="percentage" office:value="0.18136363636363639" table:style-name="ce5">
            <text:p>18.14%</text:p>
          </table:table-cell>
          <table:table-cell office:value-type="float" office:value="1506.6817042606519" table:number-columns-spanned="2" table:number-rows-spanned="1" table:style-name="ce7">
            <text:p>1,507</text:p>
          </table:table-cell>
          <table:covered-table-cell/>
          <table:table-cell office:value-type="float" office:value="1803498" table:style-name="ce4">
            <text:p>1,803,498</text:p>
          </table:table-cell>
          <table:table-cell office:value-type="float" office:value="8897566" table:style-name="ce4">
            <text:p>8,897,566</text:p>
          </table:table-cell>
          <table:table-cell office:value-type="float" office:value="12857321" table:style-name="ce4">
            <text:p>12,857,32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豪景大酒店</text:p>
          </table:table-cell>
          <table:covered-table-cell table:number-columns-repeated="4"/>
          <table:table-cell office:value-type="string" office:string-value="豪景大酒店" table:formula="of:=SUBSTITUTE([.A6];&quot;*&quot;;&quot;&quot;)" table:style-name="ce2">
            <text:p>豪景大酒店</text:p>
          </table:table-cell>
          <table:table-cell office:value-type="string" table:style-name="ce2">
            <text:p>Taipei</text:p>
          </table:table-cell>
          <table:table-cell office:value-type="float" office:value="209" table:style-name="ce4">
            <text:p>209</text:p>
          </table:table-cell>
          <table:table-cell office:value-type="float" office:value="152" table:number-columns-spanned="2" table:number-rows-spanned="1" table:style-name="ce7">
            <text:p>152</text:p>
          </table:table-cell>
          <table:covered-table-cell/>
          <table:table-cell office:value-type="percentage" office:value="2.4242424242424239E-2" table:style-name="ce5">
            <text:p>2.42%</text:p>
          </table:table-cell>
          <table:table-cell office:value-type="float" office:value="1810.6381578947371" table:number-columns-spanned="2" table:number-rows-spanned="1" table:style-name="ce7">
            <text:p>1,811</text:p>
          </table:table-cell>
          <table:covered-table-cell/>
          <table:table-cell office:value-type="float" office:value="275217" table:style-name="ce4">
            <text:p>275,217</text:p>
          </table:table-cell>
          <table:table-cell office:value-type="float" office:value="0" table:style-name="ce4">
            <text:p>0</text:p>
          </table:table-cell>
          <table:table-cell office:value-type="float" office:value="562237" table:style-name="ce4">
            <text:p>562,23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王大飯店</text:p>
          </table:table-cell>
          <table:covered-table-cell table:number-columns-repeated="4"/>
          <table:table-cell office:value-type="string" office:string-value="國王大飯店" table:formula="of:=SUBSTITUTE([.A7];&quot;*&quot;;&quot;&quot;)" table:style-name="ce2">
            <text:p>國王大飯店</text:p>
          </table:table-cell>
          <table:table-cell office:value-type="string" table:style-name="ce2">
            <text:p>Taipei</text:p>
          </table:table-cell>
          <table:table-cell office:value-type="float" office:value="97" table:style-name="ce4">
            <text:p>97</text:p>
          </table:table-cell>
          <table:table-cell office:value-type="float" office:value="27" table:number-columns-spanned="2" table:number-rows-spanned="1" table:style-name="ce7">
            <text:p>27</text:p>
          </table:table-cell>
          <table:covered-table-cell/>
          <table:table-cell office:value-type="percentage" office:value="9.2783505154639175E-3" table:style-name="ce5">
            <text:p>0.93%</text:p>
          </table:table-cell>
          <table:table-cell office:value-type="float" office:value="1958.62962962963" table:number-columns-spanned="2" table:number-rows-spanned="1" table:style-name="ce7">
            <text:p>1,959</text:p>
          </table:table-cell>
          <table:covered-table-cell/>
          <table:table-cell office:value-type="float" office:value="52883" table:style-name="ce4">
            <text:p>52,883</text:p>
          </table:table-cell>
          <table:table-cell office:value-type="float" office:value="194154" table:style-name="ce4">
            <text:p>194,154</text:p>
          </table:table-cell>
          <table:table-cell office:value-type="float" office:value="293952" table:style-name="ce4">
            <text:p>293,95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凱撒大飯店</text:p>
          </table:table-cell>
          <table:covered-table-cell table:number-columns-repeated="4"/>
          <table:table-cell office:value-type="string" office:string-value="台北凱撒大飯店" table:formula="of:=SUBSTITUTE([.A8];&quot;*&quot;;&quot;&quot;)" table:style-name="ce2">
            <text:p>台北凱撒大飯店</text:p>
          </table:table-cell>
          <table:table-cell office:value-type="string" table:style-name="ce2">
            <text:p>Taipei</text:p>
          </table:table-cell>
          <table:table-cell office:value-type="float" office:value="478" table:style-name="ce4">
            <text:p>478</text:p>
          </table:table-cell>
          <table:table-cell office:value-type="float" office:value="5946" table:number-columns-spanned="2" table:number-rows-spanned="1" table:style-name="ce7">
            <text:p>5,946</text:p>
          </table:table-cell>
          <table:covered-table-cell/>
          <table:table-cell office:value-type="percentage" office:value="0.41464435146443512" table:style-name="ce5">
            <text:p>41.46%</text:p>
          </table:table-cell>
          <table:table-cell office:value-type="float" office:value="1887.285233770602" table:number-columns-spanned="2" table:number-rows-spanned="1" table:style-name="ce7">
            <text:p>1,887</text:p>
          </table:table-cell>
          <table:covered-table-cell/>
          <table:table-cell office:value-type="float" office:value="11221798" table:style-name="ce4">
            <text:p>11,221,798</text:p>
          </table:table-cell>
          <table:table-cell office:value-type="float" office:value="16417929" table:style-name="ce4">
            <text:p>16,417,929</text:p>
          </table:table-cell>
          <table:table-cell office:value-type="float" office:value="31624135" table:style-name="ce4">
            <text:p>31,624,13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康華大飯店</text:p>
          </table:table-cell>
          <table:covered-table-cell table:number-columns-repeated="4"/>
          <table:table-cell office:value-type="string" office:string-value="康華大飯店" table:formula="of:=SUBSTITUTE([.A9];&quot;*&quot;;&quot;&quot;)" table:style-name="ce2">
            <text:p>康華大飯店</text:p>
          </table:table-cell>
          <table:table-cell office:value-type="string" table:style-name="ce2">
            <text:p>Taipei</text:p>
          </table:table-cell>
          <table:table-cell office:value-type="float" office:value="215" table:style-name="ce4">
            <text:p>215</text:p>
          </table:table-cell>
          <table:table-cell office:value-type="float" office:value="595" table:number-columns-spanned="2" table:number-rows-spanned="1" table:style-name="ce7">
            <text:p>595</text:p>
          </table:table-cell>
          <table:covered-table-cell/>
          <table:table-cell office:value-type="percentage" office:value="9.2248062015503882E-2" table:style-name="ce5">
            <text:p>9.22%</text:p>
          </table:table-cell>
          <table:table-cell office:value-type="float" office:value="2209.063865546218" table:number-columns-spanned="2" table:number-rows-spanned="1" table:style-name="ce7">
            <text:p>2,209</text:p>
          </table:table-cell>
          <table:covered-table-cell/>
          <table:table-cell office:value-type="float" office:value="1314393" table:style-name="ce4">
            <text:p>1,314,393</text:p>
          </table:table-cell>
          <table:table-cell office:value-type="float" office:value="7069066" table:style-name="ce4">
            <text:p>7,069,066</text:p>
          </table:table-cell>
          <table:table-cell office:value-type="float" office:value="9045022" table:style-name="ce4">
            <text:p>9,045,02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兄弟大飯店</text:p>
          </table:table-cell>
          <table:covered-table-cell table:number-columns-repeated="4"/>
          <table:table-cell office:value-type="string" office:string-value="兄弟大飯店" table:formula="of:=SUBSTITUTE([.A10];&quot;*&quot;;&quot;&quot;)" table:style-name="ce2">
            <text:p>兄弟大飯店</text:p>
          </table:table-cell>
          <table:table-cell office:value-type="string" table:style-name="ce2">
            <text:p>Taipei</text:p>
          </table:table-cell>
          <table:table-cell office:value-type="float" office:value="250" table:style-name="ce4">
            <text:p>250</text:p>
          </table:table-cell>
          <table:table-cell office:value-type="float" office:value="593" table:number-columns-spanned="2" table:number-rows-spanned="1" table:style-name="ce7">
            <text:p>593</text:p>
          </table:table-cell>
          <table:covered-table-cell/>
          <table:table-cell office:value-type="percentage" office:value="7.906666666666666E-2" table:style-name="ce5">
            <text:p>7.91%</text:p>
          </table:table-cell>
          <table:table-cell office:value-type="float" office:value="2933.0792580101179" table:number-columns-spanned="2" table:number-rows-spanned="1" table:style-name="ce7">
            <text:p>2,933</text:p>
          </table:table-cell>
          <table:covered-table-cell/>
          <table:table-cell office:value-type="float" office:value="1739316" table:style-name="ce4">
            <text:p>1,739,316</text:p>
          </table:table-cell>
          <table:table-cell office:value-type="float" office:value="34206007" table:style-name="ce4">
            <text:p>34,206,007</text:p>
          </table:table-cell>
          <table:table-cell office:value-type="float" office:value="39988450" table:style-name="ce4">
            <text:p>39,988,45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三德大飯店</text:p>
          </table:table-cell>
          <table:covered-table-cell table:number-columns-repeated="4"/>
          <table:table-cell office:value-type="string" office:string-value="三德大飯店" table:formula="of:=SUBSTITUTE([.A11];&quot;*&quot;;&quot;&quot;)" table:style-name="ce2">
            <text:p>三德大飯店</text:p>
          </table:table-cell>
          <table:table-cell office:value-type="string" table:style-name="ce2">
            <text:p>Taipei</text:p>
          </table:table-cell>
          <table:table-cell office:value-type="float" office:value="287" table:style-name="ce4">
            <text:p>287</text:p>
          </table:table-cell>
          <table:table-cell office:value-type="float" office:value="4418" table:number-columns-spanned="2" table:number-rows-spanned="1" table:style-name="ce7">
            <text:p>4,418</text:p>
          </table:table-cell>
          <table:covered-table-cell/>
          <table:table-cell office:value-type="percentage" office:value="0.51312427409988381" table:style-name="ce5">
            <text:p>51.31%</text:p>
          </table:table-cell>
          <table:table-cell office:value-type="float" office:value="3598.704164780444" table:number-columns-spanned="2" table:number-rows-spanned="1" table:style-name="ce7">
            <text:p>3,599</text:p>
          </table:table-cell>
          <table:covered-table-cell/>
          <table:table-cell office:value-type="float" office:value="15899075" table:style-name="ce4">
            <text:p>15,899,075</text:p>
          </table:table-cell>
          <table:table-cell office:value-type="float" office:value="2744342" table:style-name="ce4">
            <text:p>2,744,342</text:p>
          </table:table-cell>
          <table:table-cell office:value-type="float" office:value="21233015" table:style-name="ce4">
            <text:p>21,233,01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亞都麗緻大飯店</text:p>
          </table:table-cell>
          <table:covered-table-cell table:number-columns-repeated="4"/>
          <table:table-cell office:value-type="string" office:string-value="亞都麗緻大飯店" table:formula="of:=SUBSTITUTE([.A12];&quot;*&quot;;&quot;&quot;)" table:style-name="ce2">
            <text:p>亞都麗緻大飯店</text:p>
          </table:table-cell>
          <table:table-cell office:value-type="string" table:style-name="ce2">
            <text:p>Taipei</text:p>
          </table:table-cell>
          <table:table-cell office:value-type="float" office:value="209" table:style-name="ce4">
            <text:p>209</text:p>
          </table:table-cell>
          <table:table-cell office:value-type="float" office:value="1722" table:number-columns-spanned="2" table:number-rows-spanned="1" table:style-name="ce7">
            <text:p>1,722</text:p>
          </table:table-cell>
          <table:covered-table-cell/>
          <table:table-cell office:value-type="percentage" office:value="0.27464114832535891" table:style-name="ce5">
            <text:p>27.46%</text:p>
          </table:table-cell>
          <table:table-cell office:value-type="float" office:value="2778.538327526132" table:number-columns-spanned="2" table:number-rows-spanned="1" table:style-name="ce7">
            <text:p>2,779</text:p>
          </table:table-cell>
          <table:covered-table-cell/>
          <table:table-cell office:value-type="float" office:value="4784643" table:style-name="ce4">
            <text:p>4,784,643</text:p>
          </table:table-cell>
          <table:table-cell office:value-type="float" office:value="12964469" table:style-name="ce4">
            <text:p>12,964,469</text:p>
          </table:table-cell>
          <table:table-cell office:value-type="float" office:value="22681739" table:style-name="ce4">
            <text:p>22,681,73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聯大飯店</text:p>
          </table:table-cell>
          <table:covered-table-cell table:number-columns-repeated="4"/>
          <table:table-cell office:value-type="string" office:string-value="國聯大飯店" table:formula="of:=SUBSTITUTE([.A13];&quot;*&quot;;&quot;&quot;)" table:style-name="ce2">
            <text:p>國聯大飯店</text:p>
          </table:table-cell>
          <table:table-cell office:value-type="string" table:style-name="ce2">
            <text:p>Taipei</text:p>
          </table:table-cell>
          <table:table-cell office:value-type="float" office:value="243" table:style-name="ce4">
            <text:p>243</text:p>
          </table:table-cell>
          <table:table-cell office:value-type="float" office:value="2428" table:number-columns-spanned="2" table:number-rows-spanned="1" table:style-name="ce7">
            <text:p>2,428</text:p>
          </table:table-cell>
          <table:covered-table-cell/>
          <table:table-cell office:value-type="percentage" office:value="0.33305898491083669" table:style-name="ce5">
            <text:p>33.31%</text:p>
          </table:table-cell>
          <table:table-cell office:value-type="float" office:value="1339.684925864909" table:number-columns-spanned="2" table:number-rows-spanned="1" table:style-name="ce7">
            <text:p>1,340</text:p>
          </table:table-cell>
          <table:covered-table-cell/>
          <table:table-cell office:value-type="float" office:value="3252755" table:style-name="ce4">
            <text:p>3,252,755</text:p>
          </table:table-cell>
          <table:table-cell office:value-type="float" office:value="519582" table:style-name="ce4">
            <text:p>519,582</text:p>
          </table:table-cell>
          <table:table-cell office:value-type="float" office:value="4177264" table:style-name="ce4">
            <text:p>4,177,26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寒舍喜來登大飯店</text:p>
          </table:table-cell>
          <table:covered-table-cell table:number-columns-repeated="4"/>
          <table:table-cell office:value-type="string" office:string-value="台北寒舍喜來登大飯店" table:formula="of:=SUBSTITUTE([.A14];&quot;*&quot;;&quot;&quot;)" table:style-name="ce2">
            <text:p>台北寒舍喜來登大飯店</text:p>
          </table:table-cell>
          <table:table-cell office:value-type="string" table:style-name="ce2">
            <text:p>Taipei</text:p>
          </table:table-cell>
          <table:table-cell office:value-type="float" office:value="688" table:style-name="ce4">
            <text:p>688</text:p>
          </table:table-cell>
          <table:table-cell office:value-type="float" office:value="6390" table:number-columns-spanned="2" table:number-rows-spanned="1" table:style-name="ce7">
            <text:p>6,390</text:p>
          </table:table-cell>
          <table:covered-table-cell/>
          <table:table-cell office:value-type="percentage" office:value="0.30959302325581389" table:style-name="ce5">
            <text:p>30.96%</text:p>
          </table:table-cell>
          <table:table-cell office:value-type="float" office:value="3138.2430359937398" table:number-columns-spanned="2" table:number-rows-spanned="1" table:style-name="ce7">
            <text:p>3,138</text:p>
          </table:table-cell>
          <table:covered-table-cell/>
          <table:table-cell office:value-type="float" office:value="20053373" table:style-name="ce4">
            <text:p>20,053,373</text:p>
          </table:table-cell>
          <table:table-cell office:value-type="float" office:value="113781871" table:style-name="ce4">
            <text:p>113,781,871</text:p>
          </table:table-cell>
          <table:table-cell office:value-type="float" office:value="147824655" table:style-name="ce4">
            <text:p>147,824,65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老爺大酒店</text:p>
          </table:table-cell>
          <table:covered-table-cell table:number-columns-repeated="4"/>
          <table:table-cell office:value-type="string" office:string-value="老爺大酒店" table:formula="of:=SUBSTITUTE([.A15];&quot;*&quot;;&quot;&quot;)" table:style-name="ce2">
            <text:p>老爺大酒店</text:p>
          </table:table-cell>
          <table:table-cell office:value-type="string" table:style-name="ce2">
            <text:p>Taipei</text:p>
          </table:table-cell>
          <table:table-cell office:value-type="float" office:value="202" table:style-name="ce4">
            <text:p>202</text:p>
          </table:table-cell>
          <table:table-cell office:value-type="float" office:value="2060" table:number-columns-spanned="2" table:number-rows-spanned="1" table:style-name="ce7">
            <text:p>2,060</text:p>
          </table:table-cell>
          <table:covered-table-cell/>
          <table:table-cell office:value-type="percentage" office:value="0.33993399339933988" table:style-name="ce5">
            <text:p>33.99%</text:p>
          </table:table-cell>
          <table:table-cell office:value-type="float" office:value="2384.041747572815" table:number-columns-spanned="2" table:number-rows-spanned="1" table:style-name="ce7">
            <text:p>2,384</text:p>
          </table:table-cell>
          <table:covered-table-cell/>
          <table:table-cell office:value-type="float" office:value="4911126" table:style-name="ce4">
            <text:p>4,911,126</text:p>
          </table:table-cell>
          <table:table-cell office:value-type="float" office:value="18026389" table:style-name="ce4">
            <text:p>18,026,389</text:p>
          </table:table-cell>
          <table:table-cell office:value-type="float" office:value="26857851" table:style-name="ce4">
            <text:p>26,857,85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福華大飯店</text:p>
          </table:table-cell>
          <table:covered-table-cell table:number-columns-repeated="4"/>
          <table:table-cell office:value-type="string" office:string-value="福華大飯店" table:formula="of:=SUBSTITUTE([.A16];&quot;*&quot;;&quot;&quot;)" table:style-name="ce2">
            <text:p>福華大飯店</text:p>
          </table:table-cell>
          <table:table-cell office:value-type="string" table:style-name="ce2">
            <text:p>Taipei</text:p>
          </table:table-cell>
          <table:table-cell office:value-type="float" office:value="606" table:style-name="ce4">
            <text:p>606</text:p>
          </table:table-cell>
          <table:table-cell office:value-type="float" office:value="3937" table:number-columns-spanned="2" table:number-rows-spanned="1" table:style-name="ce7">
            <text:p>3,937</text:p>
          </table:table-cell>
          <table:covered-table-cell/>
          <table:table-cell office:value-type="percentage" office:value="0.21655665566556659" table:style-name="ce5">
            <text:p>21.66%</text:p>
          </table:table-cell>
          <table:table-cell office:value-type="float" office:value="2274.5745491490979" table:number-columns-spanned="2" table:number-rows-spanned="1" table:style-name="ce7">
            <text:p>2,275</text:p>
          </table:table-cell>
          <table:covered-table-cell/>
          <table:table-cell office:value-type="float" office:value="8955000" table:style-name="ce4">
            <text:p>8,955,000</text:p>
          </table:table-cell>
          <table:table-cell office:value-type="float" office:value="26440000" table:style-name="ce4">
            <text:p>26,440,000</text:p>
          </table:table-cell>
          <table:table-cell office:value-type="float" office:value="47518000" table:style-name="ce4">
            <text:p>47,518,0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君悅酒店</text:p>
          </table:table-cell>
          <table:covered-table-cell table:number-columns-repeated="4"/>
          <table:table-cell office:value-type="string" office:string-value="台北君悅酒店" table:formula="of:=SUBSTITUTE([.A17];&quot;*&quot;;&quot;&quot;)" table:style-name="ce2">
            <text:p>台北君悅酒店</text:p>
          </table:table-cell>
          <table:table-cell office:value-type="string" table:style-name="ce2">
            <text:p>Taipei</text:p>
          </table:table-cell>
          <table:table-cell office:value-type="float" office:value="850" table:style-name="ce4">
            <text:p>850</text:p>
          </table:table-cell>
          <table:table-cell office:value-type="float" office:value="4676" table:number-columns-spanned="2" table:number-rows-spanned="1" table:style-name="ce7">
            <text:p>4,676</text:p>
          </table:table-cell>
          <table:covered-table-cell/>
          <table:table-cell office:value-type="percentage" office:value="0.18337254901960781" table:style-name="ce5">
            <text:p>18.34%</text:p>
          </table:table-cell>
          <table:table-cell office:value-type="float" office:value="4068.1387938408898" table:number-columns-spanned="2" table:number-rows-spanned="1" table:style-name="ce7">
            <text:p>4,068</text:p>
          </table:table-cell>
          <table:covered-table-cell/>
          <table:table-cell office:value-type="float" office:value="19022617" table:style-name="ce4">
            <text:p>19,022,617</text:p>
          </table:table-cell>
          <table:table-cell office:value-type="float" office:value="93358083" table:style-name="ce4">
            <text:p>93,358,083</text:p>
          </table:table-cell>
          <table:table-cell office:value-type="float" office:value="126837202" table:style-name="ce4">
            <text:p>126,837,20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西華大飯店</text:p>
          </table:table-cell>
          <table:covered-table-cell table:number-columns-repeated="4"/>
          <table:table-cell office:value-type="string" office:string-value="西華大飯店" table:formula="of:=SUBSTITUTE([.A18];&quot;*&quot;;&quot;&quot;)" table:style-name="ce2">
            <text:p>西華大飯店</text:p>
          </table:table-cell>
          <table:table-cell office:value-type="string" table:style-name="ce2">
            <text:p>Taipei</text:p>
          </table:table-cell>
          <table:table-cell office:value-type="float" office:value="343" table:style-name="ce4">
            <text:p>343</text:p>
          </table:table-cell>
          <table:table-cell office:value-type="float" office:value="2485" table:number-columns-spanned="2" table:number-rows-spanned="1" table:style-name="ce7">
            <text:p>2,485</text:p>
          </table:table-cell>
          <table:covered-table-cell/>
          <table:table-cell office:value-type="percentage" office:value="0.2414965986394558" table:style-name="ce5">
            <text:p>24.15%</text:p>
          </table:table-cell>
          <table:table-cell office:value-type="float" office:value="2221.1191146881288" table:number-columns-spanned="2" table:number-rows-spanned="1" table:style-name="ce7">
            <text:p>2,221</text:p>
          </table:table-cell>
          <table:covered-table-cell/>
          <table:table-cell office:value-type="float" office:value="5519481" table:style-name="ce4">
            <text:p>5,519,481</text:p>
          </table:table-cell>
          <table:table-cell office:value-type="float" office:value="17260887" table:style-name="ce4">
            <text:p>17,260,887</text:p>
          </table:table-cell>
          <table:table-cell office:value-type="float" office:value="25893532" table:style-name="ce4">
            <text:p>25,893,53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晶華酒店</text:p>
          </table:table-cell>
          <table:covered-table-cell table:number-columns-repeated="4"/>
          <table:table-cell office:value-type="string" office:string-value="晶華酒店" table:formula="of:=SUBSTITUTE([.A19];&quot;*&quot;;&quot;&quot;)" table:style-name="ce2">
            <text:p>晶華酒店</text:p>
          </table:table-cell>
          <table:table-cell office:value-type="string" table:style-name="ce2">
            <text:p>Taipei</text:p>
          </table:table-cell>
          <table:table-cell office:value-type="float" office:value="538" table:style-name="ce4">
            <text:p>538</text:p>
          </table:table-cell>
          <table:table-cell office:value-type="float" office:value="8979" table:number-columns-spanned="2" table:number-rows-spanned="1" table:style-name="ce7">
            <text:p>8,979</text:p>
          </table:table-cell>
          <table:covered-table-cell/>
          <table:table-cell office:value-type="percentage" office:value="0.55631970260223051" table:style-name="ce5">
            <text:p>55.63%</text:p>
          </table:table-cell>
          <table:table-cell office:value-type="float" office:value="3189.8473103909118" table:number-columns-spanned="2" table:number-rows-spanned="1" table:style-name="ce7">
            <text:p>3,190</text:p>
          </table:table-cell>
          <table:covered-table-cell/>
          <table:table-cell office:value-type="float" office:value="28641639" table:style-name="ce4">
            <text:p>28,641,639</text:p>
          </table:table-cell>
          <table:table-cell office:value-type="float" office:value="105392431" table:style-name="ce4">
            <text:p>105,392,431</text:p>
          </table:table-cell>
          <table:table-cell office:value-type="float" office:value="149836205" table:style-name="ce4">
            <text:p>149,836,20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香格里拉台北遠東國際大飯店</text:p>
          </table:table-cell>
          <table:covered-table-cell table:number-columns-repeated="4"/>
          <table:table-cell office:value-type="string" office:string-value="香格里拉台北遠東國際大飯店" table:formula="of:=SUBSTITUTE([.A20];&quot;*&quot;;&quot;&quot;)" table:style-name="ce2">
            <text:p>香格里拉台北遠東國際大飯店</text:p>
          </table:table-cell>
          <table:table-cell office:value-type="string" table:style-name="ce2">
            <text:p>Taipei</text:p>
          </table:table-cell>
          <table:table-cell office:value-type="float" office:value="420" table:style-name="ce4">
            <text:p>420</text:p>
          </table:table-cell>
          <table:table-cell office:value-type="float" office:value="3828" table:number-columns-spanned="2" table:number-rows-spanned="1" table:style-name="ce7">
            <text:p>3,828</text:p>
          </table:table-cell>
          <table:covered-table-cell/>
          <table:table-cell office:value-type="percentage" office:value="0.30380952380952381" table:style-name="ce5">
            <text:p>30.38%</text:p>
          </table:table-cell>
          <table:table-cell office:value-type="float" office:value="4492.9130094043894" table:number-columns-spanned="2" table:number-rows-spanned="1" table:style-name="ce7">
            <text:p>4,493</text:p>
          </table:table-cell>
          <table:covered-table-cell/>
          <table:table-cell office:value-type="float" office:value="17198871" table:style-name="ce4">
            <text:p>17,198,871</text:p>
          </table:table-cell>
          <table:table-cell office:value-type="float" office:value="55966253" table:style-name="ce4">
            <text:p>55,966,253</text:p>
          </table:table-cell>
          <table:table-cell office:value-type="float" office:value="81990814" table:style-name="ce4">
            <text:p>81,990,81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神旺大飯店</text:p>
          </table:table-cell>
          <table:covered-table-cell table:number-columns-repeated="4"/>
          <table:table-cell office:value-type="string" office:string-value="神旺大飯店" table:formula="of:=SUBSTITUTE([.A21];&quot;*&quot;;&quot;&quot;)" table:style-name="ce2">
            <text:p>神旺大飯店</text:p>
          </table:table-cell>
          <table:table-cell office:value-type="string" table:style-name="ce2">
            <text:p>Taipei</text:p>
          </table:table-cell>
          <table:table-cell office:value-type="float" office:value="268" table:style-name="ce4">
            <text:p>268</text:p>
          </table:table-cell>
          <table:table-cell office:value-type="float" office:value="218" table:number-columns-spanned="2" table:number-rows-spanned="1" table:style-name="ce7">
            <text:p>218</text:p>
          </table:table-cell>
          <table:covered-table-cell/>
          <table:table-cell office:value-type="percentage" office:value="2.7114427860696521E-2" table:style-name="ce5">
            <text:p>2.71%</text:p>
          </table:table-cell>
          <table:table-cell office:value-type="float" office:value="2672.6330275229361" table:number-columns-spanned="2" table:number-rows-spanned="1" table:style-name="ce7">
            <text:p>2,673</text:p>
          </table:table-cell>
          <table:covered-table-cell/>
          <table:table-cell office:value-type="float" office:value="582634" table:style-name="ce4">
            <text:p>582,634</text:p>
          </table:table-cell>
          <table:table-cell office:value-type="float" office:value="19707858" table:style-name="ce4">
            <text:p>19,707,858</text:p>
          </table:table-cell>
          <table:table-cell office:value-type="float" office:value="21363403" table:style-name="ce4">
            <text:p>21,363,40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美麗信花園酒店</text:p>
          </table:table-cell>
          <table:covered-table-cell table:number-columns-repeated="4"/>
          <table:table-cell office:value-type="string" office:string-value="美麗信花園酒店" table:formula="of:=SUBSTITUTE([.A22];&quot;*&quot;;&quot;&quot;)" table:style-name="ce2">
            <text:p>美麗信花園酒店</text:p>
          </table:table-cell>
          <table:table-cell office:value-type="string" table:style-name="ce2">
            <text:p>Taipei</text:p>
          </table:table-cell>
          <table:table-cell office:value-type="float" office:value="203" table:style-name="ce4">
            <text:p>203</text:p>
          </table:table-cell>
          <table:table-cell office:value-type="float" office:value="2572" table:number-columns-spanned="2" table:number-rows-spanned="1" table:style-name="ce7">
            <text:p>2,572</text:p>
          </table:table-cell>
          <table:covered-table-cell/>
          <table:table-cell office:value-type="percentage" office:value="0.42233169129720849" table:style-name="ce5">
            <text:p>42.23%</text:p>
          </table:table-cell>
          <table:table-cell office:value-type="float" office:value="1273.629471228616" table:number-columns-spanned="2" table:number-rows-spanned="1" table:style-name="ce7">
            <text:p>1,274</text:p>
          </table:table-cell>
          <table:covered-table-cell/>
          <table:table-cell office:value-type="float" office:value="3275775" table:style-name="ce4">
            <text:p>3,275,775</text:p>
          </table:table-cell>
          <table:table-cell office:value-type="float" office:value="3105568" table:style-name="ce4">
            <text:p>3,105,568</text:p>
          </table:table-cell>
          <table:table-cell office:value-type="float" office:value="9286978" table:style-name="ce4">
            <text:p>9,286,97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寒舍艾美酒店</text:p>
          </table:table-cell>
          <table:covered-table-cell table:number-columns-repeated="4"/>
          <table:table-cell office:value-type="string" office:string-value="台北寒舍艾美酒店" table:formula="of:=SUBSTITUTE([.A23];&quot;*&quot;;&quot;&quot;)" table:style-name="ce2">
            <text:p>台北寒舍艾美酒店</text:p>
          </table:table-cell>
          <table:table-cell office:value-type="string" table:style-name="ce2">
            <text:p>Taipei</text:p>
          </table:table-cell>
          <table:table-cell office:value-type="float" office:value="160" table:style-name="ce4">
            <text:p>160</text:p>
          </table:table-cell>
          <table:table-cell office:value-type="float" office:value="1081" table:number-columns-spanned="2" table:number-rows-spanned="1" table:style-name="ce7">
            <text:p>1,081</text:p>
          </table:table-cell>
          <table:covered-table-cell/>
          <table:table-cell office:value-type="percentage" office:value="0.22520833333333329" table:style-name="ce5">
            <text:p>22.52%</text:p>
          </table:table-cell>
          <table:table-cell office:value-type="float" office:value="6080.2192414431083" table:number-columns-spanned="2" table:number-rows-spanned="1" table:style-name="ce7">
            <text:p>6,080</text:p>
          </table:table-cell>
          <table:covered-table-cell/>
          <table:table-cell office:value-type="float" office:value="6572717" table:style-name="ce4">
            <text:p>6,572,717</text:p>
          </table:table-cell>
          <table:table-cell office:value-type="float" office:value="43296578" table:style-name="ce4">
            <text:p>43,296,578</text:p>
          </table:table-cell>
          <table:table-cell office:value-type="float" office:value="55544819" table:style-name="ce4">
            <text:p>55,544,81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W飯店</text:p>
          </table:table-cell>
          <table:covered-table-cell table:number-columns-repeated="4"/>
          <table:table-cell office:value-type="string" office:string-value="台北W飯店" table:formula="of:=SUBSTITUTE([.A24];&quot;*&quot;;&quot;&quot;)" table:style-name="ce2">
            <text:p>台北W飯店</text:p>
          </table:table-cell>
          <table:table-cell office:value-type="string" table:style-name="ce2">
            <text:p>Taipei</text:p>
          </table:table-cell>
          <table:table-cell office:value-type="float" office:value="405" table:style-name="ce4">
            <text:p>405</text:p>
          </table:table-cell>
          <table:table-cell office:value-type="float" office:value="3309" table:number-columns-spanned="2" table:number-rows-spanned="1" table:style-name="ce7">
            <text:p>3,309</text:p>
          </table:table-cell>
          <table:covered-table-cell/>
          <table:table-cell office:value-type="percentage" office:value="0.27234567901234569" table:style-name="ce5">
            <text:p>27.23%</text:p>
          </table:table-cell>
          <table:table-cell office:value-type="float" office:value="6390.4052583862194" table:number-columns-spanned="2" table:number-rows-spanned="1" table:style-name="ce7">
            <text:p>6,390</text:p>
          </table:table-cell>
          <table:covered-table-cell/>
          <table:table-cell office:value-type="float" office:value="21145851" table:style-name="ce4">
            <text:p>21,145,851</text:p>
          </table:table-cell>
          <table:table-cell office:value-type="float" office:value="34644987" table:style-name="ce4">
            <text:p>34,644,987</text:p>
          </table:table-cell>
          <table:table-cell office:value-type="float" office:value="62201433" table:style-name="ce4">
            <text:p>62,201,43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萬豪酒店</text:p>
          </table:table-cell>
          <table:covered-table-cell table:number-columns-repeated="4"/>
          <table:table-cell office:value-type="string" office:string-value="台北萬豪酒店" table:formula="of:=SUBSTITUTE([.A25];&quot;*&quot;;&quot;&quot;)" table:style-name="ce2">
            <text:p>台北萬豪酒店</text:p>
          </table:table-cell>
          <table:table-cell office:value-type="string" table:style-name="ce2">
            <text:p>Taipei</text:p>
          </table:table-cell>
          <table:table-cell office:value-type="float" office:value="318" table:style-name="ce4">
            <text:p>318</text:p>
          </table:table-cell>
          <table:table-cell office:value-type="float" office:value="2897" table:number-columns-spanned="2" table:number-rows-spanned="1" table:style-name="ce7">
            <text:p>2,897</text:p>
          </table:table-cell>
          <table:covered-table-cell/>
          <table:table-cell office:value-type="percentage" office:value="0.30366876310272539" table:style-name="ce5">
            <text:p>30.37%</text:p>
          </table:table-cell>
          <table:table-cell office:value-type="float" office:value="4731.7197100448739" table:number-columns-spanned="2" table:number-rows-spanned="1" table:style-name="ce7">
            <text:p>4,732</text:p>
          </table:table-cell>
          <table:covered-table-cell/>
          <table:table-cell office:value-type="float" office:value="13707792" table:style-name="ce4">
            <text:p>13,707,792</text:p>
          </table:table-cell>
          <table:table-cell office:value-type="float" office:value="53338426" table:style-name="ce4">
            <text:p>53,338,426</text:p>
          </table:table-cell>
          <table:table-cell office:value-type="float" office:value="90350640" table:style-name="ce4">
            <text:p>90,350,64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美福大飯店</text:p>
          </table:table-cell>
          <table:covered-table-cell table:number-columns-repeated="4"/>
          <table:table-cell office:value-type="string" office:string-value="台北美福大飯店" table:formula="of:=SUBSTITUTE([.A26];&quot;*&quot;;&quot;&quot;)" table:style-name="ce2">
            <text:p>台北美福大飯店</text:p>
          </table:table-cell>
          <table:table-cell office:value-type="string" table:style-name="ce2">
            <text:p>Taipei</text:p>
          </table:table-cell>
          <table:table-cell office:value-type="float" office:value="146" table:style-name="ce4">
            <text:p>146</text:p>
          </table:table-cell>
          <table:table-cell office:value-type="float" office:value="1953" table:number-columns-spanned="2" table:number-rows-spanned="1" table:style-name="ce7">
            <text:p>1,953</text:p>
          </table:table-cell>
          <table:covered-table-cell/>
          <table:table-cell office:value-type="percentage" office:value="0.44589041095890408" table:style-name="ce5">
            <text:p>44.59%</text:p>
          </table:table-cell>
          <table:table-cell office:value-type="float" office:value="4562.0424987199194" table:number-columns-spanned="2" table:number-rows-spanned="1" table:style-name="ce7">
            <text:p>4,562</text:p>
          </table:table-cell>
          <table:covered-table-cell/>
          <table:table-cell office:value-type="float" office:value="8909669" table:style-name="ce4">
            <text:p>8,909,669</text:p>
          </table:table-cell>
          <table:table-cell office:value-type="float" office:value="53628470" table:style-name="ce4">
            <text:p>53,628,470</text:p>
          </table:table-cell>
          <table:table-cell office:value-type="float" office:value="68735135" table:style-name="ce4">
            <text:p>68,735,13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亞士都飯店</text:p>
          </table:table-cell>
          <table:covered-table-cell table:number-columns-repeated="4"/>
          <table:table-cell office:value-type="string" office:string-value="亞士都飯店" table:formula="of:=SUBSTITUTE([.A27];&quot;*&quot;;&quot;&quot;)" table:style-name="ce2">
            <text:p>亞士都飯店</text:p>
          </table:table-cell>
          <table:table-cell office:value-type="string" table:style-name="ce2">
            <text:p>Taipei</text:p>
          </table:table-cell>
          <table:table-cell office:value-type="float" office:value="40" table:style-name="ce4">
            <text:p>40</text:p>
          </table:table-cell>
          <table:table-cell office:value-type="float" office:value="127" table:number-columns-spanned="2" table:number-rows-spanned="1" table:style-name="ce7">
            <text:p>127</text:p>
          </table:table-cell>
          <table:covered-table-cell/>
          <table:table-cell office:value-type="percentage" office:value="0.10583333333333329" table:style-name="ce5">
            <text:p>10.58%</text:p>
          </table:table-cell>
          <table:table-cell office:value-type="float" office:value="2224.4881889763778" table:number-columns-spanned="2" table:number-rows-spanned="1" table:style-name="ce7">
            <text:p>2,224</text:p>
          </table:table-cell>
          <table:covered-table-cell/>
          <table:table-cell office:value-type="float" office:value="282510" table:style-name="ce4">
            <text:p>282,510</text:p>
          </table:table-cell>
          <table:table-cell office:value-type="float" office:value="0" table:style-name="ce4">
            <text:p>0</text:p>
          </table:table-cell>
          <table:table-cell office:value-type="float" office:value="282510" table:style-name="ce4">
            <text:p>282,51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天成大飯店</text:p>
          </table:table-cell>
          <table:covered-table-cell table:number-columns-repeated="4"/>
          <table:table-cell office:value-type="string" office:string-value="天成大飯店" table:formula="of:=SUBSTITUTE([.A28];&quot;*&quot;;&quot;&quot;)" table:style-name="ce2">
            <text:p>天成大飯店</text:p>
          </table:table-cell>
          <table:table-cell office:value-type="string" table:style-name="ce2">
            <text:p>Taipei</text:p>
          </table:table-cell>
          <table:table-cell office:value-type="float" office:value="225" table:style-name="ce4">
            <text:p>225</text:p>
          </table:table-cell>
          <table:table-cell office:value-type="float" office:value="3336" table:number-columns-spanned="2" table:number-rows-spanned="1" table:style-name="ce7">
            <text:p>3,336</text:p>
          </table:table-cell>
          <table:covered-table-cell/>
          <table:table-cell office:value-type="percentage" office:value="0.49422222222222217" table:style-name="ce5">
            <text:p>49.42%</text:p>
          </table:table-cell>
          <table:table-cell office:value-type="float" office:value="1526.7335131894481" table:number-columns-spanned="2" table:number-rows-spanned="1" table:style-name="ce7">
            <text:p>1,527</text:p>
          </table:table-cell>
          <table:covered-table-cell/>
          <table:table-cell office:value-type="float" office:value="5093183" table:style-name="ce4">
            <text:p>5,093,183</text:p>
          </table:table-cell>
          <table:table-cell office:value-type="float" office:value="19145811" table:style-name="ce4">
            <text:p>19,145,811</text:p>
          </table:table-cell>
          <table:table-cell office:value-type="float" office:value="26284194" table:style-name="ce4">
            <text:p>26,284,19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六福客棧</text:p>
          </table:table-cell>
          <table:covered-table-cell table:number-columns-repeated="4"/>
          <table:table-cell office:value-type="string" office:string-value="六福客棧" table:formula="of:=SUBSTITUTE([.A29];&quot;*&quot;;&quot;&quot;)" table:style-name="ce2">
            <text:p>六福客棧</text:p>
          </table:table-cell>
          <table:table-cell office:value-type="string" table:style-name="ce2">
            <text:p>Taipei</text:p>
          </table:table-cell>
          <table:table-cell office:value-type="float" office:value="230" table:style-name="ce4">
            <text:p>230</text:p>
          </table:table-cell>
          <table:table-cell office:value-type="float" office:value="3233" table:number-columns-spanned="2" table:number-rows-spanned="1" table:style-name="ce7">
            <text:p>3,233</text:p>
          </table:table-cell>
          <table:covered-table-cell/>
          <table:table-cell office:value-type="percentage" office:value="0.46855072463768122" table:style-name="ce5">
            <text:p>46.86%</text:p>
          </table:table-cell>
          <table:table-cell office:value-type="float" office:value="1569.244664398391" table:number-columns-spanned="2" table:number-rows-spanned="1" table:style-name="ce7">
            <text:p>1,569</text:p>
          </table:table-cell>
          <table:covered-table-cell/>
          <table:table-cell office:value-type="float" office:value="5073368" table:style-name="ce4">
            <text:p>5,073,368</text:p>
          </table:table-cell>
          <table:table-cell office:value-type="float" office:value="0" table:style-name="ce4">
            <text:p>0</text:p>
          </table:table-cell>
          <table:table-cell office:value-type="float" office:value="5560159" table:style-name="ce4">
            <text:p>5,560,15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第一大飯店</text:p>
          </table:table-cell>
          <table:covered-table-cell table:number-columns-repeated="4"/>
          <table:table-cell office:value-type="string" office:string-value="第一大飯店" table:formula="of:=SUBSTITUTE([.A30];&quot;*&quot;;&quot;&quot;)" table:style-name="ce2">
            <text:p>第一大飯店</text:p>
          </table:table-cell>
          <table:table-cell office:value-type="string" table:style-name="ce2">
            <text:p>Taipei</text:p>
          </table:table-cell>
          <table:table-cell office:value-type="float" office:value="176" table:style-name="ce4">
            <text:p>176</text:p>
          </table:table-cell>
          <table:table-cell office:value-type="float" office:value="977" table:number-columns-spanned="2" table:number-rows-spanned="1" table:style-name="ce7">
            <text:p>977</text:p>
          </table:table-cell>
          <table:covered-table-cell/>
          <table:table-cell office:value-type="percentage" office:value="0.18503787878787881" table:style-name="ce5">
            <text:p>18.50%</text:p>
          </table:table-cell>
          <table:table-cell office:value-type="float" office:value="1146.235414534289" table:number-columns-spanned="2" table:number-rows-spanned="1" table:style-name="ce7">
            <text:p>1,146</text:p>
          </table:table-cell>
          <table:covered-table-cell/>
          <table:table-cell office:value-type="float" office:value="1119872" table:style-name="ce4">
            <text:p>1,119,872</text:p>
          </table:table-cell>
          <table:table-cell office:value-type="float" office:value="3149055" table:style-name="ce4">
            <text:p>3,149,055</text:p>
          </table:table-cell>
          <table:table-cell office:value-type="float" office:value="23453532" table:style-name="ce4">
            <text:p>23,453,53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慶泰大飯店</text:p>
          </table:table-cell>
          <table:covered-table-cell table:number-columns-repeated="4"/>
          <table:table-cell office:value-type="string" office:string-value="慶泰大飯店" table:formula="of:=SUBSTITUTE([.A31];&quot;*&quot;;&quot;&quot;)" table:style-name="ce2">
            <text:p>慶泰大飯店</text:p>
          </table:table-cell>
          <table:table-cell office:value-type="string" table:style-name="ce2">
            <text:p>Taipei</text:p>
          </table:table-cell>
          <table:table-cell office:value-type="float" office:value="150" table:style-name="ce4">
            <text:p>150</text:p>
          </table:table-cell>
          <table:table-cell office:value-type="float" office:value="24" table:number-columns-spanned="2" table:number-rows-spanned="1" table:style-name="ce7">
            <text:p>24</text:p>
          </table:table-cell>
          <table:covered-table-cell/>
          <table:table-cell office:value-type="percentage" office:value="5.3333333333333332E-3" table:style-name="ce5">
            <text:p>0.53%</text:p>
          </table:table-cell>
          <table:table-cell office:value-type="float" office:value="1345.833333333333" table:number-columns-spanned="2" table:number-rows-spanned="1" table:style-name="ce7">
            <text:p>1,346</text:p>
          </table:table-cell>
          <table:covered-table-cell/>
          <table:table-cell office:value-type="float" office:value="32300" table:style-name="ce4">
            <text:p>32,300</text:p>
          </table:table-cell>
          <table:table-cell office:value-type="float" office:value="2238722" table:style-name="ce4">
            <text:p>2,238,722</text:p>
          </table:table-cell>
          <table:table-cell office:value-type="float" office:value="2544438" table:style-name="ce4">
            <text:p>2,544,43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歐華酒店</text:p>
          </table:table-cell>
          <table:covered-table-cell table:number-columns-repeated="4"/>
          <table:table-cell office:value-type="string" office:string-value="歐華酒店" table:formula="of:=SUBSTITUTE([.A32];&quot;*&quot;;&quot;&quot;)" table:style-name="ce2">
            <text:p>歐華酒店</text:p>
          </table:table-cell>
          <table:table-cell office:value-type="string" table:style-name="ce2">
            <text:p>Taipei</text:p>
          </table:table-cell>
          <table:table-cell office:value-type="float" office:value="112" table:style-name="ce4">
            <text:p>112</text:p>
          </table:table-cell>
          <table:table-cell office:value-type="float" office:value="355" table:number-columns-spanned="2" table:number-rows-spanned="1" table:style-name="ce7">
            <text:p>355</text:p>
          </table:table-cell>
          <table:covered-table-cell/>
          <table:table-cell office:value-type="percentage" office:value="0.1056547619047619" table:style-name="ce5">
            <text:p>10.57%</text:p>
          </table:table-cell>
          <table:table-cell office:value-type="float" office:value="2424.515492957747" table:number-columns-spanned="2" table:number-rows-spanned="1" table:style-name="ce7">
            <text:p>2,425</text:p>
          </table:table-cell>
          <table:covered-table-cell/>
          <table:table-cell office:value-type="float" office:value="860703" table:style-name="ce4">
            <text:p>860,703</text:p>
          </table:table-cell>
          <table:table-cell office:value-type="float" office:value="6614679" table:style-name="ce4">
            <text:p>6,614,679</text:p>
          </table:table-cell>
          <table:table-cell office:value-type="float" office:value="8029728" table:style-name="ce4">
            <text:p>8,029,72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<text:s/>台北一館</text:p>
          </table:table-cell>
          <table:covered-table-cell table:number-columns-repeated="4"/>
          <table:table-cell office:value-type="string" office:string-value="福容大飯店  台北一館" table:formula="of:=SUBSTITUTE([.A33];&quot;*&quot;;&quot;&quot;)" table:style-name="ce2">
            <text:p>福容大飯店 <text:s/>台北一館</text:p>
          </table:table-cell>
          <table:table-cell office:value-type="string" table:style-name="ce2">
            <text:p>Taipei</text:p>
          </table:table-cell>
          <table:table-cell office:value-type="float" office:value="120" table:style-name="ce4">
            <text:p>120</text:p>
          </table:table-cell>
          <table:table-cell office:value-type="float" office:value="576" table:number-columns-spanned="2" table:number-rows-spanned="1" table:style-name="ce7">
            <text:p>576</text:p>
          </table:table-cell>
          <table:covered-table-cell/>
          <table:table-cell office:value-type="percentage" office:value="0.16" table:style-name="ce5">
            <text:p>16.00%</text:p>
          </table:table-cell>
          <table:table-cell office:value-type="float" office:value="2225.479166666667" table:number-columns-spanned="2" table:number-rows-spanned="1" table:style-name="ce7">
            <text:p>2,225</text:p>
          </table:table-cell>
          <table:covered-table-cell/>
          <table:table-cell office:value-type="float" office:value="1281876" table:style-name="ce4">
            <text:p>1,281,876</text:p>
          </table:table-cell>
          <table:table-cell office:value-type="float" office:value="7545819" table:style-name="ce4">
            <text:p>7,545,819</text:p>
          </table:table-cell>
          <table:table-cell office:value-type="float" office:value="9628590" table:style-name="ce4">
            <text:p>9,628,59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首都大飯店</text:p>
          </table:table-cell>
          <table:covered-table-cell table:number-columns-repeated="4"/>
          <table:table-cell office:value-type="string" office:string-value="首都大飯店" table:formula="of:=SUBSTITUTE([.A34];&quot;*&quot;;&quot;&quot;)" table:style-name="ce2">
            <text:p>首都大飯店</text:p>
          </table:table-cell>
          <table:table-cell office:value-type="string" table:style-name="ce2">
            <text:p>Taipei</text:p>
          </table:table-cell>
          <table:table-cell office:value-type="float" office:value="129" table:style-name="ce4">
            <text:p>129</text:p>
          </table:table-cell>
          <table:table-cell office:value-type="float" office:value="1153" table:number-columns-spanned="2" table:number-rows-spanned="1" table:style-name="ce7">
            <text:p>1,153</text:p>
          </table:table-cell>
          <table:covered-table-cell/>
          <table:table-cell office:value-type="percentage" office:value="0.29793281653746773" table:style-name="ce5">
            <text:p>29.79%</text:p>
          </table:table-cell>
          <table:table-cell office:value-type="float" office:value="1779.7172593235041" table:number-columns-spanned="2" table:number-rows-spanned="1" table:style-name="ce7">
            <text:p>1,780</text:p>
          </table:table-cell>
          <table:covered-table-cell/>
          <table:table-cell office:value-type="float" office:value="2052014" table:style-name="ce4">
            <text:p>2,052,014</text:p>
          </table:table-cell>
          <table:table-cell office:value-type="float" office:value="1916705" table:style-name="ce4">
            <text:p>1,916,705</text:p>
          </table:table-cell>
          <table:table-cell office:value-type="float" office:value="4708375" table:style-name="ce4">
            <text:p>4,708,37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君品大酒店</text:p>
          </table:table-cell>
          <table:covered-table-cell table:number-columns-repeated="4"/>
          <table:table-cell office:value-type="string" office:string-value="台北君品大酒店" table:formula="of:=SUBSTITUTE([.A35];&quot;*&quot;;&quot;&quot;)" table:style-name="ce2">
            <text:p>台北君品大酒店</text:p>
          </table:table-cell>
          <table:table-cell office:value-type="string" table:style-name="ce2">
            <text:p>Taipei</text:p>
          </table:table-cell>
          <table:table-cell office:value-type="float" office:value="286" table:style-name="ce4">
            <text:p>286</text:p>
          </table:table-cell>
          <table:table-cell office:value-type="float" office:value="2266" table:number-columns-spanned="2" table:number-rows-spanned="1" table:style-name="ce7">
            <text:p>2,266</text:p>
          </table:table-cell>
          <table:covered-table-cell/>
          <table:table-cell office:value-type="percentage" office:value="0.26410256410256411" table:style-name="ce5">
            <text:p>26.41%</text:p>
          </table:table-cell>
          <table:table-cell office:value-type="float" office:value="2740.3543689320391" table:number-columns-spanned="2" table:number-rows-spanned="1" table:style-name="ce7">
            <text:p>2,740</text:p>
          </table:table-cell>
          <table:covered-table-cell/>
          <table:table-cell office:value-type="float" office:value="6209643" table:style-name="ce4">
            <text:p>6,209,643</text:p>
          </table:table-cell>
          <table:table-cell office:value-type="float" office:value="45033803" table:style-name="ce4">
            <text:p>45,033,803</text:p>
          </table:table-cell>
          <table:table-cell office:value-type="float" office:value="54704866" table:style-name="ce4">
            <text:p>54,704,86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花園大酒店</text:p>
          </table:table-cell>
          <table:covered-table-cell table:number-columns-repeated="4"/>
          <table:table-cell office:value-type="string" office:string-value="台北花園大酒店" table:formula="of:=SUBSTITUTE([.A36];&quot;*&quot;;&quot;&quot;)" table:style-name="ce2">
            <text:p>台北花園大酒店</text:p>
          </table:table-cell>
          <table:table-cell office:value-type="string" table:style-name="ce2">
            <text:p>Taipei</text:p>
          </table:table-cell>
          <table:table-cell office:value-type="float" office:value="241" table:style-name="ce4">
            <text:p>241</text:p>
          </table:table-cell>
          <table:table-cell office:value-type="float" office:value="2690" table:number-columns-spanned="2" table:number-rows-spanned="1" table:style-name="ce7">
            <text:p>2,690</text:p>
          </table:table-cell>
          <table:covered-table-cell/>
          <table:table-cell office:value-type="percentage" office:value="0.37206085753803603" table:style-name="ce5">
            <text:p>37.21%</text:p>
          </table:table-cell>
          <table:table-cell office:value-type="float" office:value="1142.2754646840151" table:number-columns-spanned="2" table:number-rows-spanned="1" table:style-name="ce7">
            <text:p>1,142</text:p>
          </table:table-cell>
          <table:covered-table-cell/>
          <table:table-cell office:value-type="float" office:value="3072721" table:style-name="ce4">
            <text:p>3,072,721</text:p>
          </table:table-cell>
          <table:table-cell office:value-type="float" office:value="17225416" table:style-name="ce4">
            <text:p>17,225,416</text:p>
          </table:table-cell>
          <table:table-cell office:value-type="float" office:value="22508712" table:style-name="ce4">
            <text:p>22,508,71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日勝生加賀屋國際溫泉飯店</text:p>
          </table:table-cell>
          <table:covered-table-cell table:number-columns-repeated="4"/>
          <table:table-cell office:value-type="string" office:string-value="日勝生加賀屋國際溫泉飯店" table:formula="of:=SUBSTITUTE([.A37];&quot;*&quot;;&quot;&quot;)" table:style-name="ce2">
            <text:p>日勝生加賀屋國際溫泉飯店</text:p>
          </table:table-cell>
          <table:table-cell office:value-type="string" table:style-name="ce2">
            <text:p>Taipei</text:p>
          </table:table-cell>
          <table:table-cell office:value-type="float" office:value="90" table:style-name="ce4">
            <text:p>90</text:p>
          </table:table-cell>
          <table:table-cell office:value-type="float" office:value="1251" table:number-columns-spanned="2" table:number-rows-spanned="1" table:style-name="ce7">
            <text:p>1,251</text:p>
          </table:table-cell>
          <table:covered-table-cell/>
          <table:table-cell office:value-type="percentage" office:value="0.46333333333333332" table:style-name="ce5">
            <text:p>46.33%</text:p>
          </table:table-cell>
          <table:table-cell office:value-type="float" office:value="7412.3429256594727" table:number-columns-spanned="2" table:number-rows-spanned="1" table:style-name="ce7">
            <text:p>7,412</text:p>
          </table:table-cell>
          <table:covered-table-cell/>
          <table:table-cell office:value-type="float" office:value="9272841" table:style-name="ce4">
            <text:p>9,272,841</text:p>
          </table:table-cell>
          <table:table-cell office:value-type="float" office:value="9322599" table:style-name="ce4">
            <text:p>9,322,599</text:p>
          </table:table-cell>
          <table:table-cell office:value-type="float" office:value="25511934" table:style-name="ce4">
            <text:p>25,511,93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北投麗禧溫泉酒店</text:p>
          </table:table-cell>
          <table:covered-table-cell table:number-columns-repeated="4"/>
          <table:table-cell office:value-type="string" office:string-value="北投麗禧溫泉酒店" table:formula="of:=SUBSTITUTE([.A38];&quot;*&quot;;&quot;&quot;)" table:style-name="ce2">
            <text:p>北投麗禧溫泉酒店</text:p>
          </table:table-cell>
          <table:table-cell office:value-type="string" table:style-name="ce2">
            <text:p>Taipei</text:p>
          </table:table-cell>
          <table:table-cell office:value-type="float" office:value="66" table:style-name="ce4">
            <text:p>66</text:p>
          </table:table-cell>
          <table:table-cell office:value-type="float" office:value="861" table:number-columns-spanned="2" table:number-rows-spanned="1" table:style-name="ce7">
            <text:p>861</text:p>
          </table:table-cell>
          <table:covered-table-cell/>
          <table:table-cell office:value-type="percentage" office:value="0.43484848484848487" table:style-name="ce5">
            <text:p>43.48%</text:p>
          </table:table-cell>
          <table:table-cell office:value-type="float" office:value="12511.652729384439" table:number-columns-spanned="2" table:number-rows-spanned="1" table:style-name="ce7">
            <text:p>12,512</text:p>
          </table:table-cell>
          <table:covered-table-cell/>
          <table:table-cell office:value-type="float" office:value="10772533" table:style-name="ce4">
            <text:p>10,772,533</text:p>
          </table:table-cell>
          <table:table-cell office:value-type="float" office:value="6022562" table:style-name="ce4">
            <text:p>6,022,562</text:p>
          </table:table-cell>
          <table:table-cell office:value-type="float" office:value="21728243" table:style-name="ce4">
            <text:p>21,728,24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寒舍艾麗酒店</text:p>
          </table:table-cell>
          <table:covered-table-cell table:number-columns-repeated="4"/>
          <table:table-cell office:value-type="string" office:string-value="寒舍艾麗酒店" table:formula="of:=SUBSTITUTE([.A39];&quot;*&quot;;&quot;&quot;)" table:style-name="ce2">
            <text:p>寒舍艾麗酒店</text:p>
          </table:table-cell>
          <table:table-cell office:value-type="string" table:style-name="ce2">
            <text:p>Taipei</text:p>
          </table:table-cell>
          <table:table-cell office:value-type="float" office:value="235" table:style-name="ce4">
            <text:p>235</text:p>
          </table:table-cell>
          <table:table-cell office:value-type="float" office:value="3000" table:number-columns-spanned="2" table:number-rows-spanned="1" table:style-name="ce7">
            <text:p>3,000</text:p>
          </table:table-cell>
          <table:covered-table-cell/>
          <table:table-cell office:value-type="percentage" office:value="0.42553191489361702" table:style-name="ce5">
            <text:p>42.55%</text:p>
          </table:table-cell>
          <table:table-cell office:value-type="float" office:value="3562.0716666666672" table:number-columns-spanned="2" table:number-rows-spanned="1" table:style-name="ce7">
            <text:p>3,562</text:p>
          </table:table-cell>
          <table:covered-table-cell/>
          <table:table-cell office:value-type="float" office:value="10686215" table:style-name="ce4">
            <text:p>10,686,215</text:p>
          </table:table-cell>
          <table:table-cell office:value-type="float" office:value="12506036" table:style-name="ce4">
            <text:p>12,506,036</text:p>
          </table:table-cell>
          <table:table-cell office:value-type="float" office:value="25886500" table:style-name="ce4">
            <text:p>25,886,5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北投老爺酒店</text:p>
          </table:table-cell>
          <table:covered-table-cell table:number-columns-repeated="4"/>
          <table:table-cell office:value-type="string" office:string-value="北投老爺酒店" table:formula="of:=SUBSTITUTE([.A40];&quot;*&quot;;&quot;&quot;)" table:style-name="ce2">
            <text:p>北投老爺酒店</text:p>
          </table:table-cell>
          <table:table-cell office:value-type="string" table:style-name="ce2">
            <text:p>Taipei</text:p>
          </table:table-cell>
          <table:table-cell office:value-type="float" office:value="50" table:style-name="ce4">
            <text:p>50</text:p>
          </table:table-cell>
          <table:table-cell office:value-type="float" office:value="1098" table:number-columns-spanned="2" table:number-rows-spanned="1" table:style-name="ce7">
            <text:p>1,098</text:p>
          </table:table-cell>
          <table:covered-table-cell/>
          <table:table-cell office:value-type="percentage" office:value="0.73199999999999998" table:style-name="ce5">
            <text:p>73.20%</text:p>
          </table:table-cell>
          <table:table-cell office:value-type="float" office:value="3176.2550091074681" table:number-columns-spanned="2" table:number-rows-spanned="1" table:style-name="ce7">
            <text:p>3,176</text:p>
          </table:table-cell>
          <table:covered-table-cell/>
          <table:table-cell office:value-type="float" office:value="3487528" table:style-name="ce4">
            <text:p>3,487,528</text:p>
          </table:table-cell>
          <table:table-cell office:value-type="float" office:value="3975204" table:style-name="ce4">
            <text:p>3,975,204</text:p>
          </table:table-cell>
          <table:table-cell office:value-type="float" office:value="8670968" table:style-name="ce4">
            <text:p>8,670,96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有園飯店</text:p>
          </table:table-cell>
          <table:covered-table-cell table:number-columns-repeated="4"/>
          <table:table-cell office:value-type="string" office:string-value="台北有園飯店" table:formula="of:=SUBSTITUTE([.A41];&quot;*&quot;;&quot;&quot;)" table:style-name="ce2">
            <text:p>台北有園飯店</text:p>
          </table:table-cell>
          <table:table-cell office:value-type="string" table:style-name="ce2">
            <text:p>Taipei</text:p>
          </table:table-cell>
          <table:table-cell office:value-type="float" office:value="56" table:style-name="ce4">
            <text:p>56</text:p>
          </table:table-cell>
          <table:table-cell office:value-type="float" office:value="597" table:number-columns-spanned="2" table:number-rows-spanned="1" table:style-name="ce7">
            <text:p>597</text:p>
          </table:table-cell>
          <table:covered-table-cell/>
          <table:table-cell office:value-type="percentage" office:value="0.35535714285714293" table:style-name="ce5">
            <text:p>35.54%</text:p>
          </table:table-cell>
          <table:table-cell office:value-type="float" office:value="2085.0016750418758" table:number-columns-spanned="2" table:number-rows-spanned="1" table:style-name="ce7">
            <text:p>2,085</text:p>
          </table:table-cell>
          <table:covered-table-cell/>
          <table:table-cell office:value-type="float" office:value="1244746" table:style-name="ce4">
            <text:p>1,244,746</text:p>
          </table:table-cell>
          <table:table-cell office:value-type="float" office:value="0" table:style-name="ce4">
            <text:p>0</text:p>
          </table:table-cell>
          <table:table-cell office:value-type="float" office:value="1667533" table:style-name="ce4">
            <text:p>1,667,53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合尊酒店</text:p>
          </table:table-cell>
          <table:covered-table-cell table:number-columns-repeated="4"/>
          <table:table-cell office:value-type="string" office:string-value="合尊酒店" table:formula="of:=SUBSTITUTE([.A42];&quot;*&quot;;&quot;&quot;)" table:style-name="ce2">
            <text:p>合尊酒店</text:p>
          </table:table-cell>
          <table:table-cell office:value-type="string" table:style-name="ce2">
            <text:p>Taipei</text:p>
          </table:table-cell>
          <table:table-cell office:value-type="float" office:value="101" table:style-name="ce4">
            <text:p>101</text:p>
          </table:table-cell>
          <table:table-cell office:value-type="float" office:value="2025" table:number-columns-spanned="2" table:number-rows-spanned="1" table:style-name="ce7">
            <text:p>2,025</text:p>
          </table:table-cell>
          <table:covered-table-cell/>
          <table:table-cell office:value-type="percentage" office:value="0.66831683168316836" table:style-name="ce5">
            <text:p>66.83%</text:p>
          </table:table-cell>
          <table:table-cell office:value-type="float" office:value="3249.1076543209879" table:number-columns-spanned="2" table:number-rows-spanned="1" table:style-name="ce7">
            <text:p>3,249</text:p>
          </table:table-cell>
          <table:covered-table-cell/>
          <table:table-cell office:value-type="float" office:value="6579443" table:style-name="ce4">
            <text:p>6,579,443</text:p>
          </table:table-cell>
          <table:table-cell office:value-type="float" office:value="3460070" table:style-name="ce4">
            <text:p>3,460,070</text:p>
          </table:table-cell>
          <table:table-cell office:value-type="float" office:value="11009124" table:style-name="ce4">
            <text:p>11,009,12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中山雅樂軒酒店</text:p>
          </table:table-cell>
          <table:covered-table-cell table:number-columns-repeated="4"/>
          <table:table-cell office:value-type="string" office:string-value="台北中山雅樂軒酒店" table:formula="of:=SUBSTITUTE([.A43];&quot;*&quot;;&quot;&quot;)" table:style-name="ce2">
            <text:p>台北中山雅樂軒酒店</text:p>
          </table:table-cell>
          <table:table-cell office:value-type="string" table:style-name="ce2">
            <text:p>Taipei</text:p>
          </table:table-cell>
          <table:table-cell office:value-type="float" office:value="88" table:style-name="ce4">
            <text:p>88</text:p>
          </table:table-cell>
          <table:table-cell office:value-type="float" office:value="1537" table:number-columns-spanned="2" table:number-rows-spanned="1" table:style-name="ce7">
            <text:p>1,537</text:p>
          </table:table-cell>
          <table:covered-table-cell/>
          <table:table-cell office:value-type="percentage" office:value="0.58219696969696966" table:style-name="ce5">
            <text:p>58.22%</text:p>
          </table:table-cell>
          <table:table-cell office:value-type="float" office:value="2181.0247234873132" table:number-columns-spanned="2" table:number-rows-spanned="1" table:style-name="ce7">
            <text:p>2,181</text:p>
          </table:table-cell>
          <table:covered-table-cell/>
          <table:table-cell office:value-type="float" office:value="3352235" table:style-name="ce4">
            <text:p>3,352,235</text:p>
          </table:table-cell>
          <table:table-cell office:value-type="float" office:value="773187" table:style-name="ce4">
            <text:p>773,187</text:p>
          </table:table-cell>
          <table:table-cell office:value-type="float" office:value="4596404" table:style-name="ce4">
            <text:p>4,596,40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義華酒店</text:p>
          </table:table-cell>
          <table:covered-table-cell table:number-columns-repeated="4"/>
          <table:table-cell office:value-type="string" office:string-value="義華酒店" table:formula="of:=SUBSTITUTE([.A44];&quot;*&quot;;&quot;&quot;)" table:style-name="ce2">
            <text:p>義華酒店</text:p>
          </table:table-cell>
          <table:table-cell office:value-type="string" table:style-name="ce2">
            <text:p>Taipei</text:p>
          </table:table-cell>
          <table:table-cell office:value-type="float" office:value="149" table:style-name="ce4">
            <text:p>149</text:p>
          </table:table-cell>
          <table:table-cell office:value-type="float" office:value="761" table:number-columns-spanned="2" table:number-rows-spanned="1" table:style-name="ce7">
            <text:p>761</text:p>
          </table:table-cell>
          <table:covered-table-cell/>
          <table:table-cell office:value-type="percentage" office:value="0.17024608501118571" table:style-name="ce5">
            <text:p>17.02%</text:p>
          </table:table-cell>
          <table:table-cell office:value-type="float" office:value="2838" table:number-columns-spanned="2" table:number-rows-spanned="1" table:style-name="ce7">
            <text:p>2,838</text:p>
          </table:table-cell>
          <table:covered-table-cell/>
          <table:table-cell office:value-type="float" office:value="2159718" table:style-name="ce4">
            <text:p>2,159,718</text:p>
          </table:table-cell>
          <table:table-cell office:value-type="float" office:value="130025" table:style-name="ce4">
            <text:p>130,025</text:p>
          </table:table-cell>
          <table:table-cell office:value-type="float" office:value="2546358" table:style-name="ce4">
            <text:p>2,546,35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園大飯店</text:p>
          </table:table-cell>
          <table:covered-table-cell table:number-columns-repeated="4"/>
          <table:table-cell office:value-type="string" office:string-value="華園大飯店" table:formula="of:=SUBSTITUTE([.A45];&quot;*&quot;;&quot;&quot;)" table:style-name="ce2">
            <text:p>華園大飯店</text:p>
          </table:table-cell>
          <table:table-cell office:value-type="string" table:style-name="ce2">
            <text:p>Kaohsiung</text:p>
          </table:table-cell>
          <table:table-cell office:value-type="float" office:value="269" table:style-name="ce4">
            <text:p>269</text:p>
          </table:table-cell>
          <table:table-cell office:value-type="float" office:value="4181" table:number-columns-spanned="2" table:number-rows-spanned="1" table:style-name="ce7">
            <text:p>4,181</text:p>
          </table:table-cell>
          <table:covered-table-cell/>
          <table:table-cell office:value-type="percentage" office:value="0.51809169764560103" table:style-name="ce5">
            <text:p>51.81%</text:p>
          </table:table-cell>
          <table:table-cell office:value-type="float" office:value="1325.219803874671" table:number-columns-spanned="2" table:number-rows-spanned="1" table:style-name="ce7">
            <text:p>1,325</text:p>
          </table:table-cell>
          <table:covered-table-cell/>
          <table:table-cell office:value-type="float" office:value="5540744" table:style-name="ce4">
            <text:p>5,540,744</text:p>
          </table:table-cell>
          <table:table-cell office:value-type="float" office:value="3703557" table:style-name="ce4">
            <text:p>3,703,557</text:p>
          </table:table-cell>
          <table:table-cell office:value-type="float" office:value="9745914" table:style-name="ce4">
            <text:p>9,745,91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國賓大飯店</text:p>
          </table:table-cell>
          <table:covered-table-cell table:number-columns-repeated="4"/>
          <table:table-cell office:value-type="string" office:string-value="高雄國賓大飯店" table:formula="of:=SUBSTITUTE([.A46];&quot;*&quot;;&quot;&quot;)" table:style-name="ce2">
            <text:p>高雄國賓大飯店</text:p>
          </table:table-cell>
          <table:table-cell office:value-type="string" table:style-name="ce2">
            <text:p>Kaohsiung</text:p>
          </table:table-cell>
          <table:table-cell office:value-type="float" office:value="453" table:style-name="ce4">
            <text:p>453</text:p>
          </table:table-cell>
          <table:table-cell office:value-type="float" office:value="8062" table:number-columns-spanned="2" table:number-rows-spanned="1" table:style-name="ce7">
            <text:p>8,062</text:p>
          </table:table-cell>
          <table:covered-table-cell/>
          <table:table-cell office:value-type="percentage" office:value="0.59323031640912438" table:style-name="ce5">
            <text:p>59.32%</text:p>
          </table:table-cell>
          <table:table-cell office:value-type="float" office:value="2114.5119077152071" table:number-columns-spanned="2" table:number-rows-spanned="1" table:style-name="ce7">
            <text:p>2,115</text:p>
          </table:table-cell>
          <table:covered-table-cell/>
          <table:table-cell office:value-type="float" office:value="17047195" table:style-name="ce4">
            <text:p>17,047,195</text:p>
          </table:table-cell>
          <table:table-cell office:value-type="float" office:value="40980551" table:style-name="ce4">
            <text:p>40,980,551</text:p>
          </table:table-cell>
          <table:table-cell office:value-type="float" office:value="58659173" table:style-name="ce4">
            <text:p>58,659,17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漢來大飯店</text:p>
          </table:table-cell>
          <table:covered-table-cell table:number-columns-repeated="4"/>
          <table:table-cell office:value-type="string" office:string-value="漢來大飯店" table:formula="of:=SUBSTITUTE([.A47];&quot;*&quot;;&quot;&quot;)" table:style-name="ce2">
            <text:p>漢來大飯店</text:p>
          </table:table-cell>
          <table:table-cell office:value-type="string" table:style-name="ce2">
            <text:p>Kaohsiung</text:p>
          </table:table-cell>
          <table:table-cell office:value-type="float" office:value="535" table:style-name="ce4">
            <text:p>535</text:p>
          </table:table-cell>
          <table:table-cell office:value-type="float" office:value="7562" table:number-columns-spanned="2" table:number-rows-spanned="1" table:style-name="ce7">
            <text:p>7,562</text:p>
          </table:table-cell>
          <table:covered-table-cell/>
          <table:table-cell office:value-type="percentage" office:value="0.47115264797507789" table:style-name="ce5">
            <text:p>47.12%</text:p>
          </table:table-cell>
          <table:table-cell office:value-type="float" office:value="2623.630521026183" table:number-columns-spanned="2" table:number-rows-spanned="1" table:style-name="ce7">
            <text:p>2,624</text:p>
          </table:table-cell>
          <table:covered-table-cell/>
          <table:table-cell office:value-type="float" office:value="19839894" table:style-name="ce4">
            <text:p>19,839,894</text:p>
          </table:table-cell>
          <table:table-cell office:value-type="float" office:value="62153678" table:style-name="ce4">
            <text:p>62,153,678</text:p>
          </table:table-cell>
          <table:table-cell office:value-type="float" office:value="136051809" table:style-name="ce4">
            <text:p>136,051,80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福華大飯店</text:p>
          </table:table-cell>
          <table:covered-table-cell table:number-columns-repeated="4"/>
          <table:table-cell office:value-type="string" office:string-value="高雄福華大飯店" table:formula="of:=SUBSTITUTE([.A48];&quot;*&quot;;&quot;&quot;)" table:style-name="ce2">
            <text:p>高雄福華大飯店</text:p>
          </table:table-cell>
          <table:table-cell office:value-type="string" table:style-name="ce2">
            <text:p>Kaohsiung</text:p>
          </table:table-cell>
          <table:table-cell office:value-type="float" office:value="271" table:style-name="ce4">
            <text:p>271</text:p>
          </table:table-cell>
          <table:table-cell office:value-type="float" office:value="4269" table:number-columns-spanned="2" table:number-rows-spanned="1" table:style-name="ce7">
            <text:p>4,269</text:p>
          </table:table-cell>
          <table:covered-table-cell/>
          <table:table-cell office:value-type="percentage" office:value="0.52509225092250922" table:style-name="ce5">
            <text:p>52.51%</text:p>
          </table:table-cell>
          <table:table-cell office:value-type="float" office:value="2169.1033028812371" table:number-columns-spanned="2" table:number-rows-spanned="1" table:style-name="ce7">
            <text:p>2,169</text:p>
          </table:table-cell>
          <table:covered-table-cell/>
          <table:table-cell office:value-type="float" office:value="9259902" table:style-name="ce4">
            <text:p>9,259,902</text:p>
          </table:table-cell>
          <table:table-cell office:value-type="float" office:value="19145205" table:style-name="ce4">
            <text:p>19,145,205</text:p>
          </table:table-cell>
          <table:table-cell office:value-type="float" office:value="31072389" table:style-name="ce4">
            <text:p>31,072,38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寒軒國際大飯店</text:p>
          </table:table-cell>
          <table:covered-table-cell table:number-columns-repeated="4"/>
          <table:table-cell office:value-type="string" office:string-value="寒軒國際大飯店" table:formula="of:=SUBSTITUTE([.A49];&quot;*&quot;;&quot;&quot;)" table:style-name="ce2">
            <text:p>寒軒國際大飯店</text:p>
          </table:table-cell>
          <table:table-cell office:value-type="string" table:style-name="ce2">
            <text:p>Kaohsiung</text:p>
          </table:table-cell>
          <table:table-cell office:value-type="float" office:value="380" table:style-name="ce4">
            <text:p>380</text:p>
          </table:table-cell>
          <table:table-cell office:value-type="float" office:value="4858" table:number-columns-spanned="2" table:number-rows-spanned="1" table:style-name="ce7">
            <text:p>4,858</text:p>
          </table:table-cell>
          <table:covered-table-cell/>
          <table:table-cell office:value-type="percentage" office:value="0.42614035087719299" table:style-name="ce5">
            <text:p>42.61%</text:p>
          </table:table-cell>
          <table:table-cell office:value-type="float" office:value="1763.9079868258541" table:number-columns-spanned="2" table:number-rows-spanned="1" table:style-name="ce7">
            <text:p>1,764</text:p>
          </table:table-cell>
          <table:covered-table-cell/>
          <table:table-cell office:value-type="float" office:value="8569065" table:style-name="ce4">
            <text:p>8,569,065</text:p>
          </table:table-cell>
          <table:table-cell office:value-type="float" office:value="13384086" table:style-name="ce4">
            <text:p>13,384,086</text:p>
          </table:table-cell>
          <table:table-cell office:value-type="float" office:value="22642312" table:style-name="ce4">
            <text:p>22,642,31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麗尊大酒店</text:p>
          </table:table-cell>
          <table:covered-table-cell table:number-columns-repeated="4"/>
          <table:table-cell office:value-type="string" office:string-value="麗尊大酒店" table:formula="of:=SUBSTITUTE([.A50];&quot;*&quot;;&quot;&quot;)" table:style-name="ce2">
            <text:p>麗尊大酒店</text:p>
          </table:table-cell>
          <table:table-cell office:value-type="string" table:style-name="ce2">
            <text:p>Kaohsiung</text:p>
          </table:table-cell>
          <table:table-cell office:value-type="float" office:value="188" table:style-name="ce4">
            <text:p>188</text:p>
          </table:table-cell>
          <table:table-cell office:value-type="float" office:value="2217" table:number-columns-spanned="2" table:number-rows-spanned="1" table:style-name="ce7">
            <text:p>2,217</text:p>
          </table:table-cell>
          <table:covered-table-cell/>
          <table:table-cell office:value-type="percentage" office:value="0.39308510638297872" table:style-name="ce5">
            <text:p>39.31%</text:p>
          </table:table-cell>
          <table:table-cell office:value-type="float" office:value="2084.5484889490299" table:number-columns-spanned="2" table:number-rows-spanned="1" table:style-name="ce7">
            <text:p>2,085</text:p>
          </table:table-cell>
          <table:covered-table-cell/>
          <table:table-cell office:value-type="float" office:value="4621444" table:style-name="ce4">
            <text:p>4,621,444</text:p>
          </table:table-cell>
          <table:table-cell office:value-type="float" office:value="8042076" table:style-name="ce4">
            <text:p>8,042,076</text:p>
          </table:table-cell>
          <table:table-cell office:value-type="float" office:value="13206357" table:style-name="ce4">
            <text:p>13,206,35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義大皇家酒店</text:p>
          </table:table-cell>
          <table:covered-table-cell table:number-columns-repeated="4"/>
          <table:table-cell office:value-type="string" office:string-value="義大皇家酒店" table:formula="of:=SUBSTITUTE([.A51];&quot;*&quot;;&quot;&quot;)" table:style-name="ce2">
            <text:p>義大皇家酒店</text:p>
          </table:table-cell>
          <table:table-cell office:value-type="string" table:style-name="ce2">
            <text:p>Kaohsiung</text:p>
          </table:table-cell>
          <table:table-cell office:value-type="float" office:value="656" table:style-name="ce4">
            <text:p>656</text:p>
          </table:table-cell>
          <table:table-cell office:value-type="float" office:value="10970" table:number-columns-spanned="2" table:number-rows-spanned="1" table:style-name="ce7">
            <text:p>10,970</text:p>
          </table:table-cell>
          <table:covered-table-cell/>
          <table:table-cell office:value-type="percentage" office:value="0.55741869918699183" table:style-name="ce5">
            <text:p>55.74%</text:p>
          </table:table-cell>
          <table:table-cell office:value-type="float" office:value="2711.8734731084778" table:number-columns-spanned="2" table:number-rows-spanned="1" table:style-name="ce7">
            <text:p>2,712</text:p>
          </table:table-cell>
          <table:covered-table-cell/>
          <table:table-cell office:value-type="float" office:value="29749252" table:style-name="ce4">
            <text:p>29,749,252</text:p>
          </table:table-cell>
          <table:table-cell office:value-type="float" office:value="19693107" table:style-name="ce4">
            <text:p>19,693,107</text:p>
          </table:table-cell>
          <table:table-cell office:value-type="float" office:value="66009431" table:style-name="ce4">
            <text:p>66,009,43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高雄</text:p>
          </table:table-cell>
          <table:covered-table-cell table:number-columns-repeated="4"/>
          <table:table-cell office:value-type="string" office:string-value="福容大飯店 高雄" table:formula="of:=SUBSTITUTE([.A52];&quot;*&quot;;&quot;&quot;)" table:style-name="ce2">
            <text:p>福容大飯店 高雄</text:p>
          </table:table-cell>
          <table:table-cell office:value-type="string" table:style-name="ce2">
            <text:p>Kaohsiung</text:p>
          </table:table-cell>
          <table:table-cell office:value-type="float" office:value="250" table:style-name="ce4">
            <text:p>250</text:p>
          </table:table-cell>
          <table:table-cell office:value-type="float" office:value="4023" table:number-columns-spanned="2" table:number-rows-spanned="1" table:style-name="ce7">
            <text:p>4,023</text:p>
          </table:table-cell>
          <table:covered-table-cell/>
          <table:table-cell office:value-type="percentage" office:value="0.53639999999999999" table:style-name="ce5">
            <text:p>53.64%</text:p>
          </table:table-cell>
          <table:table-cell office:value-type="float" office:value="1758.624906785981" table:number-columns-spanned="2" table:number-rows-spanned="1" table:style-name="ce7">
            <text:p>1,759</text:p>
          </table:table-cell>
          <table:covered-table-cell/>
          <table:table-cell office:value-type="float" office:value="7074948" table:style-name="ce4">
            <text:p>7,074,948</text:p>
          </table:table-cell>
          <table:table-cell office:value-type="float" office:value="4805252" table:style-name="ce4">
            <text:p>4,805,252</text:p>
          </table:table-cell>
          <table:table-cell office:value-type="float" office:value="11886635" table:style-name="ce4">
            <text:p>11,886,63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晶英國際行館</text:p>
          </table:table-cell>
          <table:covered-table-cell table:number-columns-repeated="4"/>
          <table:table-cell office:value-type="string" office:string-value="晶英國際行館" table:formula="of:=SUBSTITUTE([.A53];&quot;*&quot;;&quot;&quot;)" table:style-name="ce2">
            <text:p>晶英國際行館</text:p>
          </table:table-cell>
          <table:table-cell office:value-type="string" table:style-name="ce2">
            <text:p>Kaohsiung</text:p>
          </table:table-cell>
          <table:table-cell office:value-type="float" office:value="147" table:style-name="ce4">
            <text:p>147</text:p>
          </table:table-cell>
          <table:table-cell office:value-type="float" office:value="1701" table:number-columns-spanned="2" table:number-rows-spanned="1" table:style-name="ce7">
            <text:p>1,701</text:p>
          </table:table-cell>
          <table:covered-table-cell/>
          <table:table-cell office:value-type="percentage" office:value="0.38571428571428568" table:style-name="ce5">
            <text:p>38.57%</text:p>
          </table:table-cell>
          <table:table-cell office:value-type="float" office:value="6847.6572604350386" table:number-columns-spanned="2" table:number-rows-spanned="1" table:style-name="ce7">
            <text:p>6,848</text:p>
          </table:table-cell>
          <table:covered-table-cell/>
          <table:table-cell office:value-type="float" office:value="11647865" table:style-name="ce4">
            <text:p>11,647,865</text:p>
          </table:table-cell>
          <table:table-cell office:value-type="float" office:value="14034714" table:style-name="ce4">
            <text:p>14,034,714</text:p>
          </table:table-cell>
          <table:table-cell office:value-type="float" office:value="28521229" table:style-name="ce4">
            <text:p>28,521,22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全國大飯店</text:p>
          </table:table-cell>
          <table:covered-table-cell table:number-columns-repeated="4"/>
          <table:table-cell office:value-type="string" office:string-value="全國大飯店" table:formula="of:=SUBSTITUTE([.A54];&quot;*&quot;;&quot;&quot;)" table:style-name="ce2">
            <text:p>全國大飯店</text:p>
          </table:table-cell>
          <table:table-cell office:value-type="string" table:style-name="ce2">
            <text:p>Taichung</text:p>
          </table:table-cell>
          <table:table-cell office:value-type="float" office:value="178" table:style-name="ce4">
            <text:p>178</text:p>
          </table:table-cell>
          <table:table-cell office:value-type="float" office:value="1957" table:number-columns-spanned="2" table:number-rows-spanned="1" table:style-name="ce7">
            <text:p>1,957</text:p>
          </table:table-cell>
          <table:covered-table-cell/>
          <table:table-cell office:value-type="percentage" office:value="0.36647940074906371" table:style-name="ce5">
            <text:p>36.65%</text:p>
          </table:table-cell>
          <table:table-cell office:value-type="float" office:value="2213.029126213592" table:number-columns-spanned="2" table:number-rows-spanned="1" table:style-name="ce7">
            <text:p>2,213</text:p>
          </table:table-cell>
          <table:covered-table-cell/>
          <table:table-cell office:value-type="float" office:value="4330898" table:style-name="ce4">
            <text:p>4,330,898</text:p>
          </table:table-cell>
          <table:table-cell office:value-type="float" office:value="7834624" table:style-name="ce4">
            <text:p>7,834,624</text:p>
          </table:table-cell>
          <table:table-cell office:value-type="float" office:value="15928315" table:style-name="ce4">
            <text:p>15,928,31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長榮桂冠酒店(台中)</text:p>
          </table:table-cell>
          <table:covered-table-cell table:number-columns-repeated="4"/>
          <table:table-cell office:value-type="string" office:string-value="長榮桂冠酒店(台中)" table:formula="of:=SUBSTITUTE([.A55];&quot;*&quot;;&quot;&quot;)" table:style-name="ce2">
            <text:p>長榮桂冠酒店(台中)</text:p>
          </table:table-cell>
          <table:table-cell office:value-type="string" table:style-name="ce2">
            <text:p>Taichung</text:p>
          </table:table-cell>
          <table:table-cell office:value-type="float" office:value="354" table:style-name="ce4">
            <text:p>354</text:p>
          </table:table-cell>
          <table:table-cell office:value-type="float" office:value="5805" table:number-columns-spanned="2" table:number-rows-spanned="1" table:style-name="ce7">
            <text:p>5,805</text:p>
          </table:table-cell>
          <table:covered-table-cell/>
          <table:table-cell office:value-type="percentage" office:value="0.54661016949152541" table:style-name="ce5">
            <text:p>54.66%</text:p>
          </table:table-cell>
          <table:table-cell office:value-type="float" office:value="2110.5114556416879" table:number-columns-spanned="2" table:number-rows-spanned="1" table:style-name="ce7">
            <text:p>2,111</text:p>
          </table:table-cell>
          <table:covered-table-cell/>
          <table:table-cell office:value-type="float" office:value="12251519" table:style-name="ce4">
            <text:p>12,251,519</text:p>
          </table:table-cell>
          <table:table-cell office:value-type="float" office:value="44613068" table:style-name="ce4">
            <text:p>44,613,068</text:p>
          </table:table-cell>
          <table:table-cell office:value-type="float" office:value="61236261" table:style-name="ce4">
            <text:p>61,236,26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中福華大飯店</text:p>
          </table:table-cell>
          <table:covered-table-cell table:number-columns-repeated="4"/>
          <table:table-cell office:value-type="string" office:string-value="台中福華大飯店" table:formula="of:=SUBSTITUTE([.A56];&quot;*&quot;;&quot;&quot;)" table:style-name="ce2">
            <text:p>台中福華大飯店</text:p>
          </table:table-cell>
          <table:table-cell office:value-type="string" table:style-name="ce2">
            <text:p>Taichung</text:p>
          </table:table-cell>
          <table:table-cell office:value-type="float" office:value="155" table:style-name="ce4">
            <text:p>155</text:p>
          </table:table-cell>
          <table:table-cell office:value-type="float" office:value="3046" table:number-columns-spanned="2" table:number-rows-spanned="1" table:style-name="ce7">
            <text:p>3,046</text:p>
          </table:table-cell>
          <table:covered-table-cell/>
          <table:table-cell office:value-type="percentage" office:value="0.65505376344086019" table:style-name="ce5">
            <text:p>65.51%</text:p>
          </table:table-cell>
          <table:table-cell office:value-type="float" office:value="2460.324359816153" table:number-columns-spanned="2" table:number-rows-spanned="1" table:style-name="ce7">
            <text:p>2,460</text:p>
          </table:table-cell>
          <table:covered-table-cell/>
          <table:table-cell office:value-type="float" office:value="7494148" table:style-name="ce4">
            <text:p>7,494,148</text:p>
          </table:table-cell>
          <table:table-cell office:value-type="float" office:value="9096463" table:style-name="ce4">
            <text:p>9,096,463</text:p>
          </table:table-cell>
          <table:table-cell office:value-type="float" office:value="21738340" table:style-name="ce4">
            <text:p>21,738,34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中金典酒店</text:p>
          </table:table-cell>
          <table:covered-table-cell table:number-columns-repeated="4"/>
          <table:table-cell office:value-type="string" office:string-value="台中金典酒店" table:formula="of:=SUBSTITUTE([.A57];&quot;*&quot;;&quot;&quot;)" table:style-name="ce2">
            <text:p>台中金典酒店</text:p>
          </table:table-cell>
          <table:table-cell office:value-type="string" table:style-name="ce2">
            <text:p>Taichung</text:p>
          </table:table-cell>
          <table:table-cell office:value-type="float" office:value="222" table:style-name="ce4">
            <text:p>222</text:p>
          </table:table-cell>
          <table:table-cell office:value-type="float" office:value="4222" table:number-columns-spanned="2" table:number-rows-spanned="1" table:style-name="ce7">
            <text:p>4,222</text:p>
          </table:table-cell>
          <table:covered-table-cell/>
          <table:table-cell office:value-type="percentage" office:value="0.63393393393393394" table:style-name="ce5">
            <text:p>63.39%</text:p>
          </table:table-cell>
          <table:table-cell office:value-type="float" office:value="2492.157981999052" table:number-columns-spanned="2" table:number-rows-spanned="1" table:style-name="ce7">
            <text:p>2,492</text:p>
          </table:table-cell>
          <table:covered-table-cell/>
          <table:table-cell office:value-type="float" office:value="10521891" table:style-name="ce4">
            <text:p>10,521,891</text:p>
          </table:table-cell>
          <table:table-cell office:value-type="float" office:value="17801226" table:style-name="ce4">
            <text:p>17,801,226</text:p>
          </table:table-cell>
          <table:table-cell office:value-type="float" office:value="37177181" table:style-name="ce4">
            <text:p>37,177,18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海灣藝術酒店</text:p>
          </table:table-cell>
          <table:covered-table-cell table:number-columns-repeated="4"/>
          <table:table-cell office:value-type="string" office:string-value="海灣藝術酒店" table:formula="of:=SUBSTITUTE([.A58];&quot;*&quot;;&quot;&quot;)" table:style-name="ce2">
            <text:p>海灣藝術酒店</text:p>
          </table:table-cell>
          <table:table-cell office:value-type="string" table:style-name="ce2">
            <text:p>Taichung</text:p>
          </table:table-cell>
          <table:table-cell office:value-type="float" office:value="226" table:style-name="ce4">
            <text:p>226</text:p>
          </table:table-cell>
          <table:table-cell office:value-type="float" office:value="6060" table:number-columns-spanned="2" table:number-rows-spanned="1" table:style-name="ce7">
            <text:p>6,060</text:p>
          </table:table-cell>
          <table:covered-table-cell/>
          <table:table-cell office:value-type="percentage" office:value="0.89380530973451322" table:style-name="ce5">
            <text:p>89.38%</text:p>
          </table:table-cell>
          <table:table-cell office:value-type="float" office:value="2181.105610561056" table:number-columns-spanned="2" table:number-rows-spanned="1" table:style-name="ce7">
            <text:p>2,181</text:p>
          </table:table-cell>
          <table:covered-table-cell/>
          <table:table-cell office:value-type="float" office:value="13217500" table:style-name="ce4">
            <text:p>13,217,500</text:p>
          </table:table-cell>
          <table:table-cell office:value-type="float" office:value="0" table:style-name="ce4">
            <text:p>0</text:p>
          </table:table-cell>
          <table:table-cell office:value-type="float" office:value="13225500" table:style-name="ce4">
            <text:p>13,225,5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裕元花園酒店</text:p>
          </table:table-cell>
          <table:covered-table-cell table:number-columns-repeated="4"/>
          <table:table-cell office:value-type="string" office:string-value="裕元花園酒店" table:formula="of:=SUBSTITUTE([.A59];&quot;*&quot;;&quot;&quot;)" table:style-name="ce2">
            <text:p>裕元花園酒店</text:p>
          </table:table-cell>
          <table:table-cell office:value-type="string" table:style-name="ce2">
            <text:p>Taichung</text:p>
          </table:table-cell>
          <table:table-cell office:value-type="float" office:value="149" table:style-name="ce4">
            <text:p>149</text:p>
          </table:table-cell>
          <table:table-cell office:value-type="float" office:value="2902" table:number-columns-spanned="2" table:number-rows-spanned="1" table:style-name="ce7">
            <text:p>2,902</text:p>
          </table:table-cell>
          <table:covered-table-cell/>
          <table:table-cell office:value-type="percentage" office:value="0.64921700223713652" table:style-name="ce5">
            <text:p>64.92%</text:p>
          </table:table-cell>
          <table:table-cell office:value-type="float" office:value="2871.560303239145" table:number-columns-spanned="2" table:number-rows-spanned="1" table:style-name="ce7">
            <text:p>2,872</text:p>
          </table:table-cell>
          <table:covered-table-cell/>
          <table:table-cell office:value-type="float" office:value="8333268" table:style-name="ce4">
            <text:p>8,333,268</text:p>
          </table:table-cell>
          <table:table-cell office:value-type="float" office:value="26320943" table:style-name="ce4">
            <text:p>26,320,943</text:p>
          </table:table-cell>
          <table:table-cell office:value-type="float" office:value="39033388" table:style-name="ce4">
            <text:p>39,033,38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中港酒店</text:p>
          </table:table-cell>
          <table:covered-table-cell table:number-columns-repeated="4"/>
          <table:table-cell office:value-type="string" office:string-value="台中港酒店" table:formula="of:=SUBSTITUTE([.A60];&quot;*&quot;;&quot;&quot;)" table:style-name="ce2">
            <text:p>台中港酒店</text:p>
          </table:table-cell>
          <table:table-cell office:value-type="string" table:style-name="ce2">
            <text:p>Taichung</text:p>
          </table:table-cell>
          <table:table-cell office:value-type="float" office:value="200" table:style-name="ce4">
            <text:p>200</text:p>
          </table:table-cell>
          <table:table-cell office:value-type="float" office:value="4917" table:number-columns-spanned="2" table:number-rows-spanned="1" table:style-name="ce7">
            <text:p>4,917</text:p>
          </table:table-cell>
          <table:covered-table-cell/>
          <table:table-cell office:value-type="percentage" office:value="0.81950000000000001" table:style-name="ce5">
            <text:p>81.95%</text:p>
          </table:table-cell>
          <table:table-cell office:value-type="float" office:value="2663.3223510270491" table:number-columns-spanned="2" table:number-rows-spanned="1" table:style-name="ce7">
            <text:p>2,663</text:p>
          </table:table-cell>
          <table:covered-table-cell/>
          <table:table-cell office:value-type="float" office:value="13095556" table:style-name="ce4">
            <text:p>13,095,556</text:p>
          </table:table-cell>
          <table:table-cell office:value-type="float" office:value="4080946" table:style-name="ce4">
            <text:p>4,080,946</text:p>
          </table:table-cell>
          <table:table-cell office:value-type="float" office:value="18140244" table:style-name="ce4">
            <text:p>18,140,24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花蓮亞士都飯店</text:p>
          </table:table-cell>
          <table:covered-table-cell table:number-columns-repeated="4"/>
          <table:table-cell office:value-type="string" office:string-value="花蓮亞士都飯店" table:formula="of:=SUBSTITUTE([.A61];&quot;*&quot;;&quot;&quot;)" table:style-name="ce2">
            <text:p>花蓮亞士都飯店</text:p>
          </table:table-cell>
          <table:table-cell office:value-type="string" table:style-name="ce2">
            <text:p>Hualien</text:p>
          </table:table-cell>
          <table:table-cell office:value-type="float" office:value="167" table:style-name="ce4">
            <text:p>167</text:p>
          </table:table-cell>
          <table:table-cell office:value-type="float" office:value="2932" table:number-columns-spanned="2" table:number-rows-spanned="1" table:style-name="ce7">
            <text:p>2,932</text:p>
          </table:table-cell>
          <table:covered-table-cell/>
          <table:table-cell office:value-type="percentage" office:value="0.5852295409181637" table:style-name="ce5">
            <text:p>58.52%</text:p>
          </table:table-cell>
          <table:table-cell office:value-type="float" office:value="1101.6371077762619" table:number-columns-spanned="2" table:number-rows-spanned="1" table:style-name="ce7">
            <text:p>1,102</text:p>
          </table:table-cell>
          <table:covered-table-cell/>
          <table:table-cell office:value-type="float" office:value="3230000" table:style-name="ce4">
            <text:p>3,230,000</text:p>
          </table:table-cell>
          <table:table-cell office:value-type="float" office:value="1695000" table:style-name="ce4">
            <text:p>1,695,000</text:p>
          </table:table-cell>
          <table:table-cell office:value-type="float" office:value="4934392" table:style-name="ce4">
            <text:p>4,934,39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花蓮翰品酒店</text:p>
          </table:table-cell>
          <table:covered-table-cell table:number-columns-repeated="4"/>
          <table:table-cell office:value-type="string" office:string-value="花蓮翰品酒店" table:formula="of:=SUBSTITUTE([.A62];&quot;*&quot;;&quot;&quot;)" table:style-name="ce2">
            <text:p>花蓮翰品酒店</text:p>
          </table:table-cell>
          <table:table-cell office:value-type="string" table:style-name="ce2">
            <text:p>Hualien</text:p>
          </table:table-cell>
          <table:table-cell office:value-type="float" office:value="197" table:style-name="ce4">
            <text:p>197</text:p>
          </table:table-cell>
          <table:table-cell office:value-type="float" office:value="5331" table:number-columns-spanned="2" table:number-rows-spanned="1" table:style-name="ce7">
            <text:p>5,331</text:p>
          </table:table-cell>
          <table:covered-table-cell/>
          <table:table-cell office:value-type="percentage" office:value="0.90203045685279193" table:style-name="ce5">
            <text:p>90.20%</text:p>
          </table:table-cell>
          <table:table-cell office:value-type="float" office:value="2489.3890452072778" table:number-columns-spanned="2" table:number-rows-spanned="1" table:style-name="ce7">
            <text:p>2,489</text:p>
          </table:table-cell>
          <table:covered-table-cell/>
          <table:table-cell office:value-type="float" office:value="13270933" table:style-name="ce4">
            <text:p>13,270,933</text:p>
          </table:table-cell>
          <table:table-cell office:value-type="float" office:value="9901910" table:style-name="ce4">
            <text:p>9,901,910</text:p>
          </table:table-cell>
          <table:table-cell office:value-type="float" office:value="23884396" table:style-name="ce4">
            <text:p>23,884,39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美侖大飯店</text:p>
          </table:table-cell>
          <table:covered-table-cell table:number-columns-repeated="4"/>
          <table:table-cell office:value-type="string" office:string-value="美侖大飯店" table:formula="of:=SUBSTITUTE([.A63];&quot;*&quot;;&quot;&quot;)" table:style-name="ce2">
            <text:p>美侖大飯店</text:p>
          </table:table-cell>
          <table:table-cell office:value-type="string" table:style-name="ce2">
            <text:p>Hualien</text:p>
          </table:table-cell>
          <table:table-cell office:value-type="float" office:value="343" table:style-name="ce4">
            <text:p>343</text:p>
          </table:table-cell>
          <table:table-cell office:value-type="float" office:value="4984" table:number-columns-spanned="2" table:number-rows-spanned="1" table:style-name="ce7">
            <text:p>4,984</text:p>
          </table:table-cell>
          <table:covered-table-cell/>
          <table:table-cell office:value-type="percentage" office:value="0.48435374149659871" table:style-name="ce5">
            <text:p>48.44%</text:p>
          </table:table-cell>
          <table:table-cell office:value-type="float" office:value="2303.856340288924" table:number-columns-spanned="2" table:number-rows-spanned="1" table:style-name="ce7">
            <text:p>2,304</text:p>
          </table:table-cell>
          <table:covered-table-cell/>
          <table:table-cell office:value-type="float" office:value="11482420" table:style-name="ce4">
            <text:p>11,482,420</text:p>
          </table:table-cell>
          <table:table-cell office:value-type="float" office:value="4616359" table:style-name="ce4">
            <text:p>4,616,359</text:p>
          </table:table-cell>
          <table:table-cell office:value-type="float" office:value="16859923" table:style-name="ce4">
            <text:p>16,859,92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遠雄悅來大飯店</text:p>
          </table:table-cell>
          <table:covered-table-cell table:number-columns-repeated="4"/>
          <table:table-cell office:value-type="string" office:string-value="遠雄悅來大飯店" table:formula="of:=SUBSTITUTE([.A64];&quot;*&quot;;&quot;&quot;)" table:style-name="ce2">
            <text:p>遠雄悅來大飯店</text:p>
          </table:table-cell>
          <table:table-cell office:value-type="string" table:style-name="ce2">
            <text:p>Hualien</text:p>
          </table:table-cell>
          <table:table-cell office:value-type="float" office:value="381" table:style-name="ce4">
            <text:p>381</text:p>
          </table:table-cell>
          <table:table-cell office:value-type="float" office:value="9201" table:number-columns-spanned="2" table:number-rows-spanned="1" table:style-name="ce7">
            <text:p>9,201</text:p>
          </table:table-cell>
          <table:covered-table-cell/>
          <table:table-cell office:value-type="percentage" office:value="0.8049868766404199" table:style-name="ce5">
            <text:p>80.50%</text:p>
          </table:table-cell>
          <table:table-cell office:value-type="float" office:value="3058.5863493098582" table:number-columns-spanned="2" table:number-rows-spanned="1" table:style-name="ce7">
            <text:p>3,059</text:p>
          </table:table-cell>
          <table:covered-table-cell/>
          <table:table-cell office:value-type="float" office:value="28142053" table:style-name="ce4">
            <text:p>28,142,053</text:p>
          </table:table-cell>
          <table:table-cell office:value-type="float" office:value="21073307" table:style-name="ce4">
            <text:p>21,073,307</text:p>
          </table:table-cell>
          <table:table-cell office:value-type="float" office:value="56442543" table:style-name="ce4">
            <text:p>56,442,54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瑞穗天合國際觀光酒店</text:p>
          </table:table-cell>
          <table:covered-table-cell table:number-columns-repeated="4"/>
          <table:table-cell office:value-type="string" office:string-value="瑞穗天合國際觀光酒店" table:formula="of:=SUBSTITUTE([.A65];&quot;*&quot;;&quot;&quot;)" table:style-name="ce2">
            <text:p>瑞穗天合國際觀光酒店</text:p>
          </table:table-cell>
          <table:table-cell office:value-type="string" table:style-name="ce2">
            <text:p>Hualien</text:p>
          </table:table-cell>
          <table:table-cell office:value-type="float" office:value="198" table:style-name="ce4">
            <text:p>198</text:p>
          </table:table-cell>
          <table:table-cell office:value-type="float" office:value="5093" table:number-columns-spanned="2" table:number-rows-spanned="1" table:style-name="ce7">
            <text:p>5,093</text:p>
          </table:table-cell>
          <table:covered-table-cell/>
          <table:table-cell office:value-type="percentage" office:value="0.8574074074074074" table:style-name="ce5">
            <text:p>85.74%</text:p>
          </table:table-cell>
          <table:table-cell office:value-type="float" office:value="7910.6677793049284" table:number-columns-spanned="2" table:number-rows-spanned="1" table:style-name="ce7">
            <text:p>7,911</text:p>
          </table:table-cell>
          <table:covered-table-cell/>
          <table:table-cell office:value-type="float" office:value="40289031" table:style-name="ce4">
            <text:p>40,289,031</text:p>
          </table:table-cell>
          <table:table-cell office:value-type="float" office:value="17581429" table:style-name="ce4">
            <text:p>17,581,429</text:p>
          </table:table-cell>
          <table:table-cell office:value-type="float" office:value="66313963" table:style-name="ce4">
            <text:p>66,313,96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尊爵天際大飯店</text:p>
          </table:table-cell>
          <table:covered-table-cell table:number-columns-repeated="4"/>
          <table:table-cell office:value-type="string" office:string-value="尊爵天際大飯店" table:formula="of:=SUBSTITUTE([.A66];&quot;*&quot;;&quot;&quot;)" table:style-name="ce2">
            <text:p>尊爵天際大飯店</text:p>
          </table:table-cell>
          <table:table-cell office:value-type="string" table:style-name="ce2">
            <text:p>Taoyuan-Hsinchu-Miaoli</text:p>
          </table:table-cell>
          <table:table-cell office:value-type="float" office:value="250" table:style-name="ce4">
            <text:p>250</text:p>
          </table:table-cell>
          <table:table-cell office:value-type="float" office:value="1870" table:number-columns-spanned="2" table:number-rows-spanned="1" table:style-name="ce7">
            <text:p>1,870</text:p>
          </table:table-cell>
          <table:covered-table-cell/>
          <table:table-cell office:value-type="percentage" office:value="0.2493333333333333" table:style-name="ce5">
            <text:p>24.93%</text:p>
          </table:table-cell>
          <table:table-cell office:value-type="float" office:value="2032.3978609625669" table:number-columns-spanned="2" table:number-rows-spanned="1" table:style-name="ce7">
            <text:p>2,032</text:p>
          </table:table-cell>
          <table:covered-table-cell/>
          <table:table-cell office:value-type="float" office:value="3800584" table:style-name="ce4">
            <text:p>3,800,584</text:p>
          </table:table-cell>
          <table:table-cell office:value-type="float" office:value="30997608" table:style-name="ce4">
            <text:p>30,997,608</text:p>
          </table:table-cell>
          <table:table-cell office:value-type="float" office:value="34941112" table:style-name="ce4">
            <text:p>34,941,11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南方莊園渡假飯店</text:p>
          </table:table-cell>
          <table:covered-table-cell table:number-columns-repeated="4"/>
          <table:table-cell office:value-type="string" office:string-value="南方莊園渡假飯店" table:formula="of:=SUBSTITUTE([.A67];&quot;*&quot;;&quot;&quot;)" table:style-name="ce2">
            <text:p>南方莊園渡假飯店</text:p>
          </table:table-cell>
          <table:table-cell office:value-type="string" table:style-name="ce2">
            <text:p>Taoyuan-Hsinchu-Miaoli</text:p>
          </table:table-cell>
          <table:table-cell office:value-type="float" office:value="111" table:style-name="ce4">
            <text:p>111</text:p>
          </table:table-cell>
          <table:table-cell office:value-type="float" office:value="2064" table:number-columns-spanned="2" table:number-rows-spanned="1" table:style-name="ce7">
            <text:p>2,064</text:p>
          </table:table-cell>
          <table:covered-table-cell/>
          <table:table-cell office:value-type="percentage" office:value="0.61981981981981982" table:style-name="ce5">
            <text:p>61.98%</text:p>
          </table:table-cell>
          <table:table-cell office:value-type="float" office:value="2770.7776162790701" table:number-columns-spanned="2" table:number-rows-spanned="1" table:style-name="ce7">
            <text:p>2,771</text:p>
          </table:table-cell>
          <table:covered-table-cell/>
          <table:table-cell office:value-type="float" office:value="5718885" table:style-name="ce4">
            <text:p>5,718,885</text:p>
          </table:table-cell>
          <table:table-cell office:value-type="float" office:value="16991774" table:style-name="ce4">
            <text:p>16,991,774</text:p>
          </table:table-cell>
          <table:table-cell office:value-type="float" office:value="26621017" table:style-name="ce4">
            <text:p>26,621,01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諾富特華航桃園機場飯店</text:p>
          </table:table-cell>
          <table:covered-table-cell table:number-columns-repeated="4"/>
          <table:table-cell office:value-type="string" office:string-value="台北諾富特華航桃園機場飯店" table:formula="of:=SUBSTITUTE([.A68];&quot;*&quot;;&quot;&quot;)" table:style-name="ce2">
            <text:p>台北諾富特華航桃園機場飯店</text:p>
          </table:table-cell>
          <table:table-cell office:value-type="string" table:style-name="ce2">
            <text:p>Taoyuan-Hsinchu-Miaoli</text:p>
          </table:table-cell>
          <table:table-cell office:value-type="float" office:value="516" table:style-name="ce4">
            <text:p>516</text:p>
          </table:table-cell>
          <table:table-cell office:value-type="float" office:value="5415" table:number-columns-spanned="2" table:number-rows-spanned="1" table:style-name="ce7">
            <text:p>5,415</text:p>
          </table:table-cell>
          <table:covered-table-cell/>
          <table:table-cell office:value-type="percentage" office:value="0.34980620155038761" table:style-name="ce5">
            <text:p>34.98%</text:p>
          </table:table-cell>
          <table:table-cell office:value-type="float" office:value="3031.584302862419" table:number-columns-spanned="2" table:number-rows-spanned="1" table:style-name="ce7">
            <text:p>3,032</text:p>
          </table:table-cell>
          <table:covered-table-cell/>
          <table:table-cell office:value-type="float" office:value="16416029" table:style-name="ce4">
            <text:p>16,416,029</text:p>
          </table:table-cell>
          <table:table-cell office:value-type="float" office:value="11060950" table:style-name="ce4">
            <text:p>11,060,950</text:p>
          </table:table-cell>
          <table:table-cell office:value-type="float" office:value="31757095" table:style-name="ce4">
            <text:p>31,757,09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桃園喜來登酒店</text:p>
          </table:table-cell>
          <table:covered-table-cell table:number-columns-repeated="4"/>
          <table:table-cell office:value-type="string" office:string-value="桃園喜來登酒店" table:formula="of:=SUBSTITUTE([.A69];&quot;*&quot;;&quot;&quot;)" table:style-name="ce2">
            <text:p>桃園喜來登酒店</text:p>
          </table:table-cell>
          <table:table-cell office:value-type="string" table:style-name="ce2">
            <text:p>Taoyuan-Hsinchu-Miaoli</text:p>
          </table:table-cell>
          <table:table-cell office:value-type="float" office:value="190" table:style-name="ce4">
            <text:p>190</text:p>
          </table:table-cell>
          <table:table-cell office:value-type="float" office:value="1934" table:number-columns-spanned="2" table:number-rows-spanned="1" table:style-name="ce7">
            <text:p>1,934</text:p>
          </table:table-cell>
          <table:covered-table-cell/>
          <table:table-cell office:value-type="percentage" office:value="0.3392982456140351" table:style-name="ce5">
            <text:p>33.93%</text:p>
          </table:table-cell>
          <table:table-cell office:value-type="float" office:value="1741.988107549121" table:number-columns-spanned="2" table:number-rows-spanned="1" table:style-name="ce7">
            <text:p>1,742</text:p>
          </table:table-cell>
          <table:covered-table-cell/>
          <table:table-cell office:value-type="float" office:value="3369005" table:style-name="ce4">
            <text:p>3,369,005</text:p>
          </table:table-cell>
          <table:table-cell office:value-type="float" office:value="8610042" table:style-name="ce4">
            <text:p>8,610,042</text:p>
          </table:table-cell>
          <table:table-cell office:value-type="float" office:value="13018400" table:style-name="ce4">
            <text:p>13,018,4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名人堂花園大飯店</text:p>
          </table:table-cell>
          <table:covered-table-cell table:number-columns-repeated="4"/>
          <table:table-cell office:value-type="string" office:string-value="名人堂花園大飯店" table:formula="of:=SUBSTITUTE([.A70];&quot;*&quot;;&quot;&quot;)" table:style-name="ce2">
            <text:p>名人堂花園大飯店</text:p>
          </table:table-cell>
          <table:table-cell office:value-type="string" table:style-name="ce2">
            <text:p>Taoyuan-Hsinchu-Miaoli</text:p>
          </table:table-cell>
          <table:table-cell office:value-type="float" office:value="128" table:style-name="ce4">
            <text:p>128</text:p>
          </table:table-cell>
          <table:table-cell office:value-type="float" office:value="1980" table:number-columns-spanned="2" table:number-rows-spanned="1" table:style-name="ce7">
            <text:p>1,980</text:p>
          </table:table-cell>
          <table:covered-table-cell/>
          <table:table-cell office:value-type="percentage" office:value="0.515625" table:style-name="ce5">
            <text:p>51.56%</text:p>
          </table:table-cell>
          <table:table-cell office:value-type="float" office:value="4751.7550505050503" table:number-columns-spanned="2" table:number-rows-spanned="1" table:style-name="ce7">
            <text:p>4,752</text:p>
          </table:table-cell>
          <table:covered-table-cell/>
          <table:table-cell office:value-type="float" office:value="9408475" table:style-name="ce4">
            <text:p>9,408,475</text:p>
          </table:table-cell>
          <table:table-cell office:value-type="float" office:value="16179926" table:style-name="ce4">
            <text:p>16,179,926</text:p>
          </table:table-cell>
          <table:table-cell office:value-type="float" office:value="33474733" table:style-name="ce4">
            <text:p>33,474,73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和逸飯店桃園青埔館</text:p>
          </table:table-cell>
          <table:covered-table-cell table:number-columns-repeated="4"/>
          <table:table-cell office:value-type="string" office:string-value="和逸飯店桃園青埔館" table:formula="of:=SUBSTITUTE([.A71];&quot;*&quot;;&quot;&quot;)" table:style-name="ce2">
            <text:p>和逸飯店桃園青埔館</text:p>
          </table:table-cell>
          <table:table-cell office:value-type="string" table:style-name="ce2">
            <text:p>Taoyuan-Hsinchu-Miaoli</text:p>
          </table:table-cell>
          <table:table-cell office:value-type="float" office:value="218" table:style-name="ce4">
            <text:p>218</text:p>
          </table:table-cell>
          <table:table-cell office:value-type="float" office:value="5482" table:number-columns-spanned="2" table:number-rows-spanned="1" table:style-name="ce7">
            <text:p>5,482</text:p>
          </table:table-cell>
          <table:covered-table-cell/>
          <table:table-cell office:value-type="percentage" office:value="0.8382262996941896" table:style-name="ce5">
            <text:p>83.82%</text:p>
          </table:table-cell>
          <table:table-cell office:value-type="float" office:value="2607.4553082816492" table:number-columns-spanned="2" table:number-rows-spanned="1" table:style-name="ce7">
            <text:p>2,607</text:p>
          </table:table-cell>
          <table:covered-table-cell/>
          <table:table-cell office:value-type="float" office:value="14294070" table:style-name="ce4">
            <text:p>14,294,070</text:p>
          </table:table-cell>
          <table:table-cell office:value-type="float" office:value="20613" table:style-name="ce4">
            <text:p>20,613</text:p>
          </table:table-cell>
          <table:table-cell office:value-type="float" office:value="18124173" table:style-name="ce4">
            <text:p>18,124,17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喜來登大飯店</text:p>
          </table:table-cell>
          <table:covered-table-cell table:number-columns-repeated="4"/>
          <table:table-cell office:value-type="string" office:string-value="新竹喜來登大飯店" table:formula="of:=SUBSTITUTE([.A72];&quot;*&quot;;&quot;&quot;)" table:style-name="ce2">
            <text:p>新竹喜來登大飯店</text:p>
          </table:table-cell>
          <table:table-cell office:value-type="string" table:style-name="ce2">
            <text:p>Taoyuan-Hsinchu-Miaoli</text:p>
          </table:table-cell>
          <table:table-cell office:value-type="float" office:value="386" table:style-name="ce4">
            <text:p>386</text:p>
          </table:table-cell>
          <table:table-cell office:value-type="float" office:value="7142" table:number-columns-spanned="2" table:number-rows-spanned="1" table:style-name="ce7">
            <text:p>7,142</text:p>
          </table:table-cell>
          <table:covered-table-cell/>
          <table:table-cell office:value-type="percentage" office:value="0.6167530224525043" table:style-name="ce5">
            <text:p>61.68%</text:p>
          </table:table-cell>
          <table:table-cell office:value-type="float" office:value="2103.473956874825" table:number-columns-spanned="2" table:number-rows-spanned="1" table:style-name="ce7">
            <text:p>2,103</text:p>
          </table:table-cell>
          <table:covered-table-cell/>
          <table:table-cell office:value-type="float" office:value="15023011" table:style-name="ce4">
            <text:p>15,023,011</text:p>
          </table:table-cell>
          <table:table-cell office:value-type="float" office:value="30899325" table:style-name="ce4">
            <text:p>30,899,325</text:p>
          </table:table-cell>
          <table:table-cell office:value-type="float" office:value="50950829" table:style-name="ce4">
            <text:p>50,950,82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老爺大酒店</text:p>
          </table:table-cell>
          <table:covered-table-cell table:number-columns-repeated="4"/>
          <table:table-cell office:value-type="string" office:string-value="新竹老爺大酒店" table:formula="of:=SUBSTITUTE([.A73];&quot;*&quot;;&quot;&quot;)" table:style-name="ce2">
            <text:p>新竹老爺大酒店</text:p>
          </table:table-cell>
          <table:table-cell office:value-type="string" table:style-name="ce2">
            <text:p>Taoyuan-Hsinchu-Miaoli</text:p>
          </table:table-cell>
          <table:table-cell office:value-type="float" office:value="208" table:style-name="ce4">
            <text:p>208</text:p>
          </table:table-cell>
          <table:table-cell office:value-type="float" office:value="2720" table:number-columns-spanned="2" table:number-rows-spanned="1" table:style-name="ce7">
            <text:p>2,720</text:p>
          </table:table-cell>
          <table:covered-table-cell/>
          <table:table-cell office:value-type="percentage" office:value="0.4358974358974359" table:style-name="ce5">
            <text:p>43.59%</text:p>
          </table:table-cell>
          <table:table-cell office:value-type="float" office:value="2473.049632352941" table:number-columns-spanned="2" table:number-rows-spanned="1" table:style-name="ce7">
            <text:p>2,473</text:p>
          </table:table-cell>
          <table:covered-table-cell/>
          <table:table-cell office:value-type="float" office:value="6726695" table:style-name="ce4">
            <text:p>6,726,695</text:p>
          </table:table-cell>
          <table:table-cell office:value-type="float" office:value="10886382" table:style-name="ce4">
            <text:p>10,886,382</text:p>
          </table:table-cell>
          <table:table-cell office:value-type="float" office:value="18387720" table:style-name="ce4">
            <text:p>18,387,72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國賓大飯店</text:p>
          </table:table-cell>
          <table:covered-table-cell table:number-columns-repeated="4"/>
          <table:table-cell office:value-type="string" office:string-value="新竹國賓大飯店" table:formula="of:=SUBSTITUTE([.A74];&quot;*&quot;;&quot;&quot;)" table:style-name="ce2">
            <text:p>新竹國賓大飯店</text:p>
          </table:table-cell>
          <table:table-cell office:value-type="string" table:style-name="ce2">
            <text:p>Taoyuan-Hsinchu-Miaoli</text:p>
          </table:table-cell>
          <table:table-cell office:value-type="float" office:value="257" table:style-name="ce4">
            <text:p>257</text:p>
          </table:table-cell>
          <table:table-cell office:value-type="float" office:value="2429" table:number-columns-spanned="2" table:number-rows-spanned="1" table:style-name="ce7">
            <text:p>2,429</text:p>
          </table:table-cell>
          <table:covered-table-cell/>
          <table:table-cell office:value-type="percentage" office:value="0.31504539559014272" table:style-name="ce5">
            <text:p>31.50%</text:p>
          </table:table-cell>
          <table:table-cell office:value-type="float" office:value="2879.5668999588311" table:number-columns-spanned="2" table:number-rows-spanned="1" table:style-name="ce7">
            <text:p>2,880</text:p>
          </table:table-cell>
          <table:covered-table-cell/>
          <table:table-cell office:value-type="float" office:value="6994468" table:style-name="ce4">
            <text:p>6,994,468</text:p>
          </table:table-cell>
          <table:table-cell office:value-type="float" office:value="34840703" table:style-name="ce4">
            <text:p>34,840,703</text:p>
          </table:table-cell>
          <table:table-cell office:value-type="float" office:value="44630846" table:style-name="ce4">
            <text:p>44,630,84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尊爵大飯店</text:p>
          </table:table-cell>
          <table:covered-table-cell table:number-columns-repeated="4"/>
          <table:table-cell office:value-type="string" office:string-value="尊爵大飯店" table:formula="of:=SUBSTITUTE([.A75];&quot;*&quot;;&quot;&quot;)" table:style-name="ce2">
            <text:p>尊爵大飯店</text:p>
          </table:table-cell>
          <table:table-cell office:value-type="string" table:style-name="ce2">
            <text:p>Taoyuan-Hsinchu-Miaoli</text:p>
          </table:table-cell>
          <table:table-cell office:value-type="float" office:value="231" table:style-name="ce4">
            <text:p>231</text:p>
          </table:table-cell>
          <table:table-cell office:value-type="float" office:value="1161" table:number-columns-spanned="2" table:number-rows-spanned="1" table:style-name="ce7">
            <text:p>1,161</text:p>
          </table:table-cell>
          <table:covered-table-cell/>
          <table:table-cell office:value-type="percentage" office:value="0.16753246753246751" table:style-name="ce5">
            <text:p>16.75%</text:p>
          </table:table-cell>
          <table:table-cell office:value-type="float" office:value="2871.6770025839792" table:number-columns-spanned="2" table:number-rows-spanned="1" table:style-name="ce7">
            <text:p>2,872</text:p>
          </table:table-cell>
          <table:covered-table-cell/>
          <table:table-cell office:value-type="float" office:value="3334017" table:style-name="ce4">
            <text:p>3,334,017</text:p>
          </table:table-cell>
          <table:table-cell office:value-type="float" office:value="13191285" table:style-name="ce4">
            <text:p>13,191,285</text:p>
          </table:table-cell>
          <table:table-cell office:value-type="float" office:value="17048475" table:style-name="ce4">
            <text:p>17,048,47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古華花園飯店</text:p>
          </table:table-cell>
          <table:covered-table-cell table:number-columns-repeated="4"/>
          <table:table-cell office:value-type="string" office:string-value="古華花園飯店" table:formula="of:=SUBSTITUTE([.A76];&quot;*&quot;;&quot;&quot;)" table:style-name="ce2">
            <text:p>古華花園飯店</text:p>
          </table:table-cell>
          <table:table-cell office:value-type="string" table:style-name="ce2">
            <text:p>Taoyuan-Hsinchu-Miaoli</text:p>
          </table:table-cell>
          <table:table-cell office:value-type="float" office:value="255" table:style-name="ce4">
            <text:p>255</text:p>
          </table:table-cell>
          <table:table-cell office:value-type="float" office:value="4912" table:number-columns-spanned="2" table:number-rows-spanned="1" table:style-name="ce7">
            <text:p>4,912</text:p>
          </table:table-cell>
          <table:covered-table-cell/>
          <table:table-cell office:value-type="percentage" office:value="0.64209150326797382" table:style-name="ce5">
            <text:p>64.21%</text:p>
          </table:table-cell>
          <table:table-cell office:value-type="float" office:value="2678.25" table:number-columns-spanned="2" table:number-rows-spanned="1" table:style-name="ce7">
            <text:p>2,678</text:p>
          </table:table-cell>
          <table:covered-table-cell/>
          <table:table-cell office:value-type="float" office:value="13155564" table:style-name="ce4">
            <text:p>13,155,564</text:p>
          </table:table-cell>
          <table:table-cell office:value-type="float" office:value="15579635" table:style-name="ce4">
            <text:p>15,579,635</text:p>
          </table:table-cell>
          <table:table-cell office:value-type="float" office:value="29576290" table:style-name="ce4">
            <text:p>29,576,29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<text:s text:c="2"/>桃園</text:p>
          </table:table-cell>
          <table:covered-table-cell table:number-columns-repeated="4"/>
          <table:table-cell office:value-type="string" office:string-value="福容大飯店   桃園" table:formula="of:=SUBSTITUTE([.A77];&quot;*&quot;;&quot;&quot;)" table:style-name="ce2">
            <text:p>福容大飯店 <text:s text:c="2"/>桃園</text:p>
          </table:table-cell>
          <table:table-cell office:value-type="string" table:style-name="ce2">
            <text:p>Taoyuan-Hsinchu-Miaoli</text:p>
          </table:table-cell>
          <table:table-cell office:value-type="float" office:value="182" table:style-name="ce4">
            <text:p>182</text:p>
          </table:table-cell>
          <table:table-cell office:value-type="float" office:value="1783" table:number-columns-spanned="2" table:number-rows-spanned="1" table:style-name="ce7">
            <text:p>1,783</text:p>
          </table:table-cell>
          <table:covered-table-cell/>
          <table:table-cell office:value-type="percentage" office:value="0.32655677655677662" table:style-name="ce5">
            <text:p>32.66%</text:p>
          </table:table-cell>
          <table:table-cell office:value-type="float" office:value="2070.7655636567579" table:number-columns-spanned="2" table:number-rows-spanned="1" table:style-name="ce7">
            <text:p>2,071</text:p>
          </table:table-cell>
          <table:covered-table-cell/>
          <table:table-cell office:value-type="float" office:value="3692175" table:style-name="ce4">
            <text:p>3,692,175</text:p>
          </table:table-cell>
          <table:table-cell office:value-type="float" office:value="8468412" table:style-name="ce4">
            <text:p>8,468,412</text:p>
          </table:table-cell>
          <table:table-cell office:value-type="float" office:value="12536801" table:style-name="ce4">
            <text:p>12,536,80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林口</text:p>
          </table:table-cell>
          <table:covered-table-cell table:number-columns-repeated="4"/>
          <table:table-cell office:value-type="string" office:string-value="福容大飯店 林口" table:formula="of:=SUBSTITUTE([.A78];&quot;*&quot;;&quot;&quot;)" table:style-name="ce2">
            <text:p>福容大飯店 林口</text:p>
          </table:table-cell>
          <table:table-cell office:value-type="string" table:style-name="ce2">
            <text:p>Taoyuan-Hsinchu-Miaoli</text:p>
          </table:table-cell>
          <table:table-cell office:value-type="float" office:value="149" table:style-name="ce4">
            <text:p>149</text:p>
          </table:table-cell>
          <table:table-cell office:value-type="float" office:value="1973" table:number-columns-spanned="2" table:number-rows-spanned="1" table:style-name="ce7">
            <text:p>1,973</text:p>
          </table:table-cell>
          <table:covered-table-cell/>
          <table:table-cell office:value-type="percentage" office:value="0.4413870246085011" table:style-name="ce5">
            <text:p>44.14%</text:p>
          </table:table-cell>
          <table:table-cell office:value-type="float" office:value="2466.710086163203" table:number-columns-spanned="2" table:number-rows-spanned="1" table:style-name="ce7">
            <text:p>2,467</text:p>
          </table:table-cell>
          <table:covered-table-cell/>
          <table:table-cell office:value-type="float" office:value="4866819" table:style-name="ce4">
            <text:p>4,866,819</text:p>
          </table:table-cell>
          <table:table-cell office:value-type="float" office:value="1574279" table:style-name="ce4">
            <text:p>1,574,279</text:p>
          </table:table-cell>
          <table:table-cell office:value-type="float" office:value="6448932" table:style-name="ce4">
            <text:p>6,448,93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豐邑喜來登大飯店</text:p>
          </table:table-cell>
          <table:covered-table-cell table:number-columns-repeated="4"/>
          <table:table-cell office:value-type="string" office:string-value="豐邑喜來登大飯店" table:formula="of:=SUBSTITUTE([.A79];&quot;*&quot;;&quot;&quot;)" table:style-name="ce2">
            <text:p>豐邑喜來登大飯店</text:p>
          </table:table-cell>
          <table:table-cell office:value-type="string" table:style-name="ce2">
            <text:p>Taoyuan-Hsinchu-Miaoli</text:p>
          </table:table-cell>
          <table:table-cell office:value-type="float" office:value="384" table:style-name="ce4">
            <text:p>384</text:p>
          </table:table-cell>
          <table:table-cell office:value-type="float" office:value="1786" table:number-columns-spanned="2" table:number-rows-spanned="1" table:style-name="ce7">
            <text:p>1,786</text:p>
          </table:table-cell>
          <table:covered-table-cell/>
          <table:table-cell office:value-type="percentage" office:value="0.1550347222222222" table:style-name="ce5">
            <text:p>15.50%</text:p>
          </table:table-cell>
          <table:table-cell office:value-type="float" office:value="2102.885218365062" table:number-columns-spanned="2" table:number-rows-spanned="1" table:style-name="ce7">
            <text:p>2,103</text:p>
          </table:table-cell>
          <table:covered-table-cell/>
          <table:table-cell office:value-type="float" office:value="3755753" table:style-name="ce4">
            <text:p>3,755,753</text:p>
          </table:table-cell>
          <table:table-cell office:value-type="float" office:value="1836759" table:style-name="ce4">
            <text:p>1,836,759</text:p>
          </table:table-cell>
          <table:table-cell office:value-type="float" office:value="6227273" table:style-name="ce4">
            <text:p>6,227,27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馥藝金鬱金香酒店</text:p>
          </table:table-cell>
          <table:covered-table-cell table:number-columns-repeated="4"/>
          <table:table-cell office:value-type="string" office:string-value="馥藝金鬱金香酒店" table:formula="of:=SUBSTITUTE([.A80];&quot;*&quot;;&quot;&quot;)" table:style-name="ce2">
            <text:p>馥藝金鬱金香酒店</text:p>
          </table:table-cell>
          <table:table-cell office:value-type="string" table:style-name="ce2">
            <text:p>Taoyuan-Hsinchu-Miaoli</text:p>
          </table:table-cell>
          <table:table-cell office:value-type="float" office:value="191" table:style-name="ce4">
            <text:p>191</text:p>
          </table:table-cell>
          <table:table-cell office:value-type="float" office:value="3661" table:number-columns-spanned="2" table:number-rows-spanned="1" table:style-name="ce7">
            <text:p>3,661</text:p>
          </table:table-cell>
          <table:covered-table-cell/>
          <table:table-cell office:value-type="percentage" office:value="0.63891797556719021" table:style-name="ce5">
            <text:p>63.89%</text:p>
          </table:table-cell>
          <table:table-cell office:value-type="float" office:value="1959.747609942639" table:number-columns-spanned="2" table:number-rows-spanned="1" table:style-name="ce7">
            <text:p>1,960</text:p>
          </table:table-cell>
          <table:covered-table-cell/>
          <table:table-cell office:value-type="float" office:value="7174636" table:style-name="ce4">
            <text:p>7,174,636</text:p>
          </table:table-cell>
          <table:table-cell office:value-type="float" office:value="4076292" table:style-name="ce4">
            <text:p>4,076,292</text:p>
          </table:table-cell>
          <table:table-cell office:value-type="float" office:value="11570673" table:style-name="ce4">
            <text:p>11,570,67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陽明山中國麗緻大飯店</text:p>
          </table:table-cell>
          <table:covered-table-cell table:number-columns-repeated="4"/>
          <table:table-cell office:value-type="string" office:string-value="陽明山中國麗緻大飯店" table:formula="of:=SUBSTITUTE([.A81];&quot;*&quot;;&quot;&quot;)" table:style-name="ce2">
            <text:p>陽明山中國麗緻大飯店</text:p>
          </table:table-cell>
          <table:table-cell office:value-type="string" table:style-name="ce2">
            <text:p>Scenery</text:p>
          </table:table-cell>
          <table:table-cell office:value-type="float" office:value="47" table:style-name="ce4">
            <text:p>47</text:p>
          </table:table-cell>
          <table:table-cell office:value-type="float" office:value="506" table:number-columns-spanned="2" table:number-rows-spanned="1" table:style-name="ce7">
            <text:p>506</text:p>
          </table:table-cell>
          <table:covered-table-cell/>
          <table:table-cell office:value-type="percentage" office:value="0.35886524822695037" table:style-name="ce5">
            <text:p>35.89%</text:p>
          </table:table-cell>
          <table:table-cell office:value-type="float" office:value="3724.843873517787" table:number-columns-spanned="2" table:number-rows-spanned="1" table:style-name="ce7">
            <text:p>3,725</text:p>
          </table:table-cell>
          <table:covered-table-cell/>
          <table:table-cell office:value-type="float" office:value="1884771" table:style-name="ce4">
            <text:p>1,884,771</text:p>
          </table:table-cell>
          <table:table-cell office:value-type="float" office:value="1770128" table:style-name="ce4">
            <text:p>1,770,128</text:p>
          </table:table-cell>
          <table:table-cell office:value-type="float" office:value="6150687" table:style-name="ce4">
            <text:p>6,150,68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趣淘漫旅</text:p>
          </table:table-cell>
          <table:covered-table-cell table:number-columns-repeated="4"/>
          <table:table-cell office:value-type="string" office:string-value="趣淘漫旅" table:formula="of:=SUBSTITUTE([.A82];&quot;*&quot;;&quot;&quot;)" table:style-name="ce2">
            <text:p>趣淘漫旅</text:p>
          </table:table-cell>
          <table:table-cell office:value-type="string" table:style-name="ce2">
            <text:p>Scenery</text:p>
          </table:table-cell>
          <table:table-cell office:value-type="float" office:value="198" table:style-name="ce4">
            <text:p>198</text:p>
          </table:table-cell>
          <table:table-cell office:value-type="float" office:value="4936" table:number-columns-spanned="2" table:number-rows-spanned="1" table:style-name="ce7">
            <text:p>4,936</text:p>
          </table:table-cell>
          <table:covered-table-cell/>
          <table:table-cell office:value-type="percentage" office:value="0.83097643097643092" table:style-name="ce5">
            <text:p>83.10%</text:p>
          </table:table-cell>
          <table:table-cell office:value-type="float" office:value="2558.457860615883" table:number-columns-spanned="2" table:number-rows-spanned="1" table:style-name="ce7">
            <text:p>2,558</text:p>
          </table:table-cell>
          <table:covered-table-cell/>
          <table:table-cell office:value-type="float" office:value="12628548" table:style-name="ce4">
            <text:p>12,628,548</text:p>
          </table:table-cell>
          <table:table-cell office:value-type="float" office:value="4098780" table:style-name="ce4">
            <text:p>4,098,780</text:p>
          </table:table-cell>
          <table:table-cell office:value-type="float" office:value="18643786" table:style-name="ce4">
            <text:p>18,643,78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圓山大飯店</text:p>
          </table:table-cell>
          <table:covered-table-cell table:number-columns-repeated="4"/>
          <table:table-cell office:value-type="string" office:string-value="高雄圓山大飯店" table:formula="of:=SUBSTITUTE([.A83];&quot;*&quot;;&quot;&quot;)" table:style-name="ce2">
            <text:p>高雄圓山大飯店</text:p>
          </table:table-cell>
          <table:table-cell office:value-type="string" table:style-name="ce2">
            <text:p>Scenery</text:p>
          </table:table-cell>
          <table:table-cell office:value-type="float" office:value="107" table:style-name="ce4">
            <text:p>107</text:p>
          </table:table-cell>
          <table:table-cell office:value-type="float" office:value="1292" table:number-columns-spanned="2" table:number-rows-spanned="1" table:style-name="ce7">
            <text:p>1,292</text:p>
          </table:table-cell>
          <table:covered-table-cell/>
          <table:table-cell office:value-type="percentage" office:value="0.40249221183800621" table:style-name="ce5">
            <text:p>40.25%</text:p>
          </table:table-cell>
          <table:table-cell office:value-type="float" office:value="2622.2120743034061" table:number-columns-spanned="2" table:number-rows-spanned="1" table:style-name="ce7">
            <text:p>2,622</text:p>
          </table:table-cell>
          <table:covered-table-cell/>
          <table:table-cell office:value-type="float" office:value="3387898" table:style-name="ce4">
            <text:p>3,387,898</text:p>
          </table:table-cell>
          <table:table-cell office:value-type="float" office:value="9611726" table:style-name="ce4">
            <text:p>9,611,726</text:p>
          </table:table-cell>
          <table:table-cell office:value-type="float" office:value="15513773" table:style-name="ce4">
            <text:p>15,513,77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礁溪老爺大酒店</text:p>
          </table:table-cell>
          <table:covered-table-cell table:number-columns-repeated="4"/>
          <table:table-cell office:value-type="string" office:string-value="礁溪老爺大酒店" table:formula="of:=SUBSTITUTE([.A84];&quot;*&quot;;&quot;&quot;)" table:style-name="ce2">
            <text:p>礁溪老爺大酒店</text:p>
          </table:table-cell>
          <table:table-cell office:value-type="string" table:style-name="ce2">
            <text:p>Scenery</text:p>
          </table:table-cell>
          <table:table-cell office:value-type="float" office:value="197" table:style-name="ce4">
            <text:p>197</text:p>
          </table:table-cell>
          <table:table-cell office:value-type="float" office:value="4321" table:number-columns-spanned="2" table:number-rows-spanned="1" table:style-name="ce7">
            <text:p>4,321</text:p>
          </table:table-cell>
          <table:covered-table-cell/>
          <table:table-cell office:value-type="percentage" office:value="0.73113367174280874" table:style-name="ce5">
            <text:p>73.11%</text:p>
          </table:table-cell>
          <table:table-cell office:value-type="float" office:value="6484.6632723906496" table:number-columns-spanned="2" table:number-rows-spanned="1" table:style-name="ce7">
            <text:p>6,485</text:p>
          </table:table-cell>
          <table:covered-table-cell/>
          <table:table-cell office:value-type="float" office:value="28020230" table:style-name="ce4">
            <text:p>28,020,230</text:p>
          </table:table-cell>
          <table:table-cell office:value-type="float" office:value="20110012" table:style-name="ce4">
            <text:p>20,110,012</text:p>
          </table:table-cell>
          <table:table-cell office:value-type="float" office:value="59377518" table:style-name="ce4">
            <text:p>59,377,51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涵碧樓大飯店</text:p>
          </table:table-cell>
          <table:covered-table-cell table:number-columns-repeated="4"/>
          <table:table-cell office:value-type="string" office:string-value="涵碧樓大飯店" table:formula="of:=SUBSTITUTE([.A85];&quot;*&quot;;&quot;&quot;)" table:style-name="ce2">
            <text:p>涵碧樓大飯店</text:p>
          </table:table-cell>
          <table:table-cell office:value-type="string" table:style-name="ce2">
            <text:p>Scenery</text:p>
          </table:table-cell>
          <table:table-cell office:value-type="float" office:value="96" table:style-name="ce4">
            <text:p>96</text:p>
          </table:table-cell>
          <table:table-cell office:value-type="float" office:value="2341" table:number-columns-spanned="2" table:number-rows-spanned="1" table:style-name="ce7">
            <text:p>2,341</text:p>
          </table:table-cell>
          <table:covered-table-cell/>
          <table:table-cell office:value-type="percentage" office:value="0.81284722222222228" table:style-name="ce5">
            <text:p>81.28%</text:p>
          </table:table-cell>
          <table:table-cell office:value-type="float" office:value="15321.805638615981" table:number-columns-spanned="2" table:number-rows-spanned="1" table:style-name="ce7">
            <text:p>15,322</text:p>
          </table:table-cell>
          <table:covered-table-cell/>
          <table:table-cell office:value-type="float" office:value="35868347" table:style-name="ce4">
            <text:p>35,868,347</text:p>
          </table:table-cell>
          <table:table-cell office:value-type="float" office:value="8760272" table:style-name="ce4">
            <text:p>8,760,272</text:p>
          </table:table-cell>
          <table:table-cell office:value-type="float" office:value="51831255" table:style-name="ce4">
            <text:p>51,831,25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雲品溫泉酒店日月潭</text:p>
          </table:table-cell>
          <table:covered-table-cell table:number-columns-repeated="4"/>
          <table:table-cell office:value-type="string" office:string-value="雲品溫泉酒店日月潭" table:formula="of:=SUBSTITUTE([.A86];&quot;*&quot;;&quot;&quot;)" table:style-name="ce2">
            <text:p>雲品溫泉酒店日月潭</text:p>
          </table:table-cell>
          <table:table-cell office:value-type="string" table:style-name="ce2">
            <text:p>Scenery</text:p>
          </table:table-cell>
          <table:table-cell office:value-type="float" office:value="211" table:style-name="ce4">
            <text:p>211</text:p>
          </table:table-cell>
          <table:table-cell office:value-type="float" office:value="5780" table:number-columns-spanned="2" table:number-rows-spanned="1" table:style-name="ce7">
            <text:p>5,780</text:p>
          </table:table-cell>
          <table:covered-table-cell/>
          <table:table-cell office:value-type="percentage" office:value="0.91311216429699837" table:style-name="ce5">
            <text:p>91.31%</text:p>
          </table:table-cell>
          <table:table-cell office:value-type="float" office:value="8117.1328719723188" table:number-columns-spanned="2" table:number-rows-spanned="1" table:style-name="ce7">
            <text:p>8,117</text:p>
          </table:table-cell>
          <table:covered-table-cell/>
          <table:table-cell office:value-type="float" office:value="46917028" table:style-name="ce4">
            <text:p>46,917,028</text:p>
          </table:table-cell>
          <table:table-cell office:value-type="float" office:value="24924199" table:style-name="ce4">
            <text:p>24,924,199</text:p>
          </table:table-cell>
          <table:table-cell office:value-type="float" office:value="77015025" table:style-name="ce4">
            <text:p>77,015,02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日月行館</text:p>
          </table:table-cell>
          <table:covered-table-cell table:number-columns-repeated="4"/>
          <table:table-cell office:value-type="string" office:string-value="日月行館" table:formula="of:=SUBSTITUTE([.A87];&quot;*&quot;;&quot;&quot;)" table:style-name="ce2">
            <text:p>日月行館</text:p>
          </table:table-cell>
          <table:table-cell office:value-type="string" table:style-name="ce2">
            <text:p>Scenery</text:p>
          </table:table-cell>
          <table:table-cell office:value-type="float" office:value="92" table:style-name="ce4">
            <text:p>92</text:p>
          </table:table-cell>
          <table:table-cell office:value-type="float" office:value="596" table:number-columns-spanned="2" table:number-rows-spanned="1" table:style-name="ce7">
            <text:p>596</text:p>
          </table:table-cell>
          <table:covered-table-cell/>
          <table:table-cell office:value-type="percentage" office:value="0.21594202898550721" table:style-name="ce5">
            <text:p>21.59%</text:p>
          </table:table-cell>
          <table:table-cell office:value-type="float" office:value="13153.890939597321" table:number-columns-spanned="2" table:number-rows-spanned="1" table:style-name="ce7">
            <text:p>13,154</text:p>
          </table:table-cell>
          <table:covered-table-cell/>
          <table:table-cell office:value-type="float" office:value="7839719" table:style-name="ce4">
            <text:p>7,839,719</text:p>
          </table:table-cell>
          <table:table-cell office:value-type="float" office:value="850636" table:style-name="ce4">
            <text:p>850,636</text:p>
          </table:table-cell>
          <table:table-cell office:value-type="float" office:value="8863896" table:style-name="ce4">
            <text:p>8,863,89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凱撒大飯店</text:p>
          </table:table-cell>
          <table:covered-table-cell table:number-columns-repeated="4"/>
          <table:table-cell office:value-type="string" office:string-value="凱撒大飯店" table:formula="of:=SUBSTITUTE([.A88];&quot;*&quot;;&quot;&quot;)" table:style-name="ce2">
            <text:p>凱撒大飯店</text:p>
          </table:table-cell>
          <table:table-cell office:value-type="string" table:style-name="ce2">
            <text:p>Scenery</text:p>
          </table:table-cell>
          <table:table-cell office:value-type="float" office:value="281" table:style-name="ce4">
            <text:p>281</text:p>
          </table:table-cell>
          <table:table-cell office:value-type="float" office:value="8299" table:number-columns-spanned="2" table:number-rows-spanned="1" table:style-name="ce7">
            <text:p>8,299</text:p>
          </table:table-cell>
          <table:covered-table-cell/>
          <table:table-cell office:value-type="percentage" office:value="0.98446026097271644" table:style-name="ce5">
            <text:p>98.45%</text:p>
          </table:table-cell>
          <table:table-cell office:value-type="float" office:value="5295.203277503314" table:number-columns-spanned="2" table:number-rows-spanned="1" table:style-name="ce7">
            <text:p>5,295</text:p>
          </table:table-cell>
          <table:covered-table-cell/>
          <table:table-cell office:value-type="float" office:value="43944892" table:style-name="ce4">
            <text:p>43,944,892</text:p>
          </table:table-cell>
          <table:table-cell office:value-type="float" office:value="8692467" table:style-name="ce4">
            <text:p>8,692,467</text:p>
          </table:table-cell>
          <table:table-cell office:value-type="float" office:value="55121772" table:style-name="ce4">
            <text:p>55,121,77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墾丁福華渡假飯店</text:p>
          </table:table-cell>
          <table:covered-table-cell table:number-columns-repeated="4"/>
          <table:table-cell office:value-type="string" office:string-value="墾丁福華渡假飯店" table:formula="of:=SUBSTITUTE([.A89];&quot;*&quot;;&quot;&quot;)" table:style-name="ce2">
            <text:p>墾丁福華渡假飯店</text:p>
          </table:table-cell>
          <table:table-cell office:value-type="string" table:style-name="ce2">
            <text:p>Scenery</text:p>
          </table:table-cell>
          <table:table-cell office:value-type="float" office:value="458" table:style-name="ce4">
            <text:p>458</text:p>
          </table:table-cell>
          <table:table-cell office:value-type="float" office:value="9725" table:number-columns-spanned="2" table:number-rows-spanned="1" table:style-name="ce7">
            <text:p>9,725</text:p>
          </table:table-cell>
          <table:covered-table-cell/>
          <table:table-cell office:value-type="percentage" office:value="0.7077874818049491" table:style-name="ce5">
            <text:p>70.78%</text:p>
          </table:table-cell>
          <table:table-cell office:value-type="float" office:value="3242.6074035989718" table:number-columns-spanned="2" table:number-rows-spanned="1" table:style-name="ce7">
            <text:p>3,243</text:p>
          </table:table-cell>
          <table:covered-table-cell/>
          <table:table-cell office:value-type="float" office:value="31534357" table:style-name="ce4">
            <text:p>31,534,357</text:p>
          </table:table-cell>
          <table:table-cell office:value-type="float" office:value="12368821" table:style-name="ce4">
            <text:p>12,368,821</text:p>
          </table:table-cell>
          <table:table-cell office:value-type="float" office:value="45427607" table:style-name="ce4">
            <text:p>45,427,60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知本老爺大酒店</text:p>
          </table:table-cell>
          <table:covered-table-cell table:number-columns-repeated="4"/>
          <table:table-cell office:value-type="string" office:string-value="知本老爺大酒店" table:formula="of:=SUBSTITUTE([.A90];&quot;*&quot;;&quot;&quot;)" table:style-name="ce2">
            <text:p>知本老爺大酒店</text:p>
          </table:table-cell>
          <table:table-cell office:value-type="string" table:style-name="ce2">
            <text:p>Scenery</text:p>
          </table:table-cell>
          <table:table-cell office:value-type="float" office:value="182" table:style-name="ce4">
            <text:p>182</text:p>
          </table:table-cell>
          <table:table-cell office:value-type="float" office:value="4852" table:number-columns-spanned="2" table:number-rows-spanned="1" table:style-name="ce7">
            <text:p>4,852</text:p>
          </table:table-cell>
          <table:covered-table-cell/>
          <table:table-cell office:value-type="percentage" office:value="0.8886446886446886" table:style-name="ce5">
            <text:p>88.86%</text:p>
          </table:table-cell>
          <table:table-cell office:value-type="float" office:value="4247.4781533388305" table:number-columns-spanned="2" table:number-rows-spanned="1" table:style-name="ce7">
            <text:p>4,247</text:p>
          </table:table-cell>
          <table:covered-table-cell/>
          <table:table-cell office:value-type="float" office:value="20608764" table:style-name="ce4">
            <text:p>20,608,764</text:p>
          </table:table-cell>
          <table:table-cell office:value-type="float" office:value="12297214" table:style-name="ce4">
            <text:p>12,297,214</text:p>
          </table:table-cell>
          <table:table-cell office:value-type="float" office:value="37069277" table:style-name="ce4">
            <text:p>37,069,27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太魯閣晶英酒店</text:p>
          </table:table-cell>
          <table:covered-table-cell table:number-columns-repeated="4"/>
          <table:table-cell office:value-type="string" office:string-value="太魯閣晶英酒店" table:formula="of:=SUBSTITUTE([.A91];&quot;*&quot;;&quot;&quot;)" table:style-name="ce2">
            <text:p>太魯閣晶英酒店</text:p>
          </table:table-cell>
          <table:table-cell office:value-type="string" table:style-name="ce2">
            <text:p>Scenery</text:p>
          </table:table-cell>
          <table:table-cell office:value-type="float" office:value="160" table:style-name="ce4">
            <text:p>160</text:p>
          </table:table-cell>
          <table:table-cell office:value-type="float" office:value="4210" table:number-columns-spanned="2" table:number-rows-spanned="1" table:style-name="ce7">
            <text:p>4,210</text:p>
          </table:table-cell>
          <table:covered-table-cell/>
          <table:table-cell office:value-type="percentage" office:value="0.87708333333333333" table:style-name="ce5">
            <text:p>87.71%</text:p>
          </table:table-cell>
          <table:table-cell office:value-type="float" office:value="8102.7560570071246" table:number-columns-spanned="2" table:number-rows-spanned="1" table:style-name="ce7">
            <text:p>8,103</text:p>
          </table:table-cell>
          <table:covered-table-cell/>
          <table:table-cell office:value-type="float" office:value="34112603" table:style-name="ce4">
            <text:p>34,112,603</text:p>
          </table:table-cell>
          <table:table-cell office:value-type="float" office:value="10702465" table:style-name="ce4">
            <text:p>10,702,465</text:p>
          </table:table-cell>
          <table:table-cell office:value-type="float" office:value="49414547" table:style-name="ce4">
            <text:p>49,414,54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福隆</text:p>
          </table:table-cell>
          <table:covered-table-cell table:number-columns-repeated="4"/>
          <table:table-cell office:value-type="string" office:string-value="福容大飯店 福隆" table:formula="of:=SUBSTITUTE([.A92];&quot;*&quot;;&quot;&quot;)" table:style-name="ce2">
            <text:p>福容大飯店 福隆</text:p>
          </table:table-cell>
          <table:table-cell office:value-type="string" table:style-name="ce2">
            <text:p>Scenery</text:p>
          </table:table-cell>
          <table:table-cell office:value-type="float" office:value="174" table:style-name="ce4">
            <text:p>174</text:p>
          </table:table-cell>
          <table:table-cell office:value-type="float" office:value="2738" table:number-columns-spanned="2" table:number-rows-spanned="1" table:style-name="ce7">
            <text:p>2,738</text:p>
          </table:table-cell>
          <table:covered-table-cell/>
          <table:table-cell office:value-type="percentage" office:value="0.52452107279693483" table:style-name="ce5">
            <text:p>52.45%</text:p>
          </table:table-cell>
          <table:table-cell office:value-type="float" office:value="3733.8473338203071" table:number-columns-spanned="2" table:number-rows-spanned="1" table:style-name="ce7">
            <text:p>3,734</text:p>
          </table:table-cell>
          <table:covered-table-cell/>
          <table:table-cell office:value-type="float" office:value="10223274" table:style-name="ce4">
            <text:p>10,223,274</text:p>
          </table:table-cell>
          <table:table-cell office:value-type="float" office:value="7651390" table:style-name="ce4">
            <text:p>7,651,390</text:p>
          </table:table-cell>
          <table:table-cell office:value-type="float" office:value="18035452" table:style-name="ce4">
            <text:p>18,035,45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龍谷大飯店</text:p>
          </table:table-cell>
          <table:covered-table-cell table:number-columns-repeated="4"/>
          <table:table-cell office:value-type="string" office:string-value="龍谷大飯店" table:formula="of:=SUBSTITUTE([.A93];&quot;*&quot;;&quot;&quot;)" table:style-name="ce2">
            <text:p>龍谷大飯店</text:p>
          </table:table-cell>
          <table:table-cell office:value-type="string" table:style-name="ce2">
            <text:p>Scenery</text:p>
          </table:table-cell>
          <table:table-cell office:value-type="float" office:value="189" table:style-name="ce4">
            <text:p>189</text:p>
          </table:table-cell>
          <table:table-cell office:value-type="float" office:value="1570" table:number-columns-spanned="2" table:number-rows-spanned="1" table:style-name="ce7">
            <text:p>1,570</text:p>
          </table:table-cell>
          <table:covered-table-cell/>
          <table:table-cell office:value-type="percentage" office:value="0.27689594356261021" table:style-name="ce5">
            <text:p>27.69%</text:p>
          </table:table-cell>
          <table:table-cell office:value-type="float" office:value="1691.7560509554139" table:number-columns-spanned="2" table:number-rows-spanned="1" table:style-name="ce7">
            <text:p>1,692</text:p>
          </table:table-cell>
          <table:covered-table-cell/>
          <table:table-cell office:value-type="float" office:value="2656057" table:style-name="ce4">
            <text:p>2,656,057</text:p>
          </table:table-cell>
          <table:table-cell office:value-type="float" office:value="1220810" table:style-name="ce4">
            <text:p>1,220,810</text:p>
          </table:table-cell>
          <table:table-cell office:value-type="float" office:value="4202370" table:style-name="ce4">
            <text:p>4,202,3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阿里山賓館</text:p>
          </table:table-cell>
          <table:covered-table-cell table:number-columns-repeated="4"/>
          <table:table-cell office:value-type="string" office:string-value="阿里山賓館" table:formula="of:=SUBSTITUTE([.A94];&quot;*&quot;;&quot;&quot;)" table:style-name="ce2">
            <text:p>阿里山賓館</text:p>
          </table:table-cell>
          <table:table-cell office:value-type="string" table:style-name="ce2">
            <text:p>Scenery</text:p>
          </table:table-cell>
          <table:table-cell office:value-type="float" office:value="35" table:style-name="ce4">
            <text:p>35</text:p>
          </table:table-cell>
          <table:table-cell office:value-type="float" office:value="542" table:number-columns-spanned="2" table:number-rows-spanned="1" table:style-name="ce7">
            <text:p>542</text:p>
          </table:table-cell>
          <table:covered-table-cell/>
          <table:table-cell office:value-type="percentage" office:value="0.5161904761904762" table:style-name="ce5">
            <text:p>51.62%</text:p>
          </table:table-cell>
          <table:table-cell office:value-type="float" office:value="4991.3800738007376" table:number-columns-spanned="2" table:number-rows-spanned="1" table:style-name="ce7">
            <text:p>4,991</text:p>
          </table:table-cell>
          <table:covered-table-cell/>
          <table:table-cell office:value-type="float" office:value="2705328" table:style-name="ce4">
            <text:p>2,705,328</text:p>
          </table:table-cell>
          <table:table-cell office:value-type="float" office:value="0" table:style-name="ce4">
            <text:p>0</text:p>
          </table:table-cell>
          <table:table-cell office:value-type="float" office:value="2705328" table:style-name="ce4">
            <text:p>2,705,32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名都觀光渡假大飯店</text:p>
          </table:table-cell>
          <table:covered-table-cell table:number-columns-repeated="4"/>
          <table:table-cell office:value-type="string" office:string-value="名都觀光渡假大飯店" table:formula="of:=SUBSTITUTE([.A95];&quot;*&quot;;&quot;&quot;)" table:style-name="ce2">
            <text:p>名都觀光渡假大飯店</text:p>
          </table:table-cell>
          <table:table-cell office:value-type="string" table:style-name="ce2">
            <text:p>Scenery</text:p>
          </table:table-cell>
          <table:table-cell office:value-type="float" office:value="97" table:style-name="ce4">
            <text:p>97</text:p>
          </table:table-cell>
          <table:table-cell office:value-type="float" office:value="392" table:number-columns-spanned="2" table:number-rows-spanned="1" table:style-name="ce7">
            <text:p>392</text:p>
          </table:table-cell>
          <table:covered-table-cell/>
          <table:table-cell office:value-type="percentage" office:value="0.13470790378006869" table:style-name="ce5">
            <text:p>13.47%</text:p>
          </table:table-cell>
          <table:table-cell office:value-type="float" office:value="1689.0178571428571" table:number-columns-spanned="2" table:number-rows-spanned="1" table:style-name="ce7">
            <text:p>1,689</text:p>
          </table:table-cell>
          <table:covered-table-cell/>
          <table:table-cell office:value-type="float" office:value="662095" table:style-name="ce4">
            <text:p>662,095</text:p>
          </table:table-cell>
          <table:table-cell office:value-type="float" office:value="1605672" table:style-name="ce4">
            <text:p>1,605,672</text:p>
          </table:table-cell>
          <table:table-cell office:value-type="float" office:value="2357295" table:style-name="ce4">
            <text:p>2,357,29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阿里山賓館(新館)</text:p>
          </table:table-cell>
          <table:covered-table-cell table:number-columns-repeated="4"/>
          <table:table-cell office:value-type="string" office:string-value="阿里山賓館(新館)" table:formula="of:=SUBSTITUTE([.A96];&quot;*&quot;;&quot;&quot;)" table:style-name="ce2">
            <text:p>阿里山賓館(新館)</text:p>
          </table:table-cell>
          <table:table-cell office:value-type="string" table:style-name="ce2">
            <text:p>Scenery</text:p>
          </table:table-cell>
          <table:table-cell office:value-type="float" office:value="104" table:style-name="ce4">
            <text:p>104</text:p>
          </table:table-cell>
          <table:table-cell office:value-type="float" office:value="2747" table:number-columns-spanned="2" table:number-rows-spanned="1" table:style-name="ce7">
            <text:p>2,747</text:p>
          </table:table-cell>
          <table:covered-table-cell/>
          <table:table-cell office:value-type="percentage" office:value="0.88044871794871793" table:style-name="ce5">
            <text:p>88.04%</text:p>
          </table:table-cell>
          <table:table-cell office:value-type="float" office:value="4808.2872224244629" table:number-columns-spanned="2" table:number-rows-spanned="1" table:style-name="ce7">
            <text:p>4,808</text:p>
          </table:table-cell>
          <table:covered-table-cell/>
          <table:table-cell office:value-type="float" office:value="13208365" table:style-name="ce4">
            <text:p>13,208,365</text:p>
          </table:table-cell>
          <table:table-cell office:value-type="float" office:value="9096009" table:style-name="ce4">
            <text:p>9,096,009</text:p>
          </table:table-cell>
          <table:table-cell office:value-type="float" office:value="22695721" table:style-name="ce4">
            <text:p>22,695,72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墾丁怡灣渡假酒店</text:p>
          </table:table-cell>
          <table:covered-table-cell table:number-columns-repeated="4"/>
          <table:table-cell office:value-type="string" office:string-value="墾丁怡灣渡假酒店" table:formula="of:=SUBSTITUTE([.A97];&quot;*&quot;;&quot;&quot;)" table:style-name="ce2">
            <text:p>墾丁怡灣渡假酒店</text:p>
          </table:table-cell>
          <table:table-cell office:value-type="string" table:style-name="ce2">
            <text:p>Scenery</text:p>
          </table:table-cell>
          <table:table-cell office:value-type="float" office:value="234" table:style-name="ce4">
            <text:p>234</text:p>
          </table:table-cell>
          <table:table-cell office:value-type="float" office:value="2664" table:number-columns-spanned="2" table:number-rows-spanned="1" table:style-name="ce7">
            <text:p>2,664</text:p>
          </table:table-cell>
          <table:covered-table-cell/>
          <table:table-cell office:value-type="percentage" office:value="0.37948717948717953" table:style-name="ce5">
            <text:p>37.95%</text:p>
          </table:table-cell>
          <table:table-cell office:value-type="float" office:value="2388.340465465466" table:number-columns-spanned="2" table:number-rows-spanned="1" table:style-name="ce7">
            <text:p>2,388</text:p>
          </table:table-cell>
          <table:covered-table-cell/>
          <table:table-cell office:value-type="float" office:value="6362539" table:style-name="ce4">
            <text:p>6,362,539</text:p>
          </table:table-cell>
          <table:table-cell office:value-type="float" office:value="1101285" table:style-name="ce4">
            <text:p>1,101,285</text:p>
          </table:table-cell>
          <table:table-cell office:value-type="float" office:value="7748072" table:style-name="ce4">
            <text:p>7,748,07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福容大飯店 <text:s text:c="3"/>淡水漁人碼頭</text:p>
          </table:table-cell>
          <table:covered-table-cell table:number-columns-repeated="4"/>
          <table:table-cell office:value-type="string" office:string-value="福容大飯店    淡水漁人碼頭" table:formula="of:=SUBSTITUTE([.A98];&quot;*&quot;;&quot;&quot;)" table:style-name="ce2">
            <text:p>福容大飯店 <text:s text:c="3"/>淡水漁人碼頭</text:p>
          </table:table-cell>
          <table:table-cell office:value-type="string" table:style-name="ce2">
            <text:p>Others</text:p>
          </table:table-cell>
          <table:table-cell office:value-type="float" office:value="198" table:style-name="ce4">
            <text:p>198</text:p>
          </table:table-cell>
          <table:table-cell office:value-type="float" office:value="2717" table:number-columns-spanned="2" table:number-rows-spanned="1" table:style-name="ce7">
            <text:p>2,717</text:p>
          </table:table-cell>
          <table:covered-table-cell/>
          <table:table-cell office:value-type="percentage" office:value="0.45740740740740737" table:style-name="ce5">
            <text:p>45.74%</text:p>
          </table:table-cell>
          <table:table-cell office:value-type="float" office:value="4060.9065145380941" table:number-columns-spanned="2" table:number-rows-spanned="1" table:style-name="ce7">
            <text:p>4,061</text:p>
          </table:table-cell>
          <table:covered-table-cell/>
          <table:table-cell office:value-type="float" office:value="11033483" table:style-name="ce4">
            <text:p>11,033,483</text:p>
          </table:table-cell>
          <table:table-cell office:value-type="float" office:value="11517309" table:style-name="ce4">
            <text:p>11,517,309</text:p>
          </table:table-cell>
          <table:table-cell office:value-type="float" office:value="24346455" table:style-name="ce4">
            <text:p>24,346,45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大板根渡假酒店</text:p>
          </table:table-cell>
          <table:covered-table-cell table:number-columns-repeated="4"/>
          <table:table-cell office:value-type="string" office:string-value="大板根渡假酒店" table:formula="of:=SUBSTITUTE([.A99];&quot;*&quot;;&quot;&quot;)" table:style-name="ce2">
            <text:p>大板根渡假酒店</text:p>
          </table:table-cell>
          <table:table-cell office:value-type="string" table:style-name="ce2">
            <text:p>Others</text:p>
          </table:table-cell>
          <table:table-cell office:value-type="float" office:value="95" table:style-name="ce4">
            <text:p>95</text:p>
          </table:table-cell>
          <table:table-cell office:value-type="float" office:value="2623" table:number-columns-spanned="2" table:number-rows-spanned="1" table:style-name="ce7">
            <text:p>2,623</text:p>
          </table:table-cell>
          <table:covered-table-cell/>
          <table:table-cell office:value-type="percentage" office:value="0.92035087719298247" table:style-name="ce5">
            <text:p>92.04%</text:p>
          </table:table-cell>
          <table:table-cell office:value-type="float" office:value="4895.0316431566907" table:number-columns-spanned="2" table:number-rows-spanned="1" table:style-name="ce7">
            <text:p>4,895</text:p>
          </table:table-cell>
          <table:covered-table-cell/>
          <table:table-cell office:value-type="float" office:value="12839668" table:style-name="ce4">
            <text:p>12,839,668</text:p>
          </table:table-cell>
          <table:table-cell office:value-type="float" office:value="17493575" table:style-name="ce4">
            <text:p>17,493,575</text:p>
          </table:table-cell>
          <table:table-cell office:value-type="float" office:value="49497649" table:style-name="ce4">
            <text:p>49,497,64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板橋凱撒大飯店</text:p>
          </table:table-cell>
          <table:covered-table-cell table:number-columns-repeated="4"/>
          <table:table-cell office:value-type="string" office:string-value="板橋凱撒大飯店" table:formula="of:=SUBSTITUTE([.A100];&quot;*&quot;;&quot;&quot;)" table:style-name="ce2">
            <text:p>板橋凱撒大飯店</text:p>
          </table:table-cell>
          <table:table-cell office:value-type="string" table:style-name="ce2">
            <text:p>Others</text:p>
          </table:table-cell>
          <table:table-cell office:value-type="float" office:value="400" table:style-name="ce4">
            <text:p>400</text:p>
          </table:table-cell>
          <table:table-cell office:value-type="float" office:value="6329" table:number-columns-spanned="2" table:number-rows-spanned="1" table:style-name="ce7">
            <text:p>6,329</text:p>
          </table:table-cell>
          <table:covered-table-cell/>
          <table:table-cell office:value-type="percentage" office:value="0.52741666666666664" table:style-name="ce5">
            <text:p>52.74%</text:p>
          </table:table-cell>
          <table:table-cell office:value-type="float" office:value="2907.793174277137" table:number-columns-spanned="2" table:number-rows-spanned="1" table:style-name="ce7">
            <text:p>2,908</text:p>
          </table:table-cell>
          <table:covered-table-cell/>
          <table:table-cell office:value-type="float" office:value="18403423" table:style-name="ce4">
            <text:p>18,403,423</text:p>
          </table:table-cell>
          <table:table-cell office:value-type="float" office:value="11909727" table:style-name="ce4">
            <text:p>11,909,727</text:p>
          </table:table-cell>
          <table:table-cell office:value-type="float" office:value="30317873" table:style-name="ce4">
            <text:p>30,317,87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南大飯店</text:p>
          </table:table-cell>
          <table:covered-table-cell table:number-columns-repeated="4"/>
          <table:table-cell office:value-type="string" office:string-value="台南大飯店" table:formula="of:=SUBSTITUTE([.A101];&quot;*&quot;;&quot;&quot;)" table:style-name="ce2">
            <text:p>台南大飯店</text:p>
          </table:table-cell>
          <table:table-cell office:value-type="string" table:style-name="ce2">
            <text:p>Others</text:p>
          </table:table-cell>
          <table:table-cell office:value-type="float" office:value="152" table:style-name="ce4">
            <text:p>152</text:p>
          </table:table-cell>
          <table:table-cell office:value-type="float" office:value="2190" table:number-columns-spanned="2" table:number-rows-spanned="1" table:style-name="ce7">
            <text:p>2,190</text:p>
          </table:table-cell>
          <table:covered-table-cell/>
          <table:table-cell office:value-type="percentage" office:value="0.48026315789473678" table:style-name="ce5">
            <text:p>48.03%</text:p>
          </table:table-cell>
          <table:table-cell office:value-type="float" office:value="2007.0283105022829" table:number-columns-spanned="2" table:number-rows-spanned="1" table:style-name="ce7">
            <text:p>2,007</text:p>
          </table:table-cell>
          <table:covered-table-cell/>
          <table:table-cell office:value-type="float" office:value="4395392" table:style-name="ce4">
            <text:p>4,395,392</text:p>
          </table:table-cell>
          <table:table-cell office:value-type="float" office:value="5990262" table:style-name="ce4">
            <text:p>5,990,262</text:p>
          </table:table-cell>
          <table:table-cell office:value-type="float" office:value="11082721" table:style-name="ce4">
            <text:p>11,082,72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糖長榮酒店(台南)</text:p>
          </table:table-cell>
          <table:covered-table-cell table:number-columns-repeated="4"/>
          <table:table-cell office:value-type="string" office:string-value="台糖長榮酒店(台南)" table:formula="of:=SUBSTITUTE([.A102];&quot;*&quot;;&quot;&quot;)" table:style-name="ce2">
            <text:p>台糖長榮酒店(台南)</text:p>
          </table:table-cell>
          <table:table-cell office:value-type="string" table:style-name="ce2">
            <text:p>Others</text:p>
          </table:table-cell>
          <table:table-cell office:value-type="float" office:value="197" table:style-name="ce4">
            <text:p>197</text:p>
          </table:table-cell>
          <table:table-cell office:value-type="float" office:value="3876" table:number-columns-spanned="2" table:number-rows-spanned="1" table:style-name="ce7">
            <text:p>3,876</text:p>
          </table:table-cell>
          <table:covered-table-cell/>
          <table:table-cell office:value-type="percentage" office:value="0.65583756345177668" table:style-name="ce5">
            <text:p>65.58%</text:p>
          </table:table-cell>
          <table:table-cell office:value-type="float" office:value="2449.7082043343648" table:number-columns-spanned="2" table:number-rows-spanned="1" table:style-name="ce7">
            <text:p>2,450</text:p>
          </table:table-cell>
          <table:covered-table-cell/>
          <table:table-cell office:value-type="float" office:value="9495069" table:style-name="ce4">
            <text:p>9,495,069</text:p>
          </table:table-cell>
          <table:table-cell office:value-type="float" office:value="19022854" table:style-name="ce4">
            <text:p>19,022,854</text:p>
          </table:table-cell>
          <table:table-cell office:value-type="float" office:value="32892114" table:style-name="ce4">
            <text:p>32,892,11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香格里拉台南遠東國際大飯店</text:p>
          </table:table-cell>
          <table:covered-table-cell table:number-columns-repeated="4"/>
          <table:table-cell office:value-type="string" office:string-value="香格里拉台南遠東國際大飯店" table:formula="of:=SUBSTITUTE([.A103];&quot;*&quot;;&quot;&quot;)" table:style-name="ce2">
            <text:p>香格里拉台南遠東國際大飯店</text:p>
          </table:table-cell>
          <table:table-cell office:value-type="string" table:style-name="ce2">
            <text:p>Others</text:p>
          </table:table-cell>
          <table:table-cell office:value-type="float" office:value="331" table:style-name="ce4">
            <text:p>331</text:p>
          </table:table-cell>
          <table:table-cell office:value-type="float" office:value="6714" table:number-columns-spanned="2" table:number-rows-spanned="1" table:style-name="ce7">
            <text:p>6,714</text:p>
          </table:table-cell>
          <table:covered-table-cell/>
          <table:table-cell office:value-type="percentage" office:value="0.67613293051359513" table:style-name="ce5">
            <text:p>67.61%</text:p>
          </table:table-cell>
          <table:table-cell office:value-type="float" office:value="3285.3695263628242" table:number-columns-spanned="2" table:number-rows-spanned="1" table:style-name="ce7">
            <text:p>3,285</text:p>
          </table:table-cell>
          <table:covered-table-cell/>
          <table:table-cell office:value-type="float" office:value="22057971" table:style-name="ce4">
            <text:p>22,057,971</text:p>
          </table:table-cell>
          <table:table-cell office:value-type="float" office:value="24846731" table:style-name="ce4">
            <text:p>24,846,731</text:p>
          </table:table-cell>
          <table:table-cell office:value-type="float" office:value="52163438" table:style-name="ce4">
            <text:p>52,163,43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南大員皇冠假日酒店</text:p>
          </table:table-cell>
          <table:covered-table-cell table:number-columns-repeated="4"/>
          <table:table-cell office:value-type="string" office:string-value="台南大員皇冠假日酒店" table:formula="of:=SUBSTITUTE([.A104];&quot;*&quot;;&quot;&quot;)" table:style-name="ce2">
            <text:p>台南大員皇冠假日酒店</text:p>
          </table:table-cell>
          <table:table-cell office:value-type="string" table:style-name="ce2">
            <text:p>Others</text:p>
          </table:table-cell>
          <table:table-cell office:value-type="float" office:value="231" table:style-name="ce4">
            <text:p>231</text:p>
          </table:table-cell>
          <table:table-cell office:value-type="float" office:value="4473" table:number-columns-spanned="2" table:number-rows-spanned="1" table:style-name="ce7">
            <text:p>4,473</text:p>
          </table:table-cell>
          <table:covered-table-cell/>
          <table:table-cell office:value-type="percentage" office:value="0.6454545454545455" table:style-name="ce5">
            <text:p>64.55%</text:p>
          </table:table-cell>
          <table:table-cell office:value-type="float" office:value="3383.118488710038" table:number-columns-spanned="2" table:number-rows-spanned="1" table:style-name="ce7">
            <text:p>3,383</text:p>
          </table:table-cell>
          <table:covered-table-cell/>
          <table:table-cell office:value-type="float" office:value="15132689" table:style-name="ce4">
            <text:p>15,132,689</text:p>
          </table:table-cell>
          <table:table-cell office:value-type="float" office:value="17275944" table:style-name="ce4">
            <text:p>17,275,944</text:p>
          </table:table-cell>
          <table:table-cell office:value-type="float" office:value="35640465" table:style-name="ce4">
            <text:p>35,640,46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蘭城晶英酒店</text:p>
          </table:table-cell>
          <table:covered-table-cell table:number-columns-repeated="4"/>
          <table:table-cell office:value-type="string" office:string-value="蘭城晶英酒店" table:formula="of:=SUBSTITUTE([.A105];&quot;*&quot;;&quot;&quot;)" table:style-name="ce2">
            <text:p>蘭城晶英酒店</text:p>
          </table:table-cell>
          <table:table-cell office:value-type="string" table:style-name="ce2">
            <text:p>Others</text:p>
          </table:table-cell>
          <table:table-cell office:value-type="float" office:value="193" table:style-name="ce4">
            <text:p>193</text:p>
          </table:table-cell>
          <table:table-cell office:value-type="float" office:value="4050" table:number-columns-spanned="2" table:number-rows-spanned="1" table:style-name="ce7">
            <text:p>4,050</text:p>
          </table:table-cell>
          <table:covered-table-cell/>
          <table:table-cell office:value-type="percentage" office:value="0.69948186528497414" table:style-name="ce5">
            <text:p>69.95%</text:p>
          </table:table-cell>
          <table:table-cell office:value-type="float" office:value="9041.1809876543211" table:number-columns-spanned="2" table:number-rows-spanned="1" table:style-name="ce7">
            <text:p>9,041</text:p>
          </table:table-cell>
          <table:covered-table-cell/>
          <table:table-cell office:value-type="float" office:value="36616783" table:style-name="ce4">
            <text:p>36,616,783</text:p>
          </table:table-cell>
          <table:table-cell office:value-type="float" office:value="42963671" table:style-name="ce4">
            <text:p>42,963,671</text:p>
          </table:table-cell>
          <table:table-cell office:value-type="float" office:value="88138955" table:style-name="ce4">
            <text:p>88,138,95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長榮鳳凰酒店(礁溪)</text:p>
          </table:table-cell>
          <table:covered-table-cell table:number-columns-repeated="4"/>
          <table:table-cell office:value-type="string" office:string-value="長榮鳳凰酒店(礁溪)" table:formula="of:=SUBSTITUTE([.A106];&quot;*&quot;;&quot;&quot;)" table:style-name="ce2">
            <text:p>長榮鳳凰酒店(礁溪)</text:p>
          </table:table-cell>
          <table:table-cell office:value-type="string" table:style-name="ce2">
            <text:p>Others</text:p>
          </table:table-cell>
          <table:table-cell office:value-type="float" office:value="231" table:style-name="ce4">
            <text:p>231</text:p>
          </table:table-cell>
          <table:table-cell office:value-type="float" office:value="4279" table:number-columns-spanned="2" table:number-rows-spanned="1" table:style-name="ce7">
            <text:p>4,279</text:p>
          </table:table-cell>
          <table:covered-table-cell/>
          <table:table-cell office:value-type="percentage" office:value="0.61746031746031749" table:style-name="ce5">
            <text:p>61.75%</text:p>
          </table:table-cell>
          <table:table-cell office:value-type="float" office:value="5299.1673288151442" table:number-columns-spanned="2" table:number-rows-spanned="1" table:style-name="ce7">
            <text:p>5,299</text:p>
          </table:table-cell>
          <table:covered-table-cell/>
          <table:table-cell office:value-type="float" office:value="22675137" table:style-name="ce4">
            <text:p>22,675,137</text:p>
          </table:table-cell>
          <table:table-cell office:value-type="float" office:value="18047188" table:style-name="ce4">
            <text:p>18,047,188</text:p>
          </table:table-cell>
          <table:table-cell office:value-type="float" office:value="47122734" table:style-name="ce4">
            <text:p>47,122,73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綠舞國際觀光飯店</text:p>
          </table:table-cell>
          <table:covered-table-cell table:number-columns-repeated="4"/>
          <table:table-cell office:value-type="string" office:string-value="綠舞國際觀光飯店" table:formula="of:=SUBSTITUTE([.A107];&quot;*&quot;;&quot;&quot;)" table:style-name="ce2">
            <text:p>綠舞國際觀光飯店</text:p>
          </table:table-cell>
          <table:table-cell office:value-type="string" table:style-name="ce2">
            <text:p>Others</text:p>
          </table:table-cell>
          <table:table-cell office:value-type="float" office:value="104" table:style-name="ce4">
            <text:p>104</text:p>
          </table:table-cell>
          <table:table-cell office:value-type="float" office:value="1532" table:number-columns-spanned="2" table:number-rows-spanned="1" table:style-name="ce7">
            <text:p>1,532</text:p>
          </table:table-cell>
          <table:covered-table-cell/>
          <table:table-cell office:value-type="percentage" office:value="0.491025641025641" table:style-name="ce5">
            <text:p>49.10%</text:p>
          </table:table-cell>
          <table:table-cell office:value-type="float" office:value="4933.3785900783287" table:number-columns-spanned="2" table:number-rows-spanned="1" table:style-name="ce7">
            <text:p>4,933</text:p>
          </table:table-cell>
          <table:covered-table-cell/>
          <table:table-cell office:value-type="float" office:value="7557936" table:style-name="ce4">
            <text:p>7,557,936</text:p>
          </table:table-cell>
          <table:table-cell office:value-type="float" office:value="4233762" table:style-name="ce4">
            <text:p>4,233,762</text:p>
          </table:table-cell>
          <table:table-cell office:value-type="float" office:value="13703371" table:style-name="ce4">
            <text:p>13,703,3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麒麟大飯店</text:p>
          </table:table-cell>
          <table:covered-table-cell table:number-columns-repeated="4"/>
          <table:table-cell office:value-type="string" office:string-value="麒麟大飯店" table:formula="of:=SUBSTITUTE([.A108];&quot;*&quot;;&quot;&quot;)" table:style-name="ce2">
            <text:p>麒麟大飯店</text:p>
          </table:table-cell>
          <table:table-cell office:value-type="string" table:style-name="ce2">
            <text:p>Others</text:p>
          </table:table-cell>
          <table:table-cell office:value-type="float" office:value="167" table:style-name="ce4">
            <text:p>167</text:p>
          </table:table-cell>
          <table:table-cell office:value-type="float" office:value="2135" table:number-columns-spanned="2" table:number-rows-spanned="1" table:style-name="ce7">
            <text:p>2,135</text:p>
          </table:table-cell>
          <table:covered-table-cell/>
          <table:table-cell office:value-type="percentage" office:value="0.42614770459081841" table:style-name="ce5">
            <text:p>42.61%</text:p>
          </table:table-cell>
          <table:table-cell office:value-type="float" office:value="2765.7105386416861" table:number-columns-spanned="2" table:number-rows-spanned="1" table:style-name="ce7">
            <text:p>2,766</text:p>
          </table:table-cell>
          <table:covered-table-cell/>
          <table:table-cell office:value-type="float" office:value="5904792" table:style-name="ce4">
            <text:p>5,904,792</text:p>
          </table:table-cell>
          <table:table-cell office:value-type="float" office:value="2166468" table:style-name="ce4">
            <text:p>2,166,468</text:p>
          </table:table-cell>
          <table:table-cell office:value-type="float" office:value="8305513" table:style-name="ce4">
            <text:p>8,305,51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娜路彎大酒店</text:p>
          </table:table-cell>
          <table:covered-table-cell table:number-columns-repeated="4"/>
          <table:table-cell office:value-type="string" office:string-value="娜路彎大酒店" table:formula="of:=SUBSTITUTE([.A109];&quot;*&quot;;&quot;&quot;)" table:style-name="ce2">
            <text:p>娜路彎大酒店</text:p>
          </table:table-cell>
          <table:table-cell office:value-type="string" table:style-name="ce2">
            <text:p>Others</text:p>
          </table:table-cell>
          <table:table-cell office:value-type="float" office:value="276" table:style-name="ce4">
            <text:p>276</text:p>
          </table:table-cell>
          <table:table-cell office:value-type="float" office:value="5804" table:number-columns-spanned="2" table:number-rows-spanned="1" table:style-name="ce7">
            <text:p>5,804</text:p>
          </table:table-cell>
          <table:covered-table-cell/>
          <table:table-cell office:value-type="percentage" office:value="0.70096618357487928" table:style-name="ce5">
            <text:p>70.10%</text:p>
          </table:table-cell>
          <table:table-cell office:value-type="float" office:value="3827.1845279117852" table:number-columns-spanned="2" table:number-rows-spanned="1" table:style-name="ce7">
            <text:p>3,827</text:p>
          </table:table-cell>
          <table:covered-table-cell/>
          <table:table-cell office:value-type="float" office:value="22212979" table:style-name="ce4">
            <text:p>22,212,979</text:p>
          </table:table-cell>
          <table:table-cell office:value-type="float" office:value="14756780" table:style-name="ce4">
            <text:p>14,756,780</text:p>
          </table:table-cell>
          <table:table-cell office:value-type="float" office:value="44568951" table:style-name="ce4">
            <text:p>44,568,95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樂樂日暉溫泉酒店</text:p>
          </table:table-cell>
          <table:covered-table-cell table:number-columns-repeated="4"/>
          <table:table-cell office:value-type="string" office:string-value="樂樂日暉溫泉酒店" table:formula="of:=SUBSTITUTE([.A110];&quot;*&quot;;&quot;&quot;)" table:style-name="ce2">
            <text:p>樂樂日暉溫泉酒店</text:p>
          </table:table-cell>
          <table:table-cell office:value-type="string" table:style-name="ce2">
            <text:p>Others</text:p>
          </table:table-cell>
          <table:table-cell office:value-type="float" office:value="48" table:style-name="ce4">
            <text:p>48</text:p>
          </table:table-cell>
          <table:table-cell office:value-type="float" office:value="525" table:number-columns-spanned="2" table:number-rows-spanned="1" table:style-name="ce7">
            <text:p>525</text:p>
          </table:table-cell>
          <table:covered-table-cell/>
          <table:table-cell office:value-type="percentage" office:value="0.36458333333333331" table:style-name="ce5">
            <text:p>36.46%</text:p>
          </table:table-cell>
          <table:table-cell office:value-type="float" office:value="2497.977142857143" table:number-columns-spanned="2" table:number-rows-spanned="1" table:style-name="ce7">
            <text:p>2,498</text:p>
          </table:table-cell>
          <table:covered-table-cell/>
          <table:table-cell office:value-type="float" office:value="1311438" table:style-name="ce4">
            <text:p>1,311,438</text:p>
          </table:table-cell>
          <table:table-cell office:value-type="float" office:value="0" table:style-name="ce4">
            <text:p>0</text:p>
          </table:table-cell>
          <table:table-cell office:value-type="float" office:value="1311438" table:style-name="ce4">
            <text:p>1,311,43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耐斯王子大飯店</text:p>
          </table:table-cell>
          <table:covered-table-cell table:number-columns-repeated="4"/>
          <table:table-cell office:value-type="string" office:string-value="耐斯王子大飯店" table:formula="of:=SUBSTITUTE([.A111];&quot;*&quot;;&quot;&quot;)" table:style-name="ce2">
            <text:p>耐斯王子大飯店</text:p>
          </table:table-cell>
          <table:table-cell office:value-type="string" table:style-name="ce2">
            <text:p>Others</text:p>
          </table:table-cell>
          <table:table-cell office:value-type="float" office:value="245" table:style-name="ce4">
            <text:p>245</text:p>
          </table:table-cell>
          <table:table-cell office:value-type="float" office:value="4144" table:number-columns-spanned="2" table:number-rows-spanned="1" table:style-name="ce7">
            <text:p>4,144</text:p>
          </table:table-cell>
          <table:covered-table-cell/>
          <table:table-cell office:value-type="percentage" office:value="0.56380952380952376" table:style-name="ce5">
            <text:p>56.38%</text:p>
          </table:table-cell>
          <table:table-cell office:value-type="float" office:value="2148.6158301158298" table:number-columns-spanned="2" table:number-rows-spanned="1" table:style-name="ce7">
            <text:p>2,149</text:p>
          </table:table-cell>
          <table:covered-table-cell/>
          <table:table-cell office:value-type="float" office:value="8903864" table:style-name="ce4">
            <text:p>8,903,864</text:p>
          </table:table-cell>
          <table:table-cell office:value-type="float" office:value="12513090" table:style-name="ce4">
            <text:p>12,513,090</text:p>
          </table:table-cell>
          <table:table-cell office:value-type="float" office:value="22443189" table:style-name="ce4">
            <text:p>22,443,18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澎湖福朋喜來登酒店</text:p>
          </table:table-cell>
          <table:covered-table-cell table:number-columns-repeated="4"/>
          <table:table-cell office:value-type="string" office:string-value="澎湖福朋喜來登酒店" table:formula="of:=SUBSTITUTE([.A112];&quot;*&quot;;&quot;&quot;)" table:style-name="ce2">
            <text:p>澎湖福朋喜來登酒店</text:p>
          </table:table-cell>
          <table:table-cell office:value-type="string" table:style-name="ce2">
            <text:p>Others</text:p>
          </table:table-cell>
          <table:table-cell office:value-type="float" office:value="331" table:style-name="ce4">
            <text:p>331</text:p>
          </table:table-cell>
          <table:table-cell office:value-type="float" office:value="8214" table:number-columns-spanned="2" table:number-rows-spanned="1" table:style-name="ce7">
            <text:p>8,214</text:p>
          </table:table-cell>
          <table:covered-table-cell/>
          <table:table-cell office:value-type="percentage" office:value="0.82719033232628403" table:style-name="ce5">
            <text:p>82.72%</text:p>
          </table:table-cell>
          <table:table-cell office:value-type="float" office:value="3378.8507426345259" table:number-columns-spanned="2" table:number-rows-spanned="1" table:style-name="ce7">
            <text:p>3,379</text:p>
          </table:table-cell>
          <table:covered-table-cell/>
          <table:table-cell office:value-type="float" office:value="27753880" table:style-name="ce4">
            <text:p>27,753,880</text:p>
          </table:table-cell>
          <table:table-cell office:value-type="float" office:value="26454516" table:style-name="ce4">
            <text:p>26,454,516</text:p>
          </table:table-cell>
          <table:table-cell office:value-type="float" office:value="60051256" table:style-name="ce4">
            <text:p>60,051,25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瓏山林台北中和飯店</text:p>
          </table:table-cell>
          <table:covered-table-cell table:number-columns-repeated="4"/>
          <table:table-cell office:value-type="string" office:string-value="瓏山林台北中和飯店" table:formula="of:=SUBSTITUTE([.A113];&quot;*&quot;;&quot;&quot;)" table:style-name="ce2">
            <text:p>瓏山林台北中和飯店</text:p>
          </table:table-cell>
          <table:table-cell office:value-type="string" table:style-name="ce2">
            <text:p>Others</text:p>
          </table:table-cell>
          <table:table-cell office:value-type="float" office:value="126" table:style-name="ce4">
            <text:p>126</text:p>
          </table:table-cell>
          <table:table-cell office:value-type="float" office:value="476" table:number-columns-spanned="2" table:number-rows-spanned="1" table:style-name="ce7">
            <text:p>476</text:p>
          </table:table-cell>
          <table:covered-table-cell/>
          <table:table-cell office:value-type="percentage" office:value="0.12592592592592591" table:style-name="ce5">
            <text:p>12.59%</text:p>
          </table:table-cell>
          <table:table-cell office:value-type="float" office:value="1902.3928571428571" table:number-columns-spanned="2" table:number-rows-spanned="1" table:style-name="ce7">
            <text:p>1,902</text:p>
          </table:table-cell>
          <table:covered-table-cell/>
          <table:table-cell office:value-type="float" office:value="905539" table:style-name="ce4">
            <text:p>905,539</text:p>
          </table:table-cell>
          <table:table-cell office:value-type="float" office:value="6581457" table:style-name="ce4">
            <text:p>6,581,457</text:p>
          </table:table-cell>
          <table:table-cell office:value-type="float" office:value="8878734" table:style-name="ce4">
            <text:p>8,878,73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碧特弗大飯店</text:p>
          </table:table-cell>
          <table:covered-table-cell table:number-columns-repeated="4"/>
          <table:table-cell office:value-type="string" office:string-value="碧特弗大飯店" table:formula="of:=SUBSTITUTE([.A114];&quot;*&quot;;&quot;&quot;)" table:style-name="ce2">
            <text:p>碧特弗大飯店</text:p>
          </table:table-cell>
          <table:table-cell office:value-type="string" table:style-name="ce2">
            <text:p>Others</text:p>
          </table:table-cell>
          <table:table-cell office:value-type="float" office:value="54" table:style-name="ce4">
            <text:p>54</text:p>
          </table:table-cell>
          <table:table-cell office:value-type="float" office:value="143" table:number-columns-spanned="2" table:number-rows-spanned="1" table:style-name="ce7">
            <text:p>143</text:p>
          </table:table-cell>
          <table:covered-table-cell/>
          <table:table-cell office:value-type="percentage" office:value="8.8271604938271603E-2" table:style-name="ce5">
            <text:p>8.83%</text:p>
          </table:table-cell>
          <table:table-cell office:value-type="float" office:value="2693.3776223776222" table:number-columns-spanned="2" table:number-rows-spanned="1" table:style-name="ce7">
            <text:p>2,693</text:p>
          </table:table-cell>
          <table:covered-table-cell/>
          <table:table-cell office:value-type="float" office:value="385153" table:style-name="ce4">
            <text:p>385,153</text:p>
          </table:table-cell>
          <table:table-cell office:value-type="float" office:value="94369" table:style-name="ce4">
            <text:p>94,369</text:p>
          </table:table-cell>
          <table:table-cell office:value-type="float" office:value="479522" table:style-name="ce4">
            <text:p>479,52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美麗春天大飯店</text:p>
          </table:table-cell>
          <table:covered-table-cell table:number-columns-repeated="4"/>
          <table:table-cell office:value-type="string" office:string-value="美麗春天大飯店" table:formula="of:=SUBSTITUTE([.A115];&quot;*&quot;;&quot;&quot;)" table:style-name="ce2">
            <text:p>美麗春天大飯店</text:p>
          </table:table-cell>
          <table:table-cell office:value-type="string" table:style-name="ce2">
            <text:p>Others</text:p>
          </table:table-cell>
          <table:table-cell office:value-type="float" office:value="34" table:style-name="ce4">
            <text:p>34</text:p>
          </table:table-cell>
          <table:table-cell office:value-type="float" office:value="91" table:number-columns-spanned="2" table:number-rows-spanned="1" table:style-name="ce7">
            <text:p>91</text:p>
          </table:table-cell>
          <table:covered-table-cell/>
          <table:table-cell office:value-type="percentage" office:value="8.9215686274509806E-2" table:style-name="ce5">
            <text:p>8.92%</text:p>
          </table:table-cell>
          <table:table-cell office:value-type="float" office:value="2694.637362637362" table:number-columns-spanned="2" table:number-rows-spanned="1" table:style-name="ce7">
            <text:p>2,695</text:p>
          </table:table-cell>
          <table:covered-table-cell/>
          <table:table-cell office:value-type="float" office:value="245212" table:style-name="ce4">
            <text:p>245,212</text:p>
          </table:table-cell>
          <table:table-cell office:value-type="float" office:value="125096" table:style-name="ce4">
            <text:p>125,096</text:p>
          </table:table-cell>
          <table:table-cell office:value-type="float" office:value="370308" table:style-name="ce4">
            <text:p>370,30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遠百企業觀光旅館</text:p>
          </table:table-cell>
          <table:covered-table-cell table:number-columns-repeated="4"/>
          <table:table-cell office:value-type="string" office:string-value="遠百企業觀光旅館" table:formula="of:=SUBSTITUTE([.A116];&quot;*&quot;;&quot;&quot;)" table:style-name="ce2">
            <text:p>遠百企業觀光旅館</text:p>
          </table:table-cell>
          <table:table-cell office:value-type="string" table:style-name="ce2">
            <text:p>Others</text:p>
          </table:table-cell>
          <table:table-cell office:value-type="float" office:value="40" table:style-name="ce4">
            <text:p>40</text:p>
          </table:table-cell>
          <table:table-cell office:value-type="float" office:value="45" table:number-columns-spanned="2" table:number-rows-spanned="1" table:style-name="ce7">
            <text:p>45</text:p>
          </table:table-cell>
          <table:covered-table-cell/>
          <table:table-cell office:value-type="percentage" office:value="3.7499999999999999E-2" table:style-name="ce5">
            <text:p>3.75%</text:p>
          </table:table-cell>
          <table:table-cell office:value-type="float" office:value="1004.444444444444" table:number-columns-spanned="2" table:number-rows-spanned="1" table:style-name="ce7">
            <text:p>1,004</text:p>
          </table:table-cell>
          <table:covered-table-cell/>
          <table:table-cell office:value-type="float" office:value="45200" table:style-name="ce4">
            <text:p>45,200</text:p>
          </table:table-cell>
          <table:table-cell office:value-type="float" office:value="0" table:style-name="ce4">
            <text:p>0</text:p>
          </table:table-cell>
          <table:table-cell office:value-type="float" office:value="45200" table:style-name="ce4">
            <text:p>45,2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幼獅大飯店</text:p>
          </table:table-cell>
          <table:covered-table-cell table:number-columns-repeated="4"/>
          <table:table-cell office:value-type="string" office:string-value="幼獅大飯店" table:formula="of:=SUBSTITUTE([.A117];&quot;*&quot;;&quot;&quot;)" table:style-name="ce2">
            <text:p>幼獅大飯店</text:p>
          </table:table-cell>
          <table:table-cell office:value-type="string" table:style-name="ce2">
            <text:p>Others</text:p>
          </table:table-cell>
          <table:table-cell office:value-type="float" office:value="55" table:style-name="ce4">
            <text:p>55</text:p>
          </table:table-cell>
          <table:table-cell office:value-type="float" office:value="512" table:number-columns-spanned="2" table:number-rows-spanned="1" table:style-name="ce7">
            <text:p>512</text:p>
          </table:table-cell>
          <table:covered-table-cell/>
          <table:table-cell office:value-type="percentage" office:value="0.3103030303030303" table:style-name="ce5">
            <text:p>31.03%</text:p>
          </table:table-cell>
          <table:table-cell office:value-type="float" office:value="1267.3828125" table:number-columns-spanned="2" table:number-rows-spanned="1" table:style-name="ce7">
            <text:p>1,267</text:p>
          </table:table-cell>
          <table:covered-table-cell/>
          <table:table-cell office:value-type="float" office:value="648900" table:style-name="ce4">
            <text:p>648,900</text:p>
          </table:table-cell>
          <table:table-cell office:value-type="float" office:value="0" table:style-name="ce4">
            <text:p>0</text:p>
          </table:table-cell>
          <table:table-cell office:value-type="float" office:value="680400" table:style-name="ce4">
            <text:p>680,4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山泉大飯店</text:p>
          </table:table-cell>
          <table:covered-table-cell table:number-columns-repeated="4"/>
          <table:table-cell office:value-type="string" office:string-value="山泉大飯店" table:formula="of:=SUBSTITUTE([.A118];&quot;*&quot;;&quot;&quot;)" table:style-name="ce2">
            <text:p>山泉大飯店</text:p>
          </table:table-cell>
          <table:table-cell office:value-type="string" table:style-name="ce2">
            <text:p>Others</text:p>
          </table:table-cell>
          <table:table-cell office:value-type="float" office:value="146" table:style-name="ce4">
            <text:p>146</text:p>
          </table:table-cell>
          <table:table-cell office:value-type="float" office:value="3469" table:number-columns-spanned="2" table:number-rows-spanned="1" table:style-name="ce7">
            <text:p>3,469</text:p>
          </table:table-cell>
          <table:covered-table-cell/>
          <table:table-cell office:value-type="percentage" office:value="0.7920091324200913" table:style-name="ce5">
            <text:p>79.20%</text:p>
          </table:table-cell>
          <table:table-cell office:value-type="float" office:value="1871.9806860766789" table:number-columns-spanned="2" table:number-rows-spanned="1" table:style-name="ce7">
            <text:p>1,872</text:p>
          </table:table-cell>
          <table:covered-table-cell/>
          <table:table-cell office:value-type="float" office:value="6493901" table:style-name="ce4">
            <text:p>6,493,901</text:p>
          </table:table-cell>
          <table:table-cell office:value-type="float" office:value="949486" table:style-name="ce4">
            <text:p>949,486</text:p>
          </table:table-cell>
          <table:table-cell office:value-type="float" office:value="7835144" table:style-name="ce4">
            <text:p>7,835,14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悅川酒店</text:p>
          </table:table-cell>
          <table:covered-table-cell table:number-columns-repeated="4"/>
          <table:table-cell office:value-type="string" office:string-value="悅川酒店" table:formula="of:=SUBSTITUTE([.A119];&quot;*&quot;;&quot;&quot;)" table:style-name="ce2">
            <text:p>悅川酒店</text:p>
          </table:table-cell>
          <table:table-cell office:value-type="string" table:style-name="ce2">
            <text:p>Others</text:p>
          </table:table-cell>
          <table:table-cell office:value-type="float" office:value="103" table:style-name="ce4">
            <text:p>103</text:p>
          </table:table-cell>
          <table:table-cell office:value-type="float" office:value="2271" table:number-columns-spanned="2" table:number-rows-spanned="1" table:style-name="ce7">
            <text:p>2,271</text:p>
          </table:table-cell>
          <table:covered-table-cell/>
          <table:table-cell office:value-type="percentage" office:value="0.7349514563106796" table:style-name="ce5">
            <text:p>73.50%</text:p>
          </table:table-cell>
          <table:table-cell office:value-type="float" office:value="3541.09951563188" table:number-columns-spanned="2" table:number-rows-spanned="1" table:style-name="ce7">
            <text:p>3,541</text:p>
          </table:table-cell>
          <table:covered-table-cell/>
          <table:table-cell office:value-type="float" office:value="8041837" table:style-name="ce4">
            <text:p>8,041,837</text:p>
          </table:table-cell>
          <table:table-cell office:value-type="float" office:value="5245124" table:style-name="ce4">
            <text:p>5,245,124</text:p>
          </table:table-cell>
          <table:table-cell office:value-type="float" office:value="13286961" table:style-name="ce4">
            <text:p>13,286,96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東桂田喜來登酒店</text:p>
          </table:table-cell>
          <table:covered-table-cell table:number-columns-repeated="4"/>
          <table:table-cell office:value-type="string" office:string-value="台東桂田喜來登酒店" table:formula="of:=SUBSTITUTE([.A120];&quot;*&quot;;&quot;&quot;)" table:style-name="ce2">
            <text:p>台東桂田喜來登酒店</text:p>
          </table:table-cell>
          <table:table-cell office:value-type="string" table:style-name="ce2">
            <text:p>Others</text:p>
          </table:table-cell>
          <table:table-cell office:value-type="float" office:value="278" table:style-name="ce4">
            <text:p>278</text:p>
          </table:table-cell>
          <table:table-cell office:value-type="float" office:value="6255" table:number-columns-spanned="2" table:number-rows-spanned="1" table:style-name="ce7">
            <text:p>6,255</text:p>
          </table:table-cell>
          <table:covered-table-cell/>
          <table:table-cell office:value-type="percentage" office:value="0.75" table:style-name="ce5">
            <text:p>75.00%</text:p>
          </table:table-cell>
          <table:table-cell office:value-type="float" office:value="2542.5490007993599" table:number-columns-spanned="2" table:number-rows-spanned="1" table:style-name="ce7">
            <text:p>2,543</text:p>
          </table:table-cell>
          <table:covered-table-cell/>
          <table:table-cell office:value-type="float" office:value="15903644" table:style-name="ce4">
            <text:p>15,903,644</text:p>
          </table:table-cell>
          <table:table-cell office:value-type="float" office:value="18471746" table:style-name="ce4">
            <text:p>18,471,746</text:p>
          </table:table-cell>
          <table:table-cell office:value-type="float" office:value="36921153" table:style-name="ce4">
            <text:p>36,921,15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長榮桂冠酒店(基隆)</text:p>
          </table:table-cell>
          <table:covered-table-cell table:number-columns-repeated="4"/>
          <table:table-cell office:value-type="string" office:string-value="長榮桂冠酒店(基隆)" table:formula="of:=SUBSTITUTE([.A121];&quot;*&quot;;&quot;&quot;)" table:style-name="ce2">
            <text:p>長榮桂冠酒店(基隆)</text:p>
          </table:table-cell>
          <table:table-cell office:value-type="string" table:style-name="ce2">
            <text:p>Others</text:p>
          </table:table-cell>
          <table:table-cell office:value-type="float" office:value="140" table:style-name="ce4">
            <text:p>140</text:p>
          </table:table-cell>
          <table:table-cell office:value-type="float" office:value="3434" table:number-columns-spanned="2" table:number-rows-spanned="1" table:style-name="ce7">
            <text:p>3,434</text:p>
          </table:table-cell>
          <table:covered-table-cell/>
          <table:table-cell office:value-type="percentage" office:value="0.81761904761904758" table:style-name="ce5">
            <text:p>81.76%</text:p>
          </table:table-cell>
          <table:table-cell office:value-type="float" office:value="2560.4874781595809" table:number-columns-spanned="2" table:number-rows-spanned="1" table:style-name="ce7">
            <text:p>2,560</text:p>
          </table:table-cell>
          <table:covered-table-cell/>
          <table:table-cell office:value-type="float" office:value="8792714" table:style-name="ce4">
            <text:p>8,792,714</text:p>
          </table:table-cell>
          <table:table-cell office:value-type="float" office:value="5580436" table:style-name="ce4">
            <text:p>5,580,436</text:p>
          </table:table-cell>
          <table:table-cell office:value-type="float" office:value="17792743" table:style-name="ce4">
            <text:p>17,792,74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鈺通大飯店</text:p>
          </table:table-cell>
          <table:covered-table-cell table:number-columns-repeated="4"/>
          <table:table-cell office:value-type="string" office:string-value="鈺通大飯店" table:formula="of:=SUBSTITUTE([.A122];&quot;*&quot;;&quot;&quot;)" table:style-name="ce2">
            <text:p>鈺通大飯店</text:p>
          </table:table-cell>
          <table:table-cell office:value-type="string" table:style-name="ce2">
            <text:p>Others</text:p>
          </table:table-cell>
          <table:table-cell office:value-type="float" office:value="120" table:style-name="ce4">
            <text:p>120</text:p>
          </table:table-cell>
          <table:table-cell office:value-type="float" office:value="1136" table:number-columns-spanned="2" table:number-rows-spanned="1" table:style-name="ce7">
            <text:p>1,136</text:p>
          </table:table-cell>
          <table:covered-table-cell/>
          <table:table-cell office:value-type="percentage" office:value="0.31555555555555548" table:style-name="ce5">
            <text:p>31.56%</text:p>
          </table:table-cell>
          <table:table-cell office:value-type="float" office:value="1757.7156690140851" table:number-columns-spanned="2" table:number-rows-spanned="1" table:style-name="ce7">
            <text:p>1,758</text:p>
          </table:table-cell>
          <table:covered-table-cell/>
          <table:table-cell office:value-type="float" office:value="1996765" table:style-name="ce4">
            <text:p>1,996,765</text:p>
          </table:table-cell>
          <table:table-cell office:value-type="float" office:value="4058937" table:style-name="ce4">
            <text:p>4,058,937</text:p>
          </table:table-cell>
          <table:table-cell office:value-type="float" office:value="6066708" table:style-name="ce4">
            <text:p>6,066,70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寶華大飯店</text:p>
          </table:table-cell>
          <table:covered-table-cell table:number-columns-repeated="4"/>
          <table:table-cell office:value-type="string" office:string-value="寶華大飯店" table:formula="of:=SUBSTITUTE([.A123];&quot;*&quot;;&quot;&quot;)" table:style-name="ce2">
            <text:p>寶華大飯店</text:p>
          </table:table-cell>
          <table:table-cell office:value-type="string" table:style-name="ce2">
            <text:p>Others</text:p>
          </table:table-cell>
          <table:table-cell office:value-type="float" office:value="78" table:style-name="ce4">
            <text:p>78</text:p>
          </table:table-cell>
          <table:table-cell office:value-type="float" office:value="1203" table:number-columns-spanned="2" table:number-rows-spanned="1" table:style-name="ce7">
            <text:p>1,203</text:p>
          </table:table-cell>
          <table:covered-table-cell/>
          <table:table-cell office:value-type="percentage" office:value="0.51410256410256405" table:style-name="ce5">
            <text:p>51.41%</text:p>
          </table:table-cell>
          <table:table-cell office:value-type="float" office:value="2117.1679135494601" table:number-columns-spanned="2" table:number-rows-spanned="1" table:style-name="ce7">
            <text:p>2,117</text:p>
          </table:table-cell>
          <table:covered-table-cell/>
          <table:table-cell office:value-type="float" office:value="2546953" table:style-name="ce4">
            <text:p>2,546,953</text:p>
          </table:table-cell>
          <table:table-cell office:value-type="float" office:value="34200" table:style-name="ce4">
            <text:p>34,200</text:p>
          </table:table-cell>
          <table:table-cell office:value-type="float" office:value="2583153" table:style-name="ce4">
            <text:p>2,583,15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陸島酒店</text:p>
          </table:table-cell>
          <table:covered-table-cell table:number-columns-repeated="4"/>
          <table:table-cell office:value-type="string" office:string-value="陸島酒店" table:formula="of:=SUBSTITUTE([.A124];&quot;*&quot;;&quot;&quot;)" table:style-name="ce2">
            <text:p>陸島酒店</text:p>
          </table:table-cell>
          <table:table-cell office:value-type="string" table:style-name="ce2">
            <text:p>Others</text:p>
          </table:table-cell>
          <table:table-cell office:value-type="float" office:value="47" table:style-name="ce4">
            <text:p>47</text:p>
          </table:table-cell>
          <table:table-cell office:value-type="float" office:value="1047" table:number-columns-spanned="2" table:number-rows-spanned="1" table:style-name="ce7">
            <text:p>1,047</text:p>
          </table:table-cell>
          <table:covered-table-cell/>
          <table:table-cell office:value-type="percentage" office:value="0.74255319148936172" table:style-name="ce5">
            <text:p>74.26%</text:p>
          </table:table-cell>
          <table:table-cell office:value-type="float" office:value="1527.85100286533" table:number-columns-spanned="2" table:number-rows-spanned="1" table:style-name="ce7">
            <text:p>1,528</text:p>
          </table:table-cell>
          <table:covered-table-cell/>
          <table:table-cell office:value-type="float" office:value="1599660" table:style-name="ce4">
            <text:p>1,599,660</text:p>
          </table:table-cell>
          <table:table-cell office:value-type="float" office:value="169200" table:style-name="ce4">
            <text:p>169,200</text:p>
          </table:table-cell>
          <table:table-cell office:value-type="float" office:value="1770160" table:style-name="ce4">
            <text:p>1,770,160</text:p>
          </table:table-cell>
          <table:table-cell table:number-columns-repeated="16368"/>
        </table:table-row>
        <table:table-row table:number-rows-repeated="10484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title>Untitled Spreadsheet</dc:title>
    <meta:initial-creator>Unknown Creator</meta:initial-creator>
    <dc:creator>emmayianpan</dc:creator>
    <meta:creation-date>2020-11-11T00:45:07Z</meta:creation-date>
    <dc:date>2020-11-30T10:00:26Z</dc:date>
  </office:meta>
</office:document-meta>
</file>